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799cm"/>
    </style:style>
    <style:style style:name="Tabla1.B" style:family="table-column">
      <style:table-column-properties style:column-width="6.549cm"/>
    </style:style>
    <style:style style:name="Tabla1.C" style:family="table-column">
      <style:table-column-properties style:column-width="6.65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4.845cm"/>
    </style:style>
    <style:style style:name="Tabla2.B" style:family="table-column">
      <style:table-column-properties style:column-width="4.216cm"/>
    </style:style>
    <style:style style:name="Tabla2.C" style:family="table-column">
      <style:table-column-properties style:column-width="3.715cm"/>
    </style:style>
    <style:style style:name="Tabla2.D" style:family="table-column">
      <style:table-column-properties style:column-width="4.225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Preformatted_20_Text">
      <style:paragraph-properties fo:margin-top="0cm" fo:margin-bottom="0.499cm" style:contextual-spacing="false"/>
    </style:style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Preformatted_20_Text" style:list-style-name="L26">
      <style:paragraph-properties fo:margin-top="0cm" fo:margin-bottom="0.499cm" style:contextual-spacing="false"/>
    </style:style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4"/>
    <style:style style:name="P37" style:family="paragraph" style:parent-style-name="Table_20_Contents">
      <style:text-properties fo:font-size="2pt" style:font-size-asian="2pt" style:font-size-complex="2pt"/>
    </style:style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39"/>
    <style:style style:name="P43" style:family="paragraph" style:parent-style-name="Text_20_body" style:list-style-name="L40"/>
    <style:style style:name="P44" style:family="paragraph" style:parent-style-name="Text_20_body" style:list-style-name="L41"/>
    <style:style style:name="P45" style:family="paragraph" style:parent-style-name="Text_20_body" style:list-style-name="L42"/>
    <style:style style:name="P46" style:family="paragraph" style:parent-style-name="Text_20_body" style:list-style-name="L43"/>
    <style:style style:name="P47" style:family="paragraph" style:parent-style-name="Text_20_body" style:list-style-name="L44"/>
    <style:style style:name="P48" style:family="paragraph" style:parent-style-name="Text_20_body" style:list-style-name="L45"/>
    <style:style style:name="P49" style:family="paragraph" style:parent-style-name="Text_20_body" style:list-style-name="L46"/>
    <style:style style:name="P50" style:family="paragraph" style:parent-style-name="Text_20_body" style:list-style-name="L4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Montar un negocio online de <text:span text:style-name="Strong_20_Emphasis">Web Application Firewall (WAF)</text:span> que funcione mediante el cambio de DNS del cliente para inspeccionar y filtrar tráfico es totalmente factible, pero implica un stack técnico complejo que combina:</text:p>
      <text:list text:style-name="L1">
        <text:list-item>
          <text:p text:style-name="P1"><text:span text:style-name="Strong_20_Emphasis">Redirección de tráfico mediante DNS</text:span></text:p>
        </text:list-item>
        <text:list-item>
          <text:p text:style-name="P1"><text:span text:style-name="Strong_20_Emphasis">Inspección del tráfico HTTP/HTTPS</text:span></text:p>
        </text:list-item>
        <text:list-item>
          <text:p text:style-name="P1"><text:span text:style-name="Strong_20_Emphasis">Detección de bots (permitidos o no)</text:span></text:p>
        </text:list-item>
        <text:list-item>
          <text:p text:style-name="P1"><text:span text:style-name="Strong_20_Emphasis">Proxy inverso seguro y escalable</text:span></text:p>
        </text:list-item>
        <text:list-item>
          <text:p text:style-name="P1"><text:span text:style-name="Strong_20_Emphasis">Panel de control para el cliente</text:span></text:p>
        </text:list-item>
        <text:list-item>
          <text:p text:style-name="P1"><text:span text:style-name="Strong_20_Emphasis">Alta disponibilidad y rendimiento</text:span></text:p>
        </text:list-item>
      </text:list>
      <text:p text:style-name="Horizontal_20_Line"/>
      <text:h text:style-name="Heading_20_3" text:outline-level="3">🔧 STACK TÉCNICO RECOMENDADO</text:h>
      <text:h text:style-name="Heading_20_4" text:outline-level="4">1. <text:span text:style-name="Strong_20_Emphasis">DNS Propio (Autoritativo)</text:span></text:h>
      <text:list text:style-name="L2">
        <text:list-item>
          <text:p text:style-name="P2"><text:span text:style-name="Strong_20_Emphasis">Software</text:span>: <text:a xlink:type="simple" xlink:href="https://www.powerdns.com/" text:style-name="Internet_20_link" text:visited-style-name="Visited_20_Internet_20_Link">PowerDNS</text:a>, <text:a xlink:type="simple" xlink:href="https://www.knot-dns.cz/" text:style-name="Internet_20_link" text:visited-style-name="Visited_20_Internet_20_Link">Knot DNS</text:a>, o [Bind9] si buscas control total.</text:p>
        </text:list-item>
        <text:list-item>
          <text:p text:style-name="P2"><text:span text:style-name="Strong_20_Emphasis">Función</text:span>: El cliente apunta sus registros DNS a tus servidores. Tú controlas los registros A/AAAA/CNAME y apuntas el tráfico a tu proxy.</text:p>
        </text:list-item>
      </text:list>
      <text:h text:style-name="Heading_20_4" text:outline-level="4">2. <text:span text:style-name="Strong_20_Emphasis">Proxy Inverso / WAF</text:span></text:h>
      <text:list text:style-name="L3">
        <text:list-item>
          <text:p text:style-name="P3"><text:span text:style-name="Strong_20_Emphasis">Nginx</text:span> con módulos como <text:span text:style-name="Source_20_Text">ngx_http_lua_module</text:span>, o</text:p>
        </text:list-item>
        <text:list-item>
          <text:p text:style-name="P3"><text:span text:style-name="Strong_20_Emphasis">Traefik</text:span> + middleware personalizado, o</text:p>
        </text:list-item>
        <text:list-item>
          <text:p text:style-name="P3"><text:span text:style-name="Strong_20_Emphasis">Envoy Proxy</text:span>, para escenarios más avanzados.</text:p>
        </text:list-item>
        <text:list-item>
          <text:p text:style-name="P3"><text:span text:style-name="Strong_20_Emphasis">Función</text:span>: Inspeccionar tráfico y aplicar lógica de filtrado/bloqueo, haciendo de gateway hacia el servidor real del cliente.</text:p>
        </text:list-item>
      </text:list>
      <text:h text:style-name="Heading_20_4" text:outline-level="4">3. <text:span text:style-name="Strong_20_Emphasis">Inspección y filtrado de tráfico (Bot filtering, Detección de amenazas)</text:span></text:h>
      <text:list text:style-name="L4">
        <text:list-item>
          <text:p text:style-name="P4"><text:span text:style-name="Strong_20_Emphasis">Herramientas</text:span>:</text:p>
          <text:list>
            <text:list-item>
              <text:p text:style-name="P4">ModSecurity (WAF con reglas OWASP)</text:p>
            </text:list-item>
            <text:list-item>
              <text:p text:style-name="P4">Integraciones con motores de detección de bots: FingerprintingJS, Datadome, Imperva, etc. o</text:p>
            </text:list-item>
            <text:list-item>
              <text:p text:style-name="P4">Solución propia basada en:</text:p>
              <text:list>
                <text:list-item>
                  <text:p text:style-name="P4">IP reputation (Threat Intelligence feeds)</text:p>
                </text:list-item>
                <text:list-item>
                  <text:p text:style-name="P4">Header fingerprinting</text:p>
                </text:list-item>
                <text:list-item>
                  <text:p text:style-name="P4">Análisis de comportamiento (JavaScript challenge)</text:p>
                </text:list-item>
              </text:list>
            </text:list-item>
          </text:list>
        </text:list-item>
        <text:list-item>
          <text:p text:style-name="P4"><text:span text:style-name="Strong_20_Emphasis">Opcional avanzado</text:span>: Machine learning para identificar comportamientos no humanos.</text:p>
        </text:list-item>
      </text:list>
      <text:h text:style-name="Heading_20_4" text:outline-level="4">4. <text:span text:style-name="Strong_20_Emphasis">SSL / TLS</text:span></text:h>
      <text:list text:style-name="L5">
        <text:list-item>
          <text:p text:style-name="P5">Terminas SSL en tu infraestructura:</text:p>
          <text:list>
            <text:list-item>
              <text:p text:style-name="P5"><text:soft-page-break/>Certificados Let's Encrypt automáticos o personalizados por cliente.</text:p>
            </text:list-item>
            <text:list-item>
              <text:p text:style-name="P5">Necesitas manejar bien el SNI para identificar a qué cliente corresponde la petición.</text:p>
            </text:list-item>
          </text:list>
        </text:list-item>
      </text:list>
      <text:h text:style-name="Heading_20_4" text:outline-level="4">5. <text:span text:style-name="Strong_20_Emphasis">Sistema de Control / Dashboard (SaaS Panel)</text:span></text:h>
      <text:list text:style-name="L6">
        <text:list-item>
          <text:p text:style-name="P6"><text:span text:style-name="Strong_20_Emphasis">Frontend</text:span>: React / Next.js</text:p>
        </text:list-item>
        <text:list-item>
          <text:p text:style-name="P6"><text:span text:style-name="Strong_20_Emphasis">Backend API</text:span>: Node.js, Django, Laravel, o Go</text:p>
        </text:list-item>
        <text:list-item>
          <text:p text:style-name="P6"><text:span text:style-name="Strong_20_Emphasis">Base de datos</text:span>: PostgreSQL o ClickHouse (si haces análisis de tráfico pesado)</text:p>
        </text:list-item>
        <text:list-item>
          <text:p text:style-name="P6"><text:span text:style-name="Strong_20_Emphasis">Funcionalidad</text:span>:</text:p>
          <text:list>
            <text:list-item>
              <text:p text:style-name="P6">Ver estadísticas de tráfico</text:p>
            </text:list-item>
            <text:list-item>
              <text:p text:style-name="P6">Administrar reglas de firewall personalizadas</text:p>
            </text:list-item>
            <text:list-item>
              <text:p text:style-name="P6">Ver bots bloqueados / permitidos</text:p>
            </text:list-item>
            <text:list-item>
              <text:p text:style-name="P6">Configurar registros DNS</text:p>
            </text:list-item>
          </text:list>
        </text:list-item>
      </text:list>
      <text:h text:style-name="Heading_20_4" text:outline-level="4">6. <text:span text:style-name="Strong_20_Emphasis">Infraestructura / Hosting</text:span></text:h>
      <text:list text:style-name="L7">
        <text:list-item>
          <text:p text:style-name="P7"><text:span text:style-name="Strong_20_Emphasis">Load balancers</text:span>: HAProxy o Nginx en capa L4/L7</text:p>
        </text:list-item>
        <text:list-item>
          <text:p text:style-name="P7"><text:span text:style-name="Strong_20_Emphasis">Edge nodes</text:span>: distribuidos geográficamente con Anycast si puedes (usando proveedores como Vultr Bare Metal, Hetzner, etc.)</text:p>
        </text:list-item>
        <text:list-item>
          <text:p text:style-name="P7"><text:span text:style-name="Strong_20_Emphasis">Orquestación</text:span>: Docker + Kubernetes (si necesitas escalar dinámicamente)</text:p>
        </text:list-item>
        <text:list-item>
          <text:p text:style-name="P7"><text:span text:style-name="Strong_20_Emphasis">CDN opcional</text:span>: Si decides incluir caching y protección DDoS</text:p>
        </text:list-item>
      </text:list>
      <text:h text:style-name="Heading_20_4" text:outline-level="4">7. <text:span text:style-name="Strong_20_Emphasis">DevOps / Seguridad</text:span></text:h>
      <text:list text:style-name="L8">
        <text:list-item>
          <text:p text:style-name="P8"><text:span text:style-name="Strong_20_Emphasis">Logs</text:span>: ELK Stack o Grafana + Loki</text:p>
        </text:list-item>
        <text:list-item>
          <text:p text:style-name="P8"><text:span text:style-name="Strong_20_Emphasis">Firewall</text:span>: nftables, iptables, Cloudflare Access Lists (si usas su red)</text:p>
        </text:list-item>
        <text:list-item>
          <text:p text:style-name="P8"><text:span text:style-name="Strong_20_Emphasis">CI/CD</text:span>: GitHub Actions, GitLab CI, etc.</text:p>
        </text:list-item>
        <text:list-item>
          <text:p text:style-name="P8"><text:span text:style-name="Strong_20_Emphasis">Monitoring</text:span>: Prometheus + Grafana</text:p>
        </text:list-item>
        <text:list-item>
          <text:p text:style-name="P8"><text:span text:style-name="Strong_20_Emphasis">Alertas</text:span>: Sentry, PagerDuty</text:p>
        </text:list-item>
      </text:list>
      <text:p text:style-name="Horizontal_20_Line"/>
      <text:h text:style-name="Heading_20_3" text:outline-level="3">🛠️ ¿Cómo configurarlo?</text:h>
      <text:h text:style-name="Heading_20_4" text:outline-level="4">Paso a paso simplificado:</text:h>
      <text:list text:style-name="L9">
        <text:list-item>
          <text:p text:style-name="P9"><text:span text:style-name="Strong_20_Emphasis">DNS Setup</text:span></text:p>
          <text:list>
            <text:list-item>
              <text:p text:style-name="P9">Crea servidores DNS autoritativos (con PowerDNS, por ejemplo).</text:p>
            </text:list-item>
            <text:list-item>
              <text:p text:style-name="P9">Cuando un cliente quiere proteger <text:span text:style-name="Source_20_Text">sudominio.com</text:span>, le pides apuntar los NS hacia tus servidores DNS.</text:p>
            </text:list-item>
          </text:list>
        </text:list-item>
        <text:list-item>
          <text:p text:style-name="P9"><text:span text:style-name="Strong_20_Emphasis">Manejo de registros</text:span></text:p>
          <text:list>
            <text:list-item>
              <text:p text:style-name="P9"><text:soft-page-break/>En tus DNS, configuras los registros A/CNAME hacia tus servidores proxy, no directamente hacia el servidor real del cliente.</text:p>
            </text:list-item>
          </text:list>
        </text:list-item>
        <text:list-item>
          <text:p text:style-name="P9"><text:span text:style-name="Strong_20_Emphasis">Proxy inverso</text:span></text:p>
          <text:list>
            <text:list-item>
              <text:p text:style-name="P9">Tus servidores proxy reciben las peticiones HTTP/HTTPS.</text:p>
            </text:list-item>
            <text:list-item>
              <text:p text:style-name="P9">Según el <text:span text:style-name="Source_20_Text">Host</text:span> (cabecera o SNI), resuelves a qué backend (sitio real) debe redirigirse.</text:p>
            </text:list-item>
            <text:list-item>
              <text:p text:style-name="P9">Aplicas reglas de WAF, detección de bots, challenge JavaScript o CAPTCHA.</text:p>
            </text:list-item>
          </text:list>
        </text:list-item>
        <text:list-item>
          <text:p text:style-name="P9"><text:span text:style-name="Strong_20_Emphasis">Análisis de tráfico</text:span></text:p>
          <text:list>
            <text:list-item>
              <text:p text:style-name="P9">Si es un bot legítimo (Googlebot, etc.), lo permites.</text:p>
            </text:list-item>
            <text:list-item>
              <text:p text:style-name="P9">Si es un scraper, lo bloqueas o lo engañas con contenido falso.</text:p>
            </text:list-item>
          </text:list>
        </text:list-item>
        <text:list-item>
          <text:p text:style-name="P9"><text:span text:style-name="Strong_20_Emphasis">Reenvío al servidor del cliente</text:span></text:p>
          <text:list>
            <text:list-item>
              <text:p text:style-name="P9">Si pasa los filtros, reenvías la petición al servidor web original del cliente.</text:p>
            </text:list-item>
            <text:list-item>
              <text:p text:style-name="P9">Usas proxy_pass o HTTP reverse tunneling.</text:p>
            </text:list-item>
          </text:list>
        </text:list-item>
        <text:list-item>
          <text:p text:style-name="P9"><text:span text:style-name="Strong_20_Emphasis">Panel de control</text:span></text:p>
          <text:list>
            <text:list-item>
              <text:p text:style-name="P9">Los usuarios pueden ver estadísticas, configurar reglas, ver logs.</text:p>
            </text:list-item>
          </text:list>
        </text:list-item>
      </text:list>
      <text:p text:style-name="Horizontal_20_Line"/>
      <text:h text:style-name="Heading_20_3" text:outline-level="3">🧠 Consejos estratégicos</text:h>
      <text:list text:style-name="L10">
        <text:list-item>
          <text:p text:style-name="P10"><text:span text:style-name="Strong_20_Emphasis">Empieza pequeño</text:span>: MVP con Nginx + panel básico y detección IP + UA simple.</text:p>
        </text:list-item>
        <text:list-item>
          <text:p text:style-name="P10"><text:span text:style-name="Strong_20_Emphasis">Diferénciate</text:span>: muchos firewalls se centran en DDoS o WAF genérico; tú puedes especializarte en detección de scrapers o bots maliciosos.</text:p>
        </text:list-item>
        <text:list-item>
          <text:p text:style-name="P10"><text:span text:style-name="Strong_20_Emphasis">Legalidad y privacidad</text:span>: asegúrate de cumplir GDPR, sobre todo si inspeccionas tráfico HTTPS.</text:p>
        </text:list-item>
      </text:list>
      <text:p text:style-name="Horizontal_20_Line"/>
      <text:p text:style-name="Text_20_body">¿Quieres que te haga un <text:span text:style-name="Strong_20_Emphasis">diagrama de arquitectura</text:span> o un ejemplo de configuración en Nginx para este flujo?</text:p>
      <text:p text:style-name="Standard"/>
      <text:p text:style-name="Text_20_body">Aquí tienes un ejemplo funcional de configuración de <text:span text:style-name="Strong_20_Emphasis">Nginx como proxy inverso</text:span> con lógica básica de <text:span text:style-name="Strong_20_Emphasis">WAF + detección de bots</text:span> (por User-Agent y GeoIP), y <text:span text:style-name="Strong_20_Emphasis">paso seguro del tráfico al servidor real del cliente</text:span>.</text:p>
      <text:p text:style-name="Quotations"><text:span text:style-name="Strong_20_Emphasis">Objetivo:</text:span> interceptar peticiones, inspeccionar cabeceras y reenviar (si es legítimo) al sitio real del cliente.</text:p>
      <text:p text:style-name="Horizontal_20_Line"/>
      <text:h text:style-name="Heading_20_2" text:outline-level="2">📁 Estructura Base del Proyecto</text:h>
      <text:p text:style-name="Preformatted_20_Text"><text:span text:style-name="Source_20_Text">/etc/nginx/</text:span></text:p>
      <text:p text:style-name="Preformatted_20_Text"><text:soft-page-break/><text:span text:style-name="Source_20_Text">├── nginx.conf</text:span></text:p>
      <text:p text:style-name="Preformatted_20_Text"><text:span text:style-name="Source_20_Text">├── conf.d/</text:span></text:p>
      <text:p text:style-name="Preformatted_20_Text"><text:span text:style-name="Source_20_Text">│ <text:s text:c="2"/>└── waf-proxy.conf</text:span></text:p>
      <text:p text:style-name="Preformatted_20_Text"><text:span text:style-name="Source_20_Text">├── bot-blacklist.txt</text:span></text:p>
      <text:p text:style-name="P11"><text:span text:style-name="Source_20_Text">└── allow-bots.txt</text:span></text:p>
      <text:p text:style-name="Horizontal_20_Line"/>
      <text:h text:style-name="Heading_20_2" text:outline-level="2">🔧 <text:span text:style-name="Source_20_Text">nginx.conf</text:span> (archivo principal)</text:h>
      <text:p text:style-name="Preformatted_20_Text"><text:span text:style-name="Source_20_Text">user nginx;</text:span></text:p>
      <text:p text:style-name="Preformatted_20_Text"><text:span text:style-name="Source_20_Text">worker_processes auto;</text:span></text:p>
      <text:p text:style-name="Preformatted_20_Text"/>
      <text:p text:style-name="Preformatted_20_Text"><text:span text:style-name="Source_20_Text">events {</text:span></text:p>
      <text:p text:style-name="Preformatted_20_Text"><text:span text:style-name="Source_20_Text"><text:s text:c="4"/>worker_connections 1024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http {</text:span></text:p>
      <text:p text:style-name="Preformatted_20_Text"><text:span text:style-name="Source_20_Text"><text:s text:c="4"/>include <text:s text:c="6"/>mime.types;</text:span></text:p>
      <text:p text:style-name="Preformatted_20_Text"><text:span text:style-name="Source_20_Text"><text:s text:c="4"/>default_type <text:s/>application/octet-stream;</text:span></text:p>
      <text:p text:style-name="Preformatted_20_Text"/>
      <text:p text:style-name="Preformatted_20_Text"><text:span text:style-name="Source_20_Text"><text:s text:c="4"/># Logs</text:span></text:p>
      <text:p text:style-name="Preformatted_20_Text"><text:span text:style-name="Source_20_Text"><text:s text:c="4"/>access_log <text:s/>/var/log/nginx/access.log;</text:span></text:p>
      <text:p text:style-name="Preformatted_20_Text"><text:span text:style-name="Source_20_Text"><text:s text:c="4"/>error_log <text:s text:c="2"/>/var/log/nginx/error.log warn;</text:span></text:p>
      <text:p text:style-name="Preformatted_20_Text"/>
      <text:p text:style-name="Preformatted_20_Text"><text:span text:style-name="Source_20_Text"><text:s text:c="4"/># GeoIP (opcional, si usas módulo geoip)</text:span></text:p>
      <text:p text:style-name="Preformatted_20_Text"><text:span text:style-name="Source_20_Text"><text:s text:c="4"/>geoip_country /usr/share/GeoIP/GeoIP.dat;</text:span></text:p>
      <text:p text:style-name="Preformatted_20_Text"/>
      <text:p text:style-name="Preformatted_20_Text"><text:span text:style-name="Source_20_Text"><text:s text:c="4"/>include /etc/nginx/conf.d/*.conf;</text:span></text:p>
      <text:p text:style-name="P11"><text:span text:style-name="Source_20_Text">}</text:span></text:p>
      <text:p text:style-name="Horizontal_20_Line"/>
      <text:h text:style-name="Heading_20_2" text:outline-level="2">🔐 <text:span text:style-name="Source_20_Text">conf.d/waf-proxy.conf</text:span></text:h>
      <text:p text:style-name="Preformatted_20_Text"><text:span text:style-name="Source_20_Text">server {</text:span></text:p>
      <text:p text:style-name="Preformatted_20_Text"><text:span text:style-name="Source_20_Text"><text:s text:c="4"/>listen 80;</text:span></text:p>
      <text:p text:style-name="Preformatted_20_Text"><text:span text:style-name="Source_20_Text"><text:s text:c="4"/>server_name example.com;</text:span></text:p>
      <text:p text:style-name="Preformatted_20_Text"/>
      <text:p text:style-name="Preformatted_20_Text"><text:span text:style-name="Source_20_Text"><text:s text:c="4"/># Redirigir a HTTPS siempre</text:span></text:p>
      <text:p text:style-name="Preformatted_20_Text"><text:span text:style-name="Source_20_Text"><text:s text:c="4"/>return 301 https://$host$request_uri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server {</text:span></text:p>
      <text:p text:style-name="Preformatted_20_Text"><text:span text:style-name="Source_20_Text"><text:s text:c="4"/>listen 443 ssl http2;</text:span></text:p>
      <text:p text:style-name="Preformatted_20_Text"><text:span text:style-name="Source_20_Text"><text:s text:c="4"/>server_name example.com;</text:span></text:p>
      <text:p text:style-name="Preformatted_20_Text"/>
      <text:p text:style-name="Preformatted_20_Text"><text:span text:style-name="Source_20_Text"><text:s text:c="4"/>ssl_certificate <text:s text:c="4"/>/etc/nginx/ssl/example.crt;</text:span></text:p>
      <text:p text:style-name="Preformatted_20_Text"><text:span text:style-name="Source_20_Text"><text:s text:c="4"/>ssl_certificate_key /etc/nginx/ssl/example.key;</text:span></text:p>
      <text:p text:style-name="Preformatted_20_Text"/>
      <text:p text:style-name="Preformatted_20_Text"><text:span text:style-name="Source_20_Text"><text:s text:c="4"/># Tiempo de espera</text:span></text:p>
      <text:p text:style-name="Preformatted_20_Text"><text:span text:style-name="Source_20_Text"><text:s text:c="4"/>proxy_read_timeout 30s;</text:span></text:p>
      <text:p text:style-name="Preformatted_20_Text"/>
      <text:p text:style-name="Preformatted_20_Text"><text:span text:style-name="Source_20_Text"><text:s text:c="4"/># Cabeceras seguras</text:span></text:p>
      <text:p text:style-name="Preformatted_20_Text"><text:span text:style-name="Source_20_Text"><text:s text:c="4"/>add_header X-WAF-Engine "Custom-Nginx-WAF";</text:span></text:p>
      <text:p text:style-name="Preformatted_20_Text"><text:span text:style-name="Source_20_Text"><text:s text:c="4"/>add_header X-Content-Type-Options nosniff;</text:span></text:p>
      <text:p text:style-name="Preformatted_20_Text"/>
      <text:p text:style-name="Preformatted_20_Text"><text:span text:style-name="Source_20_Text"><text:s text:c="4"/># Cargar listas de bots permitidos</text:span></text:p>
      <text:p text:style-name="Preformatted_20_Text"><text:span text:style-name="Source_20_Text"><text:s text:c="4"/>map $http_user_agent $bot_allowed {</text:span></text:p>
      <text:p text:style-name="Preformatted_20_Text"><text:span text:style-name="Source_20_Text"><text:s text:c="8"/>default 0;</text:span></text:p>
      <text:p text:style-name="Preformatted_20_Text"><text:span text:style-name="Source_20_Text"><text:s text:c="8"/>include /etc/nginx/allow-bots.txt;</text:span></text:p>
      <text:p text:style-name="Preformatted_20_Text"><text:soft-page-break/><text:span text:style-name="Source_20_Text"><text:s text:c="4"/>}</text:span></text:p>
      <text:p text:style-name="Preformatted_20_Text"/>
      <text:p text:style-name="Preformatted_20_Text"><text:span text:style-name="Source_20_Text"><text:s text:c="4"/># Cargar lista negra de bots</text:span></text:p>
      <text:p text:style-name="Preformatted_20_Text"><text:span text:style-name="Source_20_Text"><text:s text:c="4"/>map $http_user_agent $bot_blocked {</text:span></text:p>
      <text:p text:style-name="Preformatted_20_Text"><text:span text:style-name="Source_20_Text"><text:s text:c="8"/>default 0;</text:span></text:p>
      <text:p text:style-name="Preformatted_20_Text"><text:span text:style-name="Source_20_Text"><text:s text:c="8"/>include /etc/nginx/bot-blacklist.txt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# Bloqueo por lista negra</text:span></text:p>
      <text:p text:style-name="Preformatted_20_Text"><text:span text:style-name="Source_20_Text"><text:s text:c="4"/>if ($bot_blocked = 1) {</text:span></text:p>
      <text:p text:style-name="Preformatted_20_Text"><text:span text:style-name="Source_20_Text"><text:s text:c="8"/>return 403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# Desafío JS para bots no reconocidos</text:span></text:p>
      <text:p text:style-name="Preformatted_20_Text"><text:span text:style-name="Source_20_Text"><text:s text:c="4"/>if ($bot_allowed = 0) {</text:span></text:p>
      <text:p text:style-name="Preformatted_20_Text"><text:span text:style-name="Source_20_Text"><text:s text:c="8"/>add_header Content-Type text/html;</text:span></text:p>
      <text:p text:style-name="Preformatted_20_Text"><text:span text:style-name="Source_20_Text"><text:s text:c="8"/>return 200 "&lt;html&gt;&lt;script&gt;setTimeout(() =&gt; location.reload(), 2000);&lt;/script&gt;Verificación...&lt;/html&gt;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location / {</text:span></text:p>
      <text:p text:style-name="Preformatted_20_Text"><text:span text:style-name="Source_20_Text"><text:s text:c="8"/>proxy_pass https://backend-client-site.com;</text:span></text:p>
      <text:p text:style-name="Preformatted_20_Text"/>
      <text:p text:style-name="Preformatted_20_Text"><text:span text:style-name="Source_20_Text"><text:s text:c="8"/>proxy_set_header Host $host;</text:span></text:p>
      <text:p text:style-name="Preformatted_20_Text"><text:span text:style-name="Source_20_Text"><text:s text:c="8"/>proxy_set_header X-Real-IP $remote_addr;</text:span></text:p>
      <text:p text:style-name="Preformatted_20_Text"><text:span text:style-name="Source_20_Text"><text:s text:c="8"/>proxy_set_header X-Forwarded-For $proxy_add_x_forwarded_for;</text:span></text:p>
      <text:p text:style-name="Preformatted_20_Text"><text:span text:style-name="Source_20_Text"><text:s text:c="8"/>proxy_ssl_server_name on;</text:span></text:p>
      <text:p text:style-name="Preformatted_20_Text"><text:span text:style-name="Source_20_Text"><text:s text:c="4"/>}</text:span></text:p>
      <text:p text:style-name="P11"><text:span text:style-name="Source_20_Text">}</text:span></text:p>
      <text:p text:style-name="Horizontal_20_Line"/>
      <text:h text:style-name="Heading_20_2" text:outline-level="2">📄 <text:span text:style-name="Source_20_Text">allow-bots.txt</text:span> (solo bots buenos)</text:h>
      <text:p text:style-name="Preformatted_20_Text"><text:span text:style-name="Source_20_Text">~*Googlebot <text:s text:c="7"/>1;</text:span></text:p>
      <text:p text:style-name="Preformatted_20_Text"><text:span text:style-name="Source_20_Text">~*Bingbot <text:s text:c="9"/>1;</text:span></text:p>
      <text:p text:style-name="Preformatted_20_Text"><text:span text:style-name="Source_20_Text">~*DuckDuckBot <text:s text:c="5"/>1;</text:span></text:p>
      <text:p text:style-name="P11"><text:span text:style-name="Source_20_Text">~*AhrefsBot <text:s text:c="7"/>1;</text:span></text:p>
      <text:h text:style-name="Heading_20_2" text:outline-level="2">🛑 <text:span text:style-name="Source_20_Text">bot-blacklist.txt</text:span> (bloquear scrapers comunes)</text:h>
      <text:p text:style-name="Preformatted_20_Text"><text:span text:style-name="Source_20_Text">~*Python-urllib <text:s text:c="3"/>1;</text:span></text:p>
      <text:p text:style-name="Preformatted_20_Text"><text:span text:style-name="Source_20_Text">~*curl <text:s text:c="12"/>1;</text:span></text:p>
      <text:p text:style-name="Preformatted_20_Text"><text:span text:style-name="Source_20_Text">~*HTTrack <text:s text:c="9"/>1;</text:span></text:p>
      <text:p text:style-name="Preformatted_20_Text"><text:span text:style-name="Source_20_Text">~*Wget <text:s text:c="12"/>1;</text:span></text:p>
      <text:p text:style-name="Preformatted_20_Text"><text:span text:style-name="Source_20_Text">~*sqlmap <text:s text:c="10"/>1;</text:span></text:p>
      <text:p text:style-name="P11"><text:span text:style-name="Source_20_Text">~*ZmEu <text:s text:c="12"/>1;</text:span></text:p>
      <text:p text:style-name="Horizontal_20_Line"/>
      <text:h text:style-name="Heading_20_3" text:outline-level="3">✅ Requisitos adicionales</text:h>
      <text:list text:style-name="L11">
        <text:list-item>
          <text:p text:style-name="P12">Instala el módulo <text:span text:style-name="Strong_20_Emphasis"><text:span text:style-name="Source_20_Text">ngx_http_map_module</text:span></text:span> (viene con Nginx por defecto).</text:p>
        </text:list-item>
        <text:list-item>
          <text:p text:style-name="P12">Puedes agregar <text:span text:style-name="Strong_20_Emphasis">GeoIP bloqueo</text:span> con el módulo <text:span text:style-name="Source_20_Text">geoip_module</text:span>.</text:p>
        </text:list-item>
        <text:list-item>
          <text:p text:style-name="P12">Para más detección, usa Lua con OpenResty o integra ModSecurity.</text:p>
        </text:list-item>
      </text:list>
      <text:p text:style-name="Horizontal_20_Line"/>
      <text:h text:style-name="Heading_20_3" text:outline-level="3"><text:soft-page-break/>🧪 ¿Quieres que el WAF desafíe bots con CAPTCHA o JavaScript Challenge real?</text:h>
      <text:p text:style-name="Text_20_body">Puedo generar una versión con OpenResty + Redis + fingerprint.js para eso.</text:p>
      <text:p text:style-name="Text_20_body">¿Quieres llevarlo más allá?</text:p>
      <text:p text:style-name="Text_20_body">Perfecto. Si tu servidor va a cumplir 3 roles en el <text:span text:style-name="Strong_20_Emphasis">MVP</text:span>:</text:p>
      <text:list text:style-name="L12">
        <text:list-item>
          <text:p text:style-name="P13"><text:span text:style-name="Strong_20_Emphasis">DNS autoritativo</text:span> (no manejado por Nginx, pero importante saberlo)</text:p>
        </text:list-item>
        <text:list-item>
          <text:p text:style-name="P13"><text:span text:style-name="Strong_20_Emphasis">Proxy inverso/WAF</text:span> (filtrado de bots, paso a backend)</text:p>
        </text:list-item>
        <text:list-item>
          <text:p text:style-name="P13"><text:span text:style-name="Strong_20_Emphasis">Multi-dominio</text:span> (varios clientes apuntan su dominio a tu infraestructura)</text:p>
        </text:list-item>
      </text:list>
      <text:p text:style-name="Text_20_body">…entonces necesitas que <text:span text:style-name="Strong_20_Emphasis">Nginx actúe como reverse proxy basado en el </text:span><text:span text:style-name="Strong_20_Emphasis"><text:span text:style-name="Source_20_Text">Host</text:span></text:span>, con configuración dinámica (idealmente automatizable más adelante).</text:p>
      <text:p text:style-name="Text_20_body">A continuación te doy una configuración de <text:span text:style-name="Strong_20_Emphasis">Nginx multi-dominio + WAF básico + SSL SNI + paso a backend específico para cada dominio</text:span>.</text:p>
      <text:p text:style-name="Horizontal_20_Line"/>
      <text:h text:style-name="Heading_20_2" text:outline-level="2">✅ Requisitos previos</text:h>
      <text:list text:style-name="L13">
        <text:list-item>
          <text:p text:style-name="P14">Cada cliente apunta sus <text:span text:style-name="Source_20_Text">NS</text:span> hacia tus servidores DNS.</text:p>
        </text:list-item>
        <text:list-item>
          <text:p text:style-name="P14">Tú controlas los registros <text:span text:style-name="Source_20_Text">A</text:span>/<text:span text:style-name="Source_20_Text">AAAA</text:span> apuntando a este servidor.</text:p>
        </text:list-item>
        <text:list-item>
          <text:p text:style-name="P14">Cada dominio tendrá su backend (ejemplo: <text:span text:style-name="Source_20_Text">cliente1.com → 1.2.3.4</text:span>, <text:span text:style-name="Source_20_Text">cliente2.com → 5.6.7.8</text:span>).</text:p>
        </text:list-item>
        <text:list-item>
          <text:p text:style-name="P14">SSL con Let's Encrypt (usaremos certificados por dominio).</text:p>
        </text:list-item>
      </text:list>
      <text:p text:style-name="Horizontal_20_Line"/>
      <text:h text:style-name="Heading_20_2" text:outline-level="2">📁 Estructura recomendada</text:h>
      <text:p text:style-name="Preformatted_20_Text"><text:span text:style-name="Source_20_Text">/etc/nginx/</text:span></text:p>
      <text:p text:style-name="Preformatted_20_Text"><text:span text:style-name="Source_20_Text">├── nginx.conf</text:span></text:p>
      <text:p text:style-name="Preformatted_20_Text"><text:span text:style-name="Source_20_Text">├── conf.d/</text:span></text:p>
      <text:p text:style-name="Preformatted_20_Text"><text:span text:style-name="Source_20_Text">│ <text:s text:c="2"/>├── default.conf <text:s text:c="15"/># catch-all</text:span></text:p>
      <text:p text:style-name="Preformatted_20_Text"><text:span text:style-name="Source_20_Text">│ <text:s text:c="2"/>├── cliente1.conf <text:s text:c="14"/># cliente1.com</text:span></text:p>
      <text:p text:style-name="Preformatted_20_Text"><text:span text:style-name="Source_20_Text">│ <text:s text:c="2"/>└── cliente2.conf <text:s text:c="14"/># cliente2.com</text:span></text:p>
      <text:p text:style-name="Preformatted_20_Text"><text:span text:style-name="Source_20_Text">├── bot-blacklist.txt</text:span></text:p>
      <text:p text:style-name="Preformatted_20_Text"><text:span text:style-name="Source_20_Text">├── allow-bots.txt</text:span></text:p>
      <text:p text:style-name="Preformatted_20_Text"><text:span text:style-name="Source_20_Text">└── ssl/</text:span></text:p>
      <text:p text:style-name="Preformatted_20_Text"><text:span text:style-name="Source_20_Text"><text:s text:c="4"/>└── cliente1.com/</text:span></text:p>
      <text:p text:style-name="Preformatted_20_Text"><text:span text:style-name="Source_20_Text"><text:s text:c="8"/>├── fullchain.pem</text:span></text:p>
      <text:p text:style-name="P11"><text:span text:style-name="Source_20_Text"><text:s text:c="8"/>└── privkey.pem</text:span></text:p>
      <text:p text:style-name="Horizontal_20_Line"/>
      <text:h text:style-name="Heading_20_2" text:outline-level="2">🧾 <text:span text:style-name="Source_20_Text">nginx.conf</text:span></text:h>
      <text:p text:style-name="Preformatted_20_Text"><text:span text:style-name="Source_20_Text">user nginx;</text:span></text:p>
      <text:p text:style-name="Preformatted_20_Text"><text:span text:style-name="Source_20_Text">worker_processes auto;</text:span></text:p>
      <text:p text:style-name="Preformatted_20_Text"/>
      <text:p text:style-name="Preformatted_20_Text"><text:soft-page-break/><text:span text:style-name="Source_20_Text">events {</text:span></text:p>
      <text:p text:style-name="Preformatted_20_Text"><text:span text:style-name="Source_20_Text"><text:s text:c="4"/>worker_connections 1024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http {</text:span></text:p>
      <text:p text:style-name="Preformatted_20_Text"><text:span text:style-name="Source_20_Text"><text:s text:c="4"/>include <text:s text:c="6"/>mime.types;</text:span></text:p>
      <text:p text:style-name="Preformatted_20_Text"><text:span text:style-name="Source_20_Text"><text:s text:c="4"/>default_type <text:s/>application/octet-stream;</text:span></text:p>
      <text:p text:style-name="Preformatted_20_Text"/>
      <text:p text:style-name="Preformatted_20_Text"><text:span text:style-name="Source_20_Text"><text:s text:c="4"/>access_log <text:s/>/var/log/nginx/access.log;</text:span></text:p>
      <text:p text:style-name="Preformatted_20_Text"><text:span text:style-name="Source_20_Text"><text:s text:c="4"/>error_log <text:s text:c="2"/>/var/log/nginx/error.log warn;</text:span></text:p>
      <text:p text:style-name="Preformatted_20_Text"/>
      <text:p text:style-name="Preformatted_20_Text"><text:span text:style-name="Source_20_Text"><text:s text:c="4"/>map $http_user_agent $bot_allowed {</text:span></text:p>
      <text:p text:style-name="Preformatted_20_Text"><text:span text:style-name="Source_20_Text"><text:s text:c="8"/>default 0;</text:span></text:p>
      <text:p text:style-name="Preformatted_20_Text"><text:span text:style-name="Source_20_Text"><text:s text:c="8"/>include /etc/nginx/allow-bots.txt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map $http_user_agent $bot_blocked {</text:span></text:p>
      <text:p text:style-name="Preformatted_20_Text"><text:span text:style-name="Source_20_Text"><text:s text:c="8"/>default 0;</text:span></text:p>
      <text:p text:style-name="Preformatted_20_Text"><text:span text:style-name="Source_20_Text"><text:s text:c="8"/>include /etc/nginx/bot-blacklist.txt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include /etc/nginx/conf.d/*.conf;</text:span></text:p>
      <text:p text:style-name="P11"><text:span text:style-name="Source_20_Text">}</text:span></text:p>
      <text:p text:style-name="Horizontal_20_Line"/>
      <text:h text:style-name="Heading_20_2" text:outline-level="2">🧾 <text:span text:style-name="Source_20_Text">conf.d/cliente1.conf</text:span></text:h>
      <text:p text:style-name="Preformatted_20_Text"><text:span text:style-name="Source_20_Text">server {</text:span></text:p>
      <text:p text:style-name="Preformatted_20_Text"><text:span text:style-name="Source_20_Text"><text:s text:c="4"/>listen 80;</text:span></text:p>
      <text:p text:style-name="Preformatted_20_Text"><text:span text:style-name="Source_20_Text"><text:s text:c="4"/>server_name cliente1.com www.cliente1.com;</text:span></text:p>
      <text:p text:style-name="Preformatted_20_Text"><text:span text:style-name="Source_20_Text"><text:s text:c="4"/>return 301 https://$host$request_uri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server {</text:span></text:p>
      <text:p text:style-name="Preformatted_20_Text"><text:span text:style-name="Source_20_Text"><text:s text:c="4"/>listen 443 ssl http2;</text:span></text:p>
      <text:p text:style-name="Preformatted_20_Text"><text:span text:style-name="Source_20_Text"><text:s text:c="4"/>server_name cliente1.com www.cliente1.com;</text:span></text:p>
      <text:p text:style-name="Preformatted_20_Text"/>
      <text:p text:style-name="Preformatted_20_Text"><text:span text:style-name="Source_20_Text"><text:s text:c="4"/>ssl_certificate <text:s text:c="4"/>/etc/nginx/ssl/cliente1.com/fullchain.pem;</text:span></text:p>
      <text:p text:style-name="Preformatted_20_Text"><text:span text:style-name="Source_20_Text"><text:s text:c="4"/>ssl_certificate_key /etc/nginx/ssl/cliente1.com/privkey.pem;</text:span></text:p>
      <text:p text:style-name="Preformatted_20_Text"/>
      <text:p text:style-name="Preformatted_20_Text"><text:span text:style-name="Source_20_Text"><text:s text:c="4"/>add_header X-WAF-Engine "MVP-WAF";</text:span></text:p>
      <text:p text:style-name="Preformatted_20_Text"><text:span text:style-name="Source_20_Text"><text:s text:c="4"/>add_header X-Frame-Options SAMEORIGIN;</text:span></text:p>
      <text:p text:style-name="Preformatted_20_Text"/>
      <text:p text:style-name="Preformatted_20_Text"><text:span text:style-name="Source_20_Text"><text:s text:c="4"/>if ($bot_blocked = 1) {</text:span></text:p>
      <text:p text:style-name="Preformatted_20_Text"><text:span text:style-name="Source_20_Text"><text:s text:c="8"/>return 403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if ($bot_allowed = 0) {</text:span></text:p>
      <text:p text:style-name="Preformatted_20_Text"><text:span text:style-name="Source_20_Text"><text:s text:c="8"/>add_header Content-Type text/html;</text:span></text:p>
      <text:p text:style-name="Preformatted_20_Text"><text:span text:style-name="Source_20_Text"><text:s text:c="8"/>return 200 "&lt;html&gt;&lt;script&gt;setTimeout(() =&gt; location.reload(), 1500);&lt;/script&gt;Verificando acceso...&lt;/html&gt;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location / {</text:span></text:p>
      <text:p text:style-name="Preformatted_20_Text"><text:span text:style-name="Source_20_Text"><text:s text:c="8"/>proxy_pass https://1.2.3.4; <text:s/># IP del backend real</text:span></text:p>
      <text:p text:style-name="Preformatted_20_Text"><text:span text:style-name="Source_20_Text"><text:s text:c="8"/>proxy_set_header Host $host;</text:span></text:p>
      <text:p text:style-name="Preformatted_20_Text"><text:span text:style-name="Source_20_Text"><text:s text:c="8"/>proxy_set_header X-Real-IP $remote_addr;</text:span></text:p>
      <text:p text:style-name="Preformatted_20_Text"><text:span text:style-name="Source_20_Text"><text:s text:c="8"/>proxy_set_header X-Forwarded-For $proxy_add_x_forwarded_for;</text:span></text:p>
      <text:p text:style-name="Preformatted_20_Text"><text:span text:style-name="Source_20_Text"><text:s text:c="8"/>proxy_ssl_server_name on;</text:span></text:p>
      <text:p text:style-name="Preformatted_20_Text"><text:span text:style-name="Source_20_Text"><text:s text:c="4"/>}</text:span></text:p>
      <text:p text:style-name="P11"><text:span text:style-name="Source_20_Text">}</text:span></text:p>
      <text:p text:style-name="Horizontal_20_Line"><text:soft-page-break/></text:p>
      <text:h text:style-name="Heading_20_2" text:outline-level="2">🧾 <text:span text:style-name="Source_20_Text">conf.d/cliente2.conf</text:span> (idéntico, cambia IP y certificados)</text:h>
      <text:p text:style-name="Preformatted_20_Text"><text:span text:style-name="Source_20_Text">server {</text:span></text:p>
      <text:p text:style-name="Preformatted_20_Text"><text:span text:style-name="Source_20_Text"><text:s text:c="4"/>listen 80;</text:span></text:p>
      <text:p text:style-name="Preformatted_20_Text"><text:span text:style-name="Source_20_Text"><text:s text:c="4"/>server_name cliente2.com www.cliente2.com;</text:span></text:p>
      <text:p text:style-name="Preformatted_20_Text"><text:span text:style-name="Source_20_Text"><text:s text:c="4"/>return 301 https://$host$request_uri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server {</text:span></text:p>
      <text:p text:style-name="Preformatted_20_Text"><text:span text:style-name="Source_20_Text"><text:s text:c="4"/>listen 443 ssl http2;</text:span></text:p>
      <text:p text:style-name="Preformatted_20_Text"><text:span text:style-name="Source_20_Text"><text:s text:c="4"/>server_name cliente2.com www.cliente2.com;</text:span></text:p>
      <text:p text:style-name="Preformatted_20_Text"/>
      <text:p text:style-name="Preformatted_20_Text"><text:span text:style-name="Source_20_Text"><text:s text:c="4"/>ssl_certificate <text:s text:c="4"/>/etc/nginx/ssl/cliente2.com/fullchain.pem;</text:span></text:p>
      <text:p text:style-name="Preformatted_20_Text"><text:span text:style-name="Source_20_Text"><text:s text:c="4"/>ssl_certificate_key /etc/nginx/ssl/cliente2.com/privkey.pem;</text:span></text:p>
      <text:p text:style-name="Preformatted_20_Text"/>
      <text:p text:style-name="Preformatted_20_Text"><text:span text:style-name="Source_20_Text"><text:s text:c="4"/>add_header X-WAF-Engine "MVP-WAF";</text:span></text:p>
      <text:p text:style-name="Preformatted_20_Text"><text:span text:style-name="Source_20_Text"><text:s text:c="4"/>add_header X-Frame-Options SAMEORIGIN;</text:span></text:p>
      <text:p text:style-name="Preformatted_20_Text"/>
      <text:p text:style-name="Preformatted_20_Text"><text:span text:style-name="Source_20_Text"><text:s text:c="4"/>if ($bot_blocked = 1) {</text:span></text:p>
      <text:p text:style-name="Preformatted_20_Text"><text:span text:style-name="Source_20_Text"><text:s text:c="8"/>return 403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if ($bot_allowed = 0) {</text:span></text:p>
      <text:p text:style-name="Preformatted_20_Text"><text:span text:style-name="Source_20_Text"><text:s text:c="8"/>add_header Content-Type text/html;</text:span></text:p>
      <text:p text:style-name="Preformatted_20_Text"><text:span text:style-name="Source_20_Text"><text:s text:c="8"/>return 200 "&lt;html&gt;&lt;script&gt;setTimeout(() =&gt; location.reload(), 1500);&lt;/script&gt;Verificando acceso...&lt;/html&gt;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location / {</text:span></text:p>
      <text:p text:style-name="Preformatted_20_Text"><text:span text:style-name="Source_20_Text"><text:s text:c="8"/>proxy_pass https://5.6.7.8; <text:s/># IP del backend real</text:span></text:p>
      <text:p text:style-name="Preformatted_20_Text"><text:span text:style-name="Source_20_Text"><text:s text:c="8"/>proxy_set_header Host $host;</text:span></text:p>
      <text:p text:style-name="Preformatted_20_Text"><text:span text:style-name="Source_20_Text"><text:s text:c="8"/>proxy_set_header X-Real-IP $remote_addr;</text:span></text:p>
      <text:p text:style-name="Preformatted_20_Text"><text:span text:style-name="Source_20_Text"><text:s text:c="8"/>proxy_set_header X-Forwarded-For $proxy_add_x_forwarded_for;</text:span></text:p>
      <text:p text:style-name="Preformatted_20_Text"><text:span text:style-name="Source_20_Text"><text:s text:c="8"/>proxy_ssl_server_name on;</text:span></text:p>
      <text:p text:style-name="Preformatted_20_Text"><text:span text:style-name="Source_20_Text"><text:s text:c="4"/>}</text:span></text:p>
      <text:p text:style-name="P11"><text:span text:style-name="Source_20_Text">}</text:span></text:p>
      <text:p text:style-name="Horizontal_20_Line"/>
      <text:h text:style-name="Heading_20_2" text:outline-level="2">📄 <text:span text:style-name="Source_20_Text">bot-blacklist.txt</text:span></text:h>
      <text:p text:style-name="Preformatted_20_Text"><text:span text:style-name="Source_20_Text">~*curl <text:s text:c="13"/>1;</text:span></text:p>
      <text:p text:style-name="Preformatted_20_Text"><text:span text:style-name="Source_20_Text">~*Python <text:s text:c="11"/>1;</text:span></text:p>
      <text:p text:style-name="Preformatted_20_Text"><text:span text:style-name="Source_20_Text">~*scrapy <text:s text:c="11"/>1;</text:span></text:p>
      <text:p text:style-name="P11"><text:span text:style-name="Source_20_Text">~*Wget <text:s text:c="13"/>1;</text:span></text:p>
      <text:h text:style-name="Heading_20_2" text:outline-level="2">📄 <text:span text:style-name="Source_20_Text">allow-bots.txt</text:span></text:h>
      <text:p text:style-name="Preformatted_20_Text"><text:span text:style-name="Source_20_Text">~*Googlebot <text:s text:c="8"/>1;</text:span></text:p>
      <text:p text:style-name="Preformatted_20_Text"><text:span text:style-name="Source_20_Text">~*Bingbot <text:s text:c="10"/>1;</text:span></text:p>
      <text:p text:style-name="P11"><text:span text:style-name="Source_20_Text">~*AhrefsBot <text:s text:c="8"/>1;</text:span></text:p>
      <text:p text:style-name="Horizontal_20_Line"/>
      <text:h text:style-name="Heading_20_2" text:outline-level="2"><text:soft-page-break/>🔐 Certificados SSL</text:h>
      <text:p text:style-name="Text_20_body">Puedes usar <text:a xlink:type="simple" xlink:href="https://certbot.eff.org/" text:style-name="Internet_20_link" text:visited-style-name="Visited_20_Internet_20_Link">Let's Encrypt con Certbot</text:a> de forma manual al principio:</text:p>
      <text:p text:style-name="P11"><text:span text:style-name="Source_20_Text">certbot certonly --standalone -d cliente1.com -d www.cliente1.com</text:span></text:p>
      <text:p text:style-name="Text_20_body">Y luego colocar los <text:span text:style-name="Source_20_Text">.pem</text:span> en <text:span text:style-name="Source_20_Text">/etc/nginx/ssl/cliente1.com/</text:span>.</text:p>
      <text:p text:style-name="Horizontal_20_Line"/>
      <text:h text:style-name="Heading_20_2" text:outline-level="2">🚀 Escalabilidad</text:h>
      <text:p text:style-name="Text_20_body">Cuando crezcas:</text:p>
      <text:list text:style-name="L14">
        <text:list-item>
          <text:p text:style-name="P15">Automatiza los bloques de configuración con scripts (bash o Ansible).</text:p>
        </text:list-item>
        <text:list-item>
          <text:p text:style-name="P15">Usa <text:a xlink:type="simple" xlink:href="https://openresty.org/en/" text:style-name="Internet_20_link" text:visited-style-name="Visited_20_Internet_20_Link">OpenResty</text:a> si quieres lógica WAF avanzada.</text:p>
        </text:list-item>
        <text:list-item>
          <text:p text:style-name="P15">Monta un panel para que el cliente configure su dominio, backend y vea estadísticas.</text:p>
        </text:list-item>
      </text:list>
      <text:p text:style-name="Horizontal_20_Line"/>
      <text:p text:style-name="Text_20_body">¿Te gustaría que te genere también un <text:span text:style-name="Emphasis">script bash</text:span> que automatice la creación de nuevos dominios (incluyendo certificados y config)?</text:p>
      <text:p text:style-name="Standard"/>
      <text:p text:style-name="Text_20_body">Listo. He generado un panel en Next.js con:</text:p>
      <text:list text:style-name="L15">
        <text:list-item>
          <text:p text:style-name="P16"><text:span text:style-name="Strong_20_Emphasis">Formulario de configuración</text:span> para que el cliente registre su dominio y backend.</text:p>
        </text:list-item>
        <text:list-item>
          <text:p text:style-name="P16"><text:span text:style-name="Strong_20_Emphasis">Gráfica interactiva</text:span> con estadísticas de visitas y bots bloqueados (datos dummy).</text:p>
        </text:list-item>
        <text:list-item>
          <text:p text:style-name="P16">Diseño limpio y moderno con Tailwind y shadcn/ui.</text:p>
        </text:list-item>
      </text:list>
      <text:p text:style-name="Text_20_body">Puedes ahora:</text:p>
      <text:list text:style-name="L16">
        <text:list-item>
          <text:p text:style-name="P17">Conectar este frontend a tu backend API para guardar y cargar configuraciones.</text:p>
        </text:list-item>
        <text:list-item>
          <text:p text:style-name="P17">Reemplazar <text:span text:style-name="Source_20_Text">dummyStats</text:span> con datos reales desde tu sistema de logs o métricas.</text:p>
        </text:list-item>
        <text:list-item>
          <text:p text:style-name="P17">Agregar autenticación (por ejemplo con NextAuth.js o Clerk) para proteger el acceso.</text:p>
        </text:list-item>
      </text:list>
      <text:p text:style-name="Text_20_body">¿Quieres que te genere también el backend en Node.js (Express o Next.js API Routes) para guardar dominios y mostrar estadísticas reales?</text:p>
      <text:p text:style-name="Standard">// pages/index.tsx<text:line-break/>import { useState } from "react";<text:line-break/>import { Card, CardContent } from "@/components/ui/card";<text:line-break/>import { Input } from "@/components/ui/input";<text:line-break/>import { Button } from "@/components/ui/button";<text:line-break/>import { Tabs, TabsContent, TabsList, TabsTrigger } from "@/components/ui/tabs";<text:line-break/>import { BarChart, Bar, XAxis, YAxis, Tooltip, ResponsiveContainer } from "recharts";<text:line-break/><text:line-break/>const dummyStats = [<text:line-break/> <text:s/>{ name: "Lunes", bots: 25, visitas: 120 },<text:line-break/> <text:s/>{ name: "Martes", bots: 19, visitas: 140 },<text:line-break/> <text:s/>{ name: "Miércoles", bots: 34, visitas: 180 },<text:line-break/> <text:s/>{ name: "Jueves", bots: 10, visitas: 95 },<text:line-break/><text:soft-page-break/> <text:s/>{ name: "Viernes", bots: 40, visitas: 200 },<text:line-break/>];<text:line-break/><text:line-break/>export default function Home() {<text:line-break/> <text:s/>const [domain, setDomain] = useState("");<text:line-break/> <text:s/>const [backend, setBackend] = useState("");<text:line-break/><text:line-break/> <text:s/>const handleSave = () =&gt; {<text:line-break/> <text:s text:c="3"/>alert(`Dominio: ${domain}\nBackend: ${backend}`);<text:line-break/> <text:s text:c="3"/>// Aquí puedes hacer un POST a tu API para registrar o actualizar el dominio<text:line-break/> <text:s/>};<text:line-break/><text:line-break/> <text:s/>return (<text:line-break/> <text:s text:c="3"/>&lt;main className="max-w-4xl mx-auto p-6"&gt;<text:line-break/> <text:s text:c="5"/>&lt;h1 className="text-3xl font-bold mb-4"&gt;Panel del Cliente&lt;/h1&gt;<text:line-break/><text:line-break/> <text:s text:c="5"/>&lt;Tabs defaultValue="config"&gt;<text:line-break/> <text:s text:c="7"/>&lt;TabsList&gt;<text:line-break/> <text:s text:c="9"/>&lt;TabsTrigger value="config"&gt;Configuración&lt;/TabsTrigger&gt;<text:line-break/> <text:s text:c="9"/>&lt;TabsTrigger value="stats"&gt;Estadísticas&lt;/TabsTrigger&gt;<text:line-break/> <text:s text:c="7"/>&lt;/TabsList&gt;<text:line-break/><text:line-break/> <text:s text:c="7"/>&lt;TabsContent value="config"&gt;<text:line-break/> <text:s text:c="9"/>&lt;Card className="mt-4"&gt;<text:line-break/> <text:s text:c="11"/>&lt;CardContent className="space-y-4 p-6"&gt;<text:line-break/> <text:s text:c="13"/>&lt;div&gt;<text:line-break/> <text:s text:c="15"/>&lt;label className="block text-sm font-medium"&gt;Dominio&lt;/label&gt;<text:line-break/> <text:s text:c="15"/>&lt;Input<text:line-break/> <text:s text:c="17"/>placeholder="ej: www.misitio.com"<text:line-break/> <text:s text:c="17"/>value={domain}<text:line-break/> <text:s text:c="17"/>onChange={(e) =&gt; setDomain(e.target.value)}<text:line-break/> <text:s text:c="15"/>/&gt;<text:line-break/> <text:s text:c="13"/>&lt;/div&gt;<text:line-break/> <text:s text:c="13"/>&lt;div&gt;<text:line-break/> <text:s text:c="15"/>&lt;label className="block text-sm font-medium"&gt;IP/URL del Backend&lt;/label&gt;<text:line-break/> <text:s text:c="15"/>&lt;Input<text:line-break/> <text:s text:c="17"/>placeholder="ej: https://1.2.3.4"<text:line-break/> <text:s text:c="17"/>value={backend}<text:line-break/> <text:s text:c="17"/>onChange={(e) =&gt; setBackend(e.target.value)}<text:line-break/> <text:s text:c="15"/>/&gt;<text:line-break/> <text:s text:c="13"/>&lt;/div&gt;<text:line-break/> <text:s text:c="13"/>&lt;Button onClick={handleSave}&gt;Guardar Configuración&lt;/Button&gt;<text:line-break/> <text:s text:c="11"/>&lt;/CardContent&gt;<text:line-break/> <text:s text:c="9"/>&lt;/Card&gt;<text:line-break/> <text:s text:c="7"/>&lt;/TabsContent&gt;<text:line-break/><text:line-break/> <text:s text:c="7"/>&lt;TabsContent value="stats"&gt;<text:line-break/> <text:s text:c="9"/>&lt;Card className="mt-4"&gt;<text:line-break/> <text:s text:c="11"/>&lt;CardContent className="p-6"&gt;<text:line-break/> <text:s text:c="13"/>&lt;h2 className="text-xl font-semibold mb-4"&gt;Visitas y Bots Bloqueados&lt;/h2&gt;<text:line-break/> <text:s text:c="13"/>&lt;ResponsiveContainer width="100%" height={300}&gt;<text:line-break/> <text:s text:c="15"/>&lt;BarChart data={dummyStats}&gt;<text:line-break/><text:soft-page-break/> <text:s text:c="17"/>&lt;XAxis dataKey="name" /&gt;<text:line-break/> <text:s text:c="17"/>&lt;YAxis /&gt;<text:line-break/> <text:s text:c="17"/>&lt;Tooltip /&gt;<text:line-break/> <text:s text:c="17"/>&lt;Bar dataKey="visitas" fill="#3b82f6" name="Visitas" /&gt;<text:line-break/> <text:s text:c="17"/>&lt;Bar dataKey="bots" fill="#ef4444" name="Bots Bloqueados" /&gt;<text:line-break/> <text:s text:c="15"/>&lt;/BarChart&gt;<text:line-break/> <text:s text:c="13"/>&lt;/ResponsiveContainer&gt;<text:line-break/> <text:s text:c="11"/>&lt;/CardContent&gt;<text:line-break/> <text:s text:c="9"/>&lt;/Card&gt;<text:line-break/> <text:s text:c="7"/>&lt;/TabsContent&gt;<text:line-break/> <text:s text:c="5"/>&lt;/Tabs&gt;<text:line-break/> <text:s text:c="3"/>&lt;/main&gt;<text:line-break/> <text:s/>);<text:line-break/>}<text:line-break/></text:p>
      <text:p text:style-name="Standard"/>
      <text:p text:style-name="Text_20_body">Perfecto. A continuación te detallo:</text:p>
      <text:p text:style-name="Horizontal_20_Line"/>
      <text:h text:style-name="Heading_20_2" text:outline-level="2">✅ Parte 1: Configuración de <text:span text:style-name="Strong_20_Emphasis">BIND9</text:span> como DNS autoritativo para múltiples dominios</text:h>
      <text:h text:style-name="Heading_20_3" text:outline-level="3">📄 1. <text:span text:style-name="Source_20_Text">named.conf.local</text:span></text:h>
      <text:p text:style-name="Text_20_body">Agrega zonas para cada dominio (ejemplo: <text:span text:style-name="Source_20_Text">cliente1.com</text:span>, <text:span text:style-name="Source_20_Text">cliente2.com</text:span>):</text:p>
      <text:p text:style-name="Preformatted_20_Text"><text:span text:style-name="Source_20_Text">zone "cliente1.com" {</text:span></text:p>
      <text:p text:style-name="Preformatted_20_Text"><text:span text:style-name="Source_20_Text"><text:s text:c="4"/>type master;</text:span></text:p>
      <text:p text:style-name="Preformatted_20_Text"><text:span text:style-name="Source_20_Text"><text:s text:c="4"/>file "/etc/bind/zones/cliente1.com.db";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zone "cliente2.com" {</text:span></text:p>
      <text:p text:style-name="Preformatted_20_Text"><text:span text:style-name="Source_20_Text"><text:s text:c="4"/>type master;</text:span></text:p>
      <text:p text:style-name="Preformatted_20_Text"><text:span text:style-name="Source_20_Text"><text:s text:c="4"/>file "/etc/bind/zones/cliente2.com.db";</text:span></text:p>
      <text:p text:style-name="P11"><text:span text:style-name="Source_20_Text">};</text:span></text:p>
      <text:h text:style-name="Heading_20_3" text:outline-level="3">📁 2. Archivos de zona: <text:span text:style-name="Source_20_Text">/etc/bind/zones/cliente1.com.db</text:span></text:h>
      <text:p text:style-name="Preformatted_20_Text"><text:span text:style-name="Source_20_Text">$TTL <text:s text:c="3"/>86400</text:span></text:p>
      <text:p text:style-name="Preformatted_20_Text"><text:span text:style-name="Source_20_Text">@ <text:s text:c="6"/>IN <text:s text:c="5"/>SOA <text:s text:c="4"/>ns1.tuempresa.com. admin.cliente1.com. (</text:span></text:p>
      <text:p text:style-name="Preformatted_20_Text"><text:span text:style-name="Source_20_Text"><text:s text:c="24"/>2025060201 ; Serial</text:span></text:p>
      <text:p text:style-name="Preformatted_20_Text"><text:span text:style-name="Source_20_Text"><text:s text:c="24"/>3600 <text:s text:c="6"/>; Refresh</text:span></text:p>
      <text:p text:style-name="Preformatted_20_Text"><text:span text:style-name="Source_20_Text"><text:s text:c="24"/>1800 <text:s text:c="6"/>; Retry</text:span></text:p>
      <text:p text:style-name="Preformatted_20_Text"><text:span text:style-name="Source_20_Text"><text:s text:c="24"/>1209600 <text:s text:c="3"/>; Expire</text:span></text:p>
      <text:p text:style-name="Preformatted_20_Text"><text:span text:style-name="Source_20_Text"><text:s text:c="24"/>86400 ) <text:s text:c="3"/>; Minimum</text:span></text:p>
      <text:p text:style-name="Preformatted_20_Text"/>
      <text:p text:style-name="Preformatted_20_Text"><text:span text:style-name="Source_20_Text"><text:s text:c="8"/>IN <text:s text:c="5"/>NS <text:s text:c="5"/>ns1.tuempresa.com.</text:span></text:p>
      <text:p text:style-name="Preformatted_20_Text"><text:span text:style-name="Source_20_Text"><text:s text:c="8"/>IN <text:s text:c="5"/>NS <text:s text:c="5"/>ns2.tuempresa.com.</text:span></text:p>
      <text:p text:style-name="Preformatted_20_Text"/>
      <text:p text:style-name="Preformatted_20_Text"><text:span text:style-name="Source_20_Text"><text:s text:c="8"/>IN <text:s text:c="5"/>A <text:s text:c="6"/>123.45.67.89 <text:s text:c="2"/>; IP del servidor con NGINX/WAF</text:span></text:p>
      <text:p text:style-name="P11"><text:span text:style-name="Source_20_Text">www <text:s text:c="4"/>IN <text:s text:c="5"/>A <text:s text:c="6"/>123.45.67.89</text:span></text:p>
      <text:p text:style-name="Text_20_body">Repite lo mismo para <text:span text:style-name="Source_20_Text">cliente2.com.db</text:span>.</text:p>
      <text:h text:style-name="Heading_20_3" text:outline-level="3"><text:soft-page-break/>📄 3. <text:span text:style-name="Source_20_Text">named.conf.options</text:span> (resumen)</text:h>
      <text:p text:style-name="Preformatted_20_Text"><text:span text:style-name="Source_20_Text">options {</text:span></text:p>
      <text:p text:style-name="Preformatted_20_Text"><text:span text:style-name="Source_20_Text"><text:s text:c="4"/>directory "/var/cache/bind";</text:span></text:p>
      <text:p text:style-name="Preformatted_20_Text"><text:span text:style-name="Source_20_Text"><text:s text:c="4"/>recursion no;</text:span></text:p>
      <text:p text:style-name="Preformatted_20_Text"><text:span text:style-name="Source_20_Text"><text:s text:c="4"/>allow-query { any; };</text:span></text:p>
      <text:p text:style-name="Preformatted_20_Text"><text:span text:style-name="Source_20_Text"><text:s text:c="4"/>listen-on port 53 { any; };</text:span></text:p>
      <text:p text:style-name="P11"><text:span text:style-name="Source_20_Text">};</text:span></text:p>
      <text:h text:style-name="Heading_20_3" text:outline-level="3">🚀 Recarga BIND</text:h>
      <text:p text:style-name="Preformatted_20_Text"><text:span text:style-name="Source_20_Text">sudo named-checkconf</text:span></text:p>
      <text:p text:style-name="Preformatted_20_Text"><text:span text:style-name="Source_20_Text">sudo named-checkzone cliente1.com /etc/bind/zones/cliente1.com.db</text:span></text:p>
      <text:p text:style-name="P11"><text:span text:style-name="Source_20_Text">sudo systemctl restart bind9</text:span></text:p>
      <text:p text:style-name="Horizontal_20_Line"/>
      <text:h text:style-name="Heading_20_2" text:outline-level="2">✅ Parte 2: Script Bash para Automatizar Alta de Clientes</text:h>
      <text:p text:style-name="Text_20_body">Este script:</text:p>
      <text:list text:style-name="L17">
        <text:list-item>
          <text:p text:style-name="P18">Crea zona DNS para el dominio.</text:p>
        </text:list-item>
        <text:list-item>
          <text:p text:style-name="P18">Crea config Nginx + certificados SSL.</text:p>
        </text:list-item>
        <text:list-item>
          <text:p text:style-name="P18">Recarga BIND y NGINX.</text:p>
        </text:list-item>
      </text:list>
      <text:h text:style-name="Heading_20_3" text:outline-level="3">⚙️ <text:span text:style-name="Source_20_Text">crear_cliente.sh</text:span></text:h>
      <text:p text:style-name="Preformatted_20_Text"><text:span text:style-name="Source_20_Text">#!/bin/bash</text:span></text:p>
      <text:p text:style-name="Preformatted_20_Text"/>
      <text:p text:style-name="Preformatted_20_Text"><text:span text:style-name="Source_20_Text">DOMINIO=$1</text:span></text:p>
      <text:p text:style-name="Preformatted_20_Text"><text:span text:style-name="Source_20_Text">BACKEND=$2</text:span></text:p>
      <text:p text:style-name="Preformatted_20_Text"><text:span text:style-name="Source_20_Text">WAF_IP="123.45.67.89" # IP pública del servidor con NGINX</text:span></text:p>
      <text:p text:style-name="Preformatted_20_Text"/>
      <text:p text:style-name="Preformatted_20_Text"><text:span text:style-name="Source_20_Text">if [ -z "$DOMINIO" ] || [ -z "$BACKEND" ]; then</text:span></text:p>
      <text:p text:style-name="Preformatted_20_Text"><text:span text:style-name="Source_20_Text"><text:s text:c="2"/>echo "Uso: $0 dominio.com https://ip-o-url-backend"</text:span></text:p>
      <text:p text:style-name="Preformatted_20_Text"><text:span text:style-name="Source_20_Text"><text:s text:c="2"/>exit 1</text:span></text:p>
      <text:p text:style-name="Preformatted_20_Text"><text:span text:style-name="Source_20_Text">fi</text:span></text:p>
      <text:p text:style-name="Preformatted_20_Text"/>
      <text:p text:style-name="Preformatted_20_Text"><text:span text:style-name="Source_20_Text">ZONE_DIR="/etc/bind/zones"</text:span></text:p>
      <text:p text:style-name="Preformatted_20_Text"><text:span text:style-name="Source_20_Text">NGINX_DIR="/etc/nginx/conf.d"</text:span></text:p>
      <text:p text:style-name="Preformatted_20_Text"><text:span text:style-name="Source_20_Text">SSL_DIR="/etc/nginx/ssl/$DOMINIO"</text:span></text:p>
      <text:p text:style-name="Preformatted_20_Text"/>
      <text:p text:style-name="Preformatted_20_Text"><text:span text:style-name="Source_20_Text">echo "➤ Configurando DNS..."</text:span></text:p>
      <text:p text:style-name="Preformatted_20_Text"/>
      <text:p text:style-name="Preformatted_20_Text"><text:span text:style-name="Source_20_Text">cat &gt; "$ZONE_DIR/$DOMINIO.db" &lt;&lt;EOF</text:span></text:p>
      <text:p text:style-name="Preformatted_20_Text"><text:span text:style-name="Source_20_Text">\$TTL <text:s text:c="3"/>86400</text:span></text:p>
      <text:p text:style-name="Preformatted_20_Text"><text:span text:style-name="Source_20_Text">@ <text:s text:c="6"/>IN <text:s text:c="5"/>SOA <text:s text:c="4"/>ns1.tuempresa.com. admin.$DOMINIO. (</text:span></text:p>
      <text:p text:style-name="Preformatted_20_Text"><text:span text:style-name="Source_20_Text"><text:s text:c="24"/>$(date +%Y%m%d%H) ; Serial</text:span></text:p>
      <text:p text:style-name="Preformatted_20_Text"><text:span text:style-name="Source_20_Text"><text:s text:c="24"/>3600 <text:s text:c="6"/>; Refresh</text:span></text:p>
      <text:p text:style-name="Preformatted_20_Text"><text:span text:style-name="Source_20_Text"><text:s text:c="24"/>1800 <text:s text:c="6"/>; Retry</text:span></text:p>
      <text:p text:style-name="Preformatted_20_Text"><text:span text:style-name="Source_20_Text"><text:s text:c="24"/>1209600 <text:s text:c="3"/>; Expire</text:span></text:p>
      <text:p text:style-name="Preformatted_20_Text"><text:span text:style-name="Source_20_Text"><text:s text:c="24"/>86400 ) <text:s text:c="3"/>; Minimum</text:span></text:p>
      <text:p text:style-name="Preformatted_20_Text"/>
      <text:p text:style-name="Preformatted_20_Text"><text:span text:style-name="Source_20_Text"><text:s text:c="8"/>IN <text:s text:c="5"/>NS <text:s text:c="5"/>ns1.tuempresa.com.</text:span></text:p>
      <text:p text:style-name="Preformatted_20_Text"><text:span text:style-name="Source_20_Text"><text:s text:c="8"/>IN <text:s text:c="5"/>NS <text:s text:c="5"/>ns2.tuempresa.com.</text:span></text:p>
      <text:p text:style-name="Preformatted_20_Text"/>
      <text:p text:style-name="Preformatted_20_Text"><text:span text:style-name="Source_20_Text"><text:s text:c="8"/>IN <text:s text:c="5"/>A <text:s text:c="6"/>$WAF_IP</text:span></text:p>
      <text:p text:style-name="Preformatted_20_Text"><text:span text:style-name="Source_20_Text">www <text:s text:c="4"/>IN <text:s text:c="5"/>A <text:s text:c="6"/>$WAF_IP</text:span></text:p>
      <text:p text:style-name="Preformatted_20_Text"><text:span text:style-name="Source_20_Text">EOF</text:span></text:p>
      <text:p text:style-name="Preformatted_20_Text"><text:soft-page-break/></text:p>
      <text:p text:style-name="Preformatted_20_Text"><text:span text:style-name="Source_20_Text">echo "zone \"$DOMINIO\" { type master; file \"$ZONE_DIR/$DOMINIO.db\"; };" &gt;&gt; /etc/bind/named.conf.local</text:span></text:p>
      <text:p text:style-name="Preformatted_20_Text"/>
      <text:p text:style-name="Preformatted_20_Text"><text:span text:style-name="Source_20_Text">echo "➤ Configurando NGINX..."</text:span></text:p>
      <text:p text:style-name="Preformatted_20_Text"/>
      <text:p text:style-name="Preformatted_20_Text"><text:span text:style-name="Source_20_Text">cat &gt; "$NGINX_DIR/$DOMINIO.conf" &lt;&lt;EOF</text:span></text:p>
      <text:p text:style-name="Preformatted_20_Text"><text:span text:style-name="Source_20_Text">server {</text:span></text:p>
      <text:p text:style-name="Preformatted_20_Text"><text:span text:style-name="Source_20_Text"><text:s text:c="4"/>listen 80;</text:span></text:p>
      <text:p text:style-name="Preformatted_20_Text"><text:span text:style-name="Source_20_Text"><text:s text:c="4"/>server_name $DOMINIO www.$DOMINIO;</text:span></text:p>
      <text:p text:style-name="Preformatted_20_Text"><text:span text:style-name="Source_20_Text"><text:s text:c="4"/>return 301 https://\$host\$request_uri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server {</text:span></text:p>
      <text:p text:style-name="Preformatted_20_Text"><text:span text:style-name="Source_20_Text"><text:s text:c="4"/>listen 443 ssl http2;</text:span></text:p>
      <text:p text:style-name="Preformatted_20_Text"><text:span text:style-name="Source_20_Text"><text:s text:c="4"/>server_name $DOMINIO www.$DOMINIO;</text:span></text:p>
      <text:p text:style-name="Preformatted_20_Text"/>
      <text:p text:style-name="Preformatted_20_Text"><text:span text:style-name="Source_20_Text"><text:s text:c="4"/>ssl_certificate <text:s text:c="4"/>$SSL_DIR/fullchain.pem;</text:span></text:p>
      <text:p text:style-name="Preformatted_20_Text"><text:span text:style-name="Source_20_Text"><text:s text:c="4"/>ssl_certificate_key $SSL_DIR/privkey.pem;</text:span></text:p>
      <text:p text:style-name="Preformatted_20_Text"/>
      <text:p text:style-name="Preformatted_20_Text"><text:span text:style-name="Source_20_Text"><text:s text:c="4"/>add_header X-WAF-Engine "MVP-WAF";</text:span></text:p>
      <text:p text:style-name="Preformatted_20_Text"/>
      <text:p text:style-name="Preformatted_20_Text"><text:span text:style-name="Source_20_Text"><text:s text:c="4"/>if (\$bot_blocked = 1) {</text:span></text:p>
      <text:p text:style-name="Preformatted_20_Text"><text:span text:style-name="Source_20_Text"><text:s text:c="8"/>return 403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if (\$bot_allowed = 0) {</text:span></text:p>
      <text:p text:style-name="Preformatted_20_Text"><text:span text:style-name="Source_20_Text"><text:s text:c="8"/>add_header Content-Type text/html;</text:span></text:p>
      <text:p text:style-name="Preformatted_20_Text"><text:span text:style-name="Source_20_Text"><text:s text:c="8"/>return 200 "&lt;html&gt;&lt;script&gt;setTimeout(() =&gt; location.reload(), 1500);&lt;/script&gt;Verificando acceso...&lt;/html&gt;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location / {</text:span></text:p>
      <text:p text:style-name="Preformatted_20_Text"><text:span text:style-name="Source_20_Text"><text:s text:c="8"/>proxy_pass $BACKEND;</text:span></text:p>
      <text:p text:style-name="Preformatted_20_Text"><text:span text:style-name="Source_20_Text"><text:s text:c="8"/>proxy_set_header Host \$host;</text:span></text:p>
      <text:p text:style-name="Preformatted_20_Text"><text:span text:style-name="Source_20_Text"><text:s text:c="8"/>proxy_set_header X-Real-IP \$remote_addr;</text:span></text:p>
      <text:p text:style-name="Preformatted_20_Text"><text:span text:style-name="Source_20_Text"><text:s text:c="8"/>proxy_set_header X-Forwarded-For \$proxy_add_x_forwarded_for;</text:span></text:p>
      <text:p text:style-name="Preformatted_20_Text"><text:span text:style-name="Source_20_Text"><text:s text:c="8"/>proxy_ssl_server_name on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><text:span text:style-name="Source_20_Text">EOF</text:span></text:p>
      <text:p text:style-name="Preformatted_20_Text"/>
      <text:p text:style-name="Preformatted_20_Text"><text:span text:style-name="Source_20_Text">echo "➤ Generando certificado SSL con Certbot..."</text:span></text:p>
      <text:p text:style-name="Preformatted_20_Text"><text:span text:style-name="Source_20_Text">mkdir -p "$SSL_DIR"</text:span></text:p>
      <text:p text:style-name="Preformatted_20_Text"><text:span text:style-name="Source_20_Text">certbot certonly --webroot -w /var/www/html -d $DOMINIO -d www.$DOMINIO --deploy-hook "systemctl reload nginx"</text:span></text:p>
      <text:p text:style-name="Preformatted_20_Text"/>
      <text:p text:style-name="Preformatted_20_Text"><text:span text:style-name="Source_20_Text">echo "➤ Recargando servicios..."</text:span></text:p>
      <text:p text:style-name="Preformatted_20_Text"><text:span text:style-name="Source_20_Text">systemctl reload bind9</text:span></text:p>
      <text:p text:style-name="Preformatted_20_Text"><text:span text:style-name="Source_20_Text">systemctl reload nginx</text:span></text:p>
      <text:p text:style-name="Preformatted_20_Text"/>
      <text:p text:style-name="P11"><text:span text:style-name="Source_20_Text">echo "✅ Cliente $DOMINIO configurado con backend $BACKEND"</text:span></text:p>
      <text:p text:style-name="Horizontal_20_Line"/>
      <text:h text:style-name="Heading_20_2" text:outline-level="2">🛡️ Seguridad y control</text:h>
      <text:list text:style-name="L18">
        <text:list-item>
          <text:p text:style-name="P19">Puedes loggear cada alta de cliente.</text:p>
        </text:list-item>
        <text:list-item>
          <text:p text:style-name="P19">Limitar por IP o autenticar con tokens para usar el script vía UI o API.</text:p>
        </text:list-item>
        <text:list-item>
          <text:p text:style-name="P19">Agregar validación DNS (<text:span text:style-name="Source_20_Text">dig NS $DOMINIO</text:span>) para asegurarte de que usen tus NS.</text:p>
        </text:list-item>
      </text:list>
      <text:p text:style-name="Horizontal_20_Line"><text:soft-page-break/></text:p>
      <text:h text:style-name="Heading_20_2" text:outline-level="2">¿Quieres...?</text:h>
      <text:list text:style-name="L19">
        <text:list-item>
          <text:p text:style-name="P20">Una <text:span text:style-name="Strong_20_Emphasis">API en Node.js o Go</text:span> para gestionar dominios desde el panel en Next.js.</text:p>
        </text:list-item>
        <text:list-item>
          <text:p text:style-name="P20">Registrar eventos y estadísticas por dominio.</text:p>
        </text:list-item>
        <text:list-item>
          <text:p text:style-name="P20">Integrar MongoDB o PostgreSQL como base de datos de configuración y tráfico.</text:p>
        </text:list-item>
      </text:list>
      <text:p text:style-name="Text_20_body">¿Te lo armo también?</text:p>
      <text:p text:style-name="Standard"/>
      <text:p text:style-name="Standard"/>
      <text:p text:style-name="Text_20_body">Perfecto. Vamos a automatizar la creación de bloques de configuración de NGINX para múltiples dominios usando un <text:span text:style-name="Strong_20_Emphasis">script bash</text:span>, generando:</text:p>
      <text:list text:style-name="L20">
        <text:list-item>
          <text:p text:style-name="P21">Bloques <text:span text:style-name="Source_20_Text">server</text:span> para HTTP y HTTPS por dominio.</text:p>
        </text:list-item>
        <text:list-item>
          <text:p text:style-name="P21">Directorio SSL por dominio.</text:p>
        </text:list-item>
        <text:list-item>
          <text:p text:style-name="P21">Certificados con Certbot (si quieres, usando modo webroot o standalone).</text:p>
        </text:list-item>
        <text:list-item>
          <text:p text:style-name="P21">Reload de NGINX al final.</text:p>
        </text:list-item>
      </text:list>
      <text:p text:style-name="Horizontal_20_Line"/>
      <text:h text:style-name="Heading_20_2" text:outline-level="2">✅ Script: <text:span text:style-name="Source_20_Text">configurar_nginx_waf.sh</text:span></text:h>
      <text:p text:style-name="Preformatted_20_Text"><text:span text:style-name="Source_20_Text">#!/bin/bash</text:span></text:p>
      <text:p text:style-name="Preformatted_20_Text"/>
      <text:p text:style-name="Preformatted_20_Text"><text:span text:style-name="Source_20_Text">DOMINIO=$1</text:span></text:p>
      <text:p text:style-name="Preformatted_20_Text"><text:span text:style-name="Source_20_Text">BACKEND=$2</text:span></text:p>
      <text:p text:style-name="Preformatted_20_Text"><text:span text:style-name="Source_20_Text">SSL_DIR="/etc/nginx/ssl/$DOMINIO"</text:span></text:p>
      <text:p text:style-name="Preformatted_20_Text"><text:span text:style-name="Source_20_Text">NGINX_CONF="/etc/nginx/conf.d/$DOMINIO.conf"</text:span></text:p>
      <text:p text:style-name="Preformatted_20_Text"/>
      <text:p text:style-name="Preformatted_20_Text"><text:span text:style-name="Source_20_Text">if [[ -z "$DOMINIO" || -z "$BACKEND" ]]; then</text:span></text:p>
      <text:p text:style-name="Preformatted_20_Text"><text:span text:style-name="Source_20_Text"><text:s text:c="2"/>echo "Uso: $0 dominio.com https://ip-o-backend"</text:span></text:p>
      <text:p text:style-name="Preformatted_20_Text"><text:span text:style-name="Source_20_Text"><text:s text:c="2"/>exit 1</text:span></text:p>
      <text:p text:style-name="Preformatted_20_Text"><text:span text:style-name="Source_20_Text">fi</text:span></text:p>
      <text:p text:style-name="Preformatted_20_Text"/>
      <text:p text:style-name="Preformatted_20_Text"><text:span text:style-name="Source_20_Text">echo "➤ Creando directorio SSL para $DOMINIO..."</text:span></text:p>
      <text:p text:style-name="Preformatted_20_Text"><text:span text:style-name="Source_20_Text">mkdir -p "$SSL_DIR"</text:span></text:p>
      <text:p text:style-name="Preformatted_20_Text"/>
      <text:p text:style-name="Preformatted_20_Text"><text:span text:style-name="Source_20_Text">echo "➤ Obteniendo certificado SSL con Certbot..."</text:span></text:p>
      <text:p text:style-name="Preformatted_20_Text"><text:span text:style-name="Source_20_Text">certbot certonly --standalone --non-interactive --agree-tos --register-unsafely-without-email -d "$DOMINIO" -d "www.$DOMINIO"</text:span></text:p>
      <text:p text:style-name="Preformatted_20_Text"/>
      <text:p text:style-name="Preformatted_20_Text"><text:span text:style-name="Source_20_Text"># Copiar certificados al directorio de NGINX si Certbot no lo hace</text:span></text:p>
      <text:p text:style-name="Preformatted_20_Text"><text:span text:style-name="Source_20_Text">cp /etc/letsencrypt/live/$DOMINIO/fullchain.pem "$SSL_DIR/"</text:span></text:p>
      <text:p text:style-name="Preformatted_20_Text"><text:span text:style-name="Source_20_Text">cp /etc/letsencrypt/live/$DOMINIO/privkey.pem "$SSL_DIR/"</text:span></text:p>
      <text:p text:style-name="Preformatted_20_Text"/>
      <text:p text:style-name="Preformatted_20_Text"><text:span text:style-name="Source_20_Text">echo "➤ Generando archivo NGINX: $NGINX_CONF"</text:span></text:p>
      <text:p text:style-name="Preformatted_20_Text"><text:span text:style-name="Source_20_Text">cat &gt; "$NGINX_CONF" &lt;&lt;EOF</text:span></text:p>
      <text:p text:style-name="Preformatted_20_Text"><text:span text:style-name="Source_20_Text">server {</text:span></text:p>
      <text:p text:style-name="Preformatted_20_Text"><text:span text:style-name="Source_20_Text"><text:s text:c="4"/>listen 80;</text:span></text:p>
      <text:p text:style-name="Preformatted_20_Text"><text:span text:style-name="Source_20_Text"><text:s text:c="4"/>server_name $DOMINIO www.$DOMINIO;</text:span></text:p>
      <text:p text:style-name="Preformatted_20_Text"><text:span text:style-name="Source_20_Text"><text:s text:c="4"/>return 301 https://\$host\$request_uri;</text:span></text:p>
      <text:p text:style-name="Preformatted_20_Text"><text:span text:style-name="Source_20_Text">}</text:span></text:p>
      <text:p text:style-name="Preformatted_20_Text"/>
      <text:p text:style-name="Preformatted_20_Text"><text:soft-page-break/><text:span text:style-name="Source_20_Text">server {</text:span></text:p>
      <text:p text:style-name="Preformatted_20_Text"><text:span text:style-name="Source_20_Text"><text:s text:c="4"/>listen 443 ssl http2;</text:span></text:p>
      <text:p text:style-name="Preformatted_20_Text"><text:span text:style-name="Source_20_Text"><text:s text:c="4"/>server_name $DOMINIO www.$DOMINIO;</text:span></text:p>
      <text:p text:style-name="Preformatted_20_Text"/>
      <text:p text:style-name="Preformatted_20_Text"><text:span text:style-name="Source_20_Text"><text:s text:c="4"/>ssl_certificate <text:s text:c="4"/>$SSL_DIR/fullchain.pem;</text:span></text:p>
      <text:p text:style-name="Preformatted_20_Text"><text:span text:style-name="Source_20_Text"><text:s text:c="4"/>ssl_certificate_key $SSL_DIR/privkey.pem;</text:span></text:p>
      <text:p text:style-name="Preformatted_20_Text"/>
      <text:p text:style-name="Preformatted_20_Text"><text:span text:style-name="Source_20_Text"><text:s text:c="4"/>add_header X-WAF-Engine "MVP-WAF";</text:span></text:p>
      <text:p text:style-name="Preformatted_20_Text"><text:span text:style-name="Source_20_Text"><text:s text:c="4"/>add_header X-Frame-Options SAMEORIGIN;</text:span></text:p>
      <text:p text:style-name="Preformatted_20_Text"/>
      <text:p text:style-name="Preformatted_20_Text"><text:span text:style-name="Source_20_Text"><text:s text:c="4"/>map \$http_user_agent \$bot_allowed {</text:span></text:p>
      <text:p text:style-name="Preformatted_20_Text"><text:span text:style-name="Source_20_Text"><text:s text:c="8"/>default 0;</text:span></text:p>
      <text:p text:style-name="Preformatted_20_Text"><text:span text:style-name="Source_20_Text"><text:s text:c="8"/>include /etc/nginx/allow-bots.txt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map \$http_user_agent \$bot_blocked {</text:span></text:p>
      <text:p text:style-name="Preformatted_20_Text"><text:span text:style-name="Source_20_Text"><text:s text:c="8"/>default 0;</text:span></text:p>
      <text:p text:style-name="Preformatted_20_Text"><text:span text:style-name="Source_20_Text"><text:s text:c="8"/>include /etc/nginx/bot-blacklist.txt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if (\$bot_blocked = 1) {</text:span></text:p>
      <text:p text:style-name="Preformatted_20_Text"><text:span text:style-name="Source_20_Text"><text:s text:c="8"/>return 403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if (\$bot_allowed = 0) {</text:span></text:p>
      <text:p text:style-name="Preformatted_20_Text"><text:span text:style-name="Source_20_Text"><text:s text:c="8"/>add_header Content-Type text/html;</text:span></text:p>
      <text:p text:style-name="Preformatted_20_Text"><text:span text:style-name="Source_20_Text"><text:s text:c="8"/>return 200 "&lt;html&gt;&lt;script&gt;setTimeout(() =&gt; location.reload(), 1500);&lt;/script&gt;Verificando acceso...&lt;/html&gt;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location / {</text:span></text:p>
      <text:p text:style-name="Preformatted_20_Text"><text:span text:style-name="Source_20_Text"><text:s text:c="8"/>proxy_pass $BACKEND;</text:span></text:p>
      <text:p text:style-name="Preformatted_20_Text"><text:span text:style-name="Source_20_Text"><text:s text:c="8"/>proxy_set_header Host \$host;</text:span></text:p>
      <text:p text:style-name="Preformatted_20_Text"><text:span text:style-name="Source_20_Text"><text:s text:c="8"/>proxy_set_header X-Real-IP \$remote_addr;</text:span></text:p>
      <text:p text:style-name="Preformatted_20_Text"><text:span text:style-name="Source_20_Text"><text:s text:c="8"/>proxy_set_header X-Forwarded-For \$proxy_add_x_forwarded_for;</text:span></text:p>
      <text:p text:style-name="Preformatted_20_Text"><text:span text:style-name="Source_20_Text"><text:s text:c="8"/>proxy_ssl_server_name on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><text:span text:style-name="Source_20_Text">EOF</text:span></text:p>
      <text:p text:style-name="Preformatted_20_Text"/>
      <text:p text:style-name="Preformatted_20_Text"><text:span text:style-name="Source_20_Text">echo "➤ Recargando NGINX..."</text:span></text:p>
      <text:p text:style-name="Preformatted_20_Text"><text:span text:style-name="Source_20_Text">nginx -t &amp;&amp; systemctl reload nginx</text:span></text:p>
      <text:p text:style-name="Preformatted_20_Text"/>
      <text:p text:style-name="P11"><text:span text:style-name="Source_20_Text">echo "✅ Dominio $DOMINIO configurado correctamente para el WAF."</text:span></text:p>
      <text:p text:style-name="Horizontal_20_Line"/>
      <text:h text:style-name="Heading_20_2" text:outline-level="2">📦 Coloca también estos archivos una vez</text:h>
      <text:h text:style-name="Heading_20_3" text:outline-level="3"><text:span text:style-name="Source_20_Text">/etc/nginx/allow-bots.txt</text:span></text:h>
      <text:p text:style-name="Preformatted_20_Text"><text:span text:style-name="Source_20_Text">~*Googlebot <text:s text:c="8"/>1;</text:span></text:p>
      <text:p text:style-name="Preformatted_20_Text"><text:span text:style-name="Source_20_Text">~*Bingbot <text:s text:c="10"/>1;</text:span></text:p>
      <text:p text:style-name="P11"><text:span text:style-name="Source_20_Text">~*AhrefsBot <text:s text:c="8"/>1;</text:span></text:p>
      <text:h text:style-name="Heading_20_3" text:outline-level="3"><text:span text:style-name="Source_20_Text">/etc/nginx/bot-blacklist.txt</text:span></text:h>
      <text:p text:style-name="Preformatted_20_Text"><text:span text:style-name="Source_20_Text">~*curl <text:s text:c="13"/>1;</text:span></text:p>
      <text:p text:style-name="Preformatted_20_Text"><text:span text:style-name="Source_20_Text">~*Wget <text:s text:c="13"/>1;</text:span></text:p>
      <text:p text:style-name="Preformatted_20_Text"><text:span text:style-name="Source_20_Text">~*Python <text:s text:c="11"/>1;</text:span></text:p>
      <text:p text:style-name="P11"><text:span text:style-name="Source_20_Text">~*scrapy <text:s text:c="11"/>1;</text:span></text:p>
      <text:p text:style-name="Horizontal_20_Line"><text:soft-page-break/></text:p>
      <text:h text:style-name="Heading_20_2" text:outline-level="2">🚀 Ejemplo de uso</text:h>
      <text:p text:style-name="P11"><text:span text:style-name="Source_20_Text">sudo ./configurar_nginx_waf.sh cliente1.com https://1.2.3.4</text:span></text:p>
      <text:p text:style-name="Horizontal_20_Line"/>
      <text:h text:style-name="Heading_20_3" text:outline-level="3">✅ Resultado:</text:h>
      <text:list text:style-name="L21">
        <text:list-item>
          <text:p text:style-name="P22">Certificado SSL generado</text:p>
        </text:list-item>
        <text:list-item>
          <text:p text:style-name="P22">Configuración NGINX creada y recargada</text:p>
        </text:list-item>
        <text:list-item>
          <text:p text:style-name="P22">Dominios servidos con filtrado de bots y WAF funcional</text:p>
        </text:list-item>
      </text:list>
      <text:p text:style-name="Horizontal_20_Line"/>
      <text:p text:style-name="Text_20_body">¿Quieres que prepare esta automatización como un contenedor Docker o un microservicio API que se conecte con el panel Next.js?</text:p>
      <text:p text:style-name="Standard"/>
      <text:p text:style-name="Standard">// file: server.js<text:line-break/>const express = require("express");<text:line-break/>const fs = require("fs");<text:line-break/>const path = require("path");<text:line-break/>const { exec } = require("child_process");<text:line-break/>const sqlite3 = require("sqlite3").verbose();<text:line-break/>const app = express();<text:line-break/>const PORT = 3001;<text:line-break/><text:line-break/>app.use(express.json());<text:line-break/><text:line-break/>const BIND_ZONES_DIR = "/etc/bind/zones";<text:line-break/>const NGINX_CONF_DIR = "/etc/nginx/conf.d";<text:line-break/>const SSL_BASE_DIR = "/etc/nginx/ssl";<text:line-break/><text:line-break/>// Initialize DB<text:line-break/>const db = new sqlite3.Database("./waf.db", (err) =&gt; {<text:line-break/> <text:s/>if (err) throw err;<text:line-break/> <text:s/>console.log("Connected to SQLite");<text:line-break/>});<text:line-break/><text:line-break/>db.run(`CREATE TABLE IF NOT EXISTS users (<text:line-break/> <text:s/>id INTEGER PRIMARY KEY AUTOINCREMENT,<text:line-break/> <text:s/>email TEXT NOT NULL UNIQUE<text:line-break/>)`);<text:line-break/><text:line-break/>db.run(`CREATE TABLE IF NOT EXISTS waf_domains (<text:line-break/> <text:s/>id INTEGER PRIMARY KEY AUTOINCREMENT,<text:line-break/> <text:s/>user_id INTEGER,<text:line-break/> <text:s/>domain TEXT NOT NULL UNIQUE,<text:line-break/> <text:s/>backend TEXT NOT NULL,<text:line-break/> <text:s/>created_at TIMESTAMP DEFAULT CURRENT_TIMESTAMP,<text:line-break/><text:soft-page-break/> <text:s/>FOREIGN KEY (user_id) REFERENCES users(id)<text:line-break/>)`);<text:line-break/><text:line-break/>// API to register domain<text:line-break/>app.post("/api/domain", async (req, res) =&gt; {<text:line-break/> <text:s/>const { email, domain, backend } = req.body;<text:line-break/> <text:s/>if (!email || !domain || !backend) return res.status(400).json({ error: "email, domain and backend required" });<text:line-break/><text:line-break/> <text:s/>const zoneFile = path.join(BIND_ZONES_DIR, `${domain}.db`);<text:line-break/> <text:s/>const nginxConf = path.join(NGINX_CONF_DIR, `${domain}.conf`);<text:line-break/> <text:s/>const sslDir = path.join(SSL_BASE_DIR, domain);<text:line-break/><text:line-break/> <text:s/>try {<text:line-break/> <text:s text:c="3"/>// 1. Ensure user exists or create<text:line-break/> <text:s text:c="3"/>db.get("SELECT id FROM users WHERE email = ?", [email], (err, user) =&gt; {<text:line-break/> <text:s text:c="5"/>if (err) return res.status(500).json({ error: "DB error" });<text:line-break/><text:line-break/> <text:s text:c="5"/>const ensureUser = (userId) =&gt; {<text:line-break/> <text:s text:c="7"/>// 2. Save domain and backend<text:line-break/> <text:s text:c="7"/>db.run("INSERT INTO waf_domains (user_id, domain, backend) VALUES (?, ?, ?)", [userId, domain, backend], function (err) {<text:line-break/> <text:s text:c="9"/>if (err) return res.status(500).json({ error: "Domain already exists or DB error" });<text:line-break/><text:line-break/> <text:s text:c="9"/>// 3. Write DNS zone file<text:line-break/> <text:s text:c="9"/>const zoneContent = `<text:line-break/>$TTL <text:s text:c="3"/>86400<text:line-break/>@ <text:s text:c="6"/>IN <text:s text:c="5"/>SOA <text:s text:c="4"/>ns1.waf.local. admin.${domain}. (<text:line-break/> <text:s text:c="15"/>2025060201 ; Serial<text:line-break/> <text:s text:c="15"/>3600 <text:s text:c="6"/>; Refresh<text:line-break/> <text:s text:c="15"/>1800 <text:s text:c="6"/>; Retry<text:line-break/> <text:s text:c="15"/>1209600 <text:s text:c="3"/>; Expire<text:line-break/> <text:s text:c="15"/>86400 ) <text:s text:c="3"/>; Minimum<text:line-break/><text:line-break/> <text:s text:c="7"/>IN <text:s text:c="5"/>NS <text:s text:c="5"/>ns1.waf.local.<text:line-break/> <text:s text:c="7"/>IN <text:s text:c="5"/>A <text:s text:c="6"/>123.45.67.89<text:line-break/>www <text:s text:c="4"/>IN <text:s text:c="5"/>A <text:s text:c="6"/>123.45.67.89<text:line-break/>`;<text:line-break/><text:line-break/> <text:s text:c="9"/>fs.writeFileSync(zoneFile, zoneContent);<text:line-break/> <text:s text:c="9"/>fs.appendFileSync("/etc/bind/named.conf.local", `\nzone \"${domain}\" { type master; file \"${zoneFile}\"; };`);<text:line-break/><text:line-break/> <text:s text:c="9"/>// 4. Write NGINX config<text:line-break/> <text:s text:c="9"/>const nginxContent = `<text:line-break/>server {<text:line-break/> <text:s/>listen 80;<text:line-break/> <text:s/>server_name ${domain} www.${domain};<text:line-break/> <text:s/>return 301 https://$host$request_uri;<text:line-break/>}<text:line-break/><text:line-break/>server {<text:line-break/><text:soft-page-break/> <text:s/>listen 443 ssl http2;<text:line-break/> <text:s/>server_name ${domain} www.${domain};<text:line-break/><text:line-break/> <text:s/>ssl_certificate <text:s text:c="4"/>${sslDir}/fullchain.pem;<text:line-break/> <text:s/>ssl_certificate_key ${sslDir}/privkey.pem;<text:line-break/><text:line-break/> <text:s/>add_header X-WAF-Engine "MVP-WAF";<text:line-break/><text:line-break/> <text:s/>map $http_user_agent $bot_allowed {<text:line-break/> <text:s text:c="3"/>default 0;<text:line-break/> <text:s text:c="3"/>include /etc/nginx/allow-bots.txt;<text:line-break/> <text:s/>}<text:line-break/><text:line-break/> <text:s/>map $http_user_agent $bot_blocked {<text:line-break/> <text:s text:c="3"/>default 0;<text:line-break/> <text:s text:c="3"/>include /etc/nginx/bot-blacklist.txt;<text:line-break/> <text:s/>}<text:line-break/><text:line-break/> <text:s/>if ($bot_blocked = 1) {<text:line-break/> <text:s text:c="3"/>return 403;<text:line-break/> <text:s/>}<text:line-break/><text:line-break/> <text:s/>if ($bot_allowed = 0) {<text:line-break/> <text:s text:c="3"/>add_header Content-Type text/html;<text:line-break/> <text:s text:c="3"/>return 200 "&lt;html&gt;&lt;script&gt;setTimeout(() =&gt; location.reload(), 1500);&lt;/script&gt;Verificando acceso...&lt;/html&gt;";<text:line-break/> <text:s/>}<text:line-break/><text:line-break/> <text:s/>location / {<text:line-break/> <text:s text:c="3"/>proxy_pass ${backend};<text:line-break/> <text:s text:c="3"/>proxy_set_header Host $host;<text:line-break/> <text:s text:c="3"/>proxy_set_header X-Real-IP $remote_addr;<text:line-break/> <text:s text:c="3"/>proxy_set_header X-Forwarded-For $proxy_add_x_forwarded_for;<text:line-break/> <text:s text:c="3"/>proxy_ssl_server_name on;<text:line-break/> <text:s/>}<text:line-break/>}<text:line-break/>`;<text:line-break/><text:line-break/> <text:s text:c="9"/>fs.writeFileSync(nginxConf, nginxContent);<text:line-break/> <text:s text:c="9"/>fs.mkdirSync(sslDir, { recursive: true });<text:line-break/><text:line-break/> <text:s text:c="9"/>exec(`certbot certonly --standalone --non-interactive --agree-tos --register-unsafely-without-email -d ${domain} -d www.${domain}`, (err) =&gt; {<text:line-break/> <text:s text:c="11"/>if (err) return res.status(500).json({ error: "SSL generation failed" });<text:line-break/><text:line-break/> <text:s text:c="11"/>fs.copyFileSync(`/etc/letsencrypt/live/${domain}/fullchain.pem`, `${sslDir}/fullchain.pem`);<text:line-break/> <text:s text:c="11"/>fs.copyFileSync(`/etc/letsencrypt/live/${domain}/privkey.pem`, `${sslDir}/privkey.pem`);<text:line-break/><text:line-break/> <text:s text:c="11"/>exec("systemctl reload bind9 &amp;&amp; systemctl reload nginx", (err) =&gt; {<text:line-break/> <text:s text:c="13"/>if (err) return res.status(500).json({ error: "Service reload failed" });<text:line-break/> <text:s text:c="13"/>res.json({ status: "Domain configured successfully" });<text:line-break/><text:soft-page-break/> <text:s text:c="11"/>});<text:line-break/> <text:s text:c="9"/>});<text:line-break/> <text:s text:c="7"/>});<text:line-break/> <text:s text:c="5"/>};<text:line-break/><text:line-break/> <text:s text:c="5"/>if (user) {<text:line-break/> <text:s text:c="7"/>ensureUser(user.id);<text:line-break/> <text:s text:c="5"/>} else {<text:line-break/> <text:s text:c="7"/>db.run("INSERT INTO users (email) VALUES (?)", [email], function (err) {<text:line-break/> <text:s text:c="9"/>if (err) return res.status(500).json({ error: "User creation failed" });<text:line-break/> <text:s text:c="9"/>ensureUser(this.lastID);<text:line-break/> <text:s text:c="7"/>});<text:line-break/> <text:s text:c="5"/>}<text:line-break/> <text:s text:c="3"/>});<text:line-break/> <text:s/>} catch (e) {<text:line-break/> <text:s text:c="3"/>console.error(e);<text:line-break/> <text:s text:c="3"/>res.status(500).json({ error: "Internal server error" });<text:line-break/> <text:s/>}<text:line-break/>});<text:line-break/><text:line-break/>app.listen(PORT, () =&gt; console.log(`WAF API running on http://localhost:${PORT}`));<text:line-break/></text:p>
      <text:p text:style-name="Standard"/>
      <text:p text:style-name="Text_20_body">✅ Listo. Ahora el microservicio:</text:p>
      <text:list text:style-name="L22">
        <text:list-item>
          <text:p text:style-name="P23">Usa <text:span text:style-name="Strong_20_Emphasis">SQLite</text:span> como base de datos</text:p>
        </text:list-item>
        <text:list-item>
          <text:p text:style-name="P23">Soporta múltiples dominios por usuario (identificados por email)</text:p>
        </text:list-item>
        <text:list-item>
          <text:p text:style-name="P23">Guarda el backend en la tabla <text:span text:style-name="Source_20_Text">waf_domains</text:span></text:p>
        </text:list-item>
        <text:list-item>
          <text:p text:style-name="P23">Crea los archivos BIND9, NGINX y certificados como antes</text:p>
        </text:list-item>
      </text:list>
      <text:h text:style-name="Heading_20_3" text:outline-level="3">🧪 ¿Siguiente paso?</text:h>
      <text:p text:style-name="Text_20_body">¿Quieres que el frontend en Next.js consulte esta API para listar y crear dominios por usuario? También puedo generar endpoints para ver estadísticas.</text:p>
      <text:p text:style-name="Standard"/>
      <text:p text:style-name="Standard"/>
      <text:p text:style-name="Standard">// app/page.tsx<text:line-break/>'use client';<text:line-break/><text:line-break/>import { useEffect, useState } from 'react';<text:line-break/>import axios from 'axios';<text:line-break/><text:line-break/>export default function Home() {<text:line-break/> <text:s/>const [email, setEmail] = useState('');<text:line-break/> <text:s/>const [projectName, setProjectName] = useState('');<text:line-break/> <text:s/>const [backend, setBackend] = useState('');<text:line-break/> <text:s/>const [domain, setDomain] = useState('');<text:line-break/> <text:s/>const [projects, setProjects] = useState&lt;any[]&gt;([]);<text:line-break/> <text:s/>const [message, setMessage] = useState('');<text:line-break/> <text:s/>const [loading, setLoading] = useState(false);<text:line-break/><text:soft-page-break/><text:line-break/> <text:s/>const fetchProjects = async () =&gt; {<text:line-break/> <text:s text:c="3"/>if (!email) return;<text:line-break/> <text:s text:c="3"/>const res = await axios.get(`/api/waf?email=${email}`);<text:line-break/> <text:s text:c="3"/>setProjects(res.data);<text:line-break/> <text:s/>};<text:line-break/><text:line-break/> <text:s/>const createDomain = async () =&gt; {<text:line-break/> <text:s text:c="3"/>setLoading(true);<text:line-break/> <text:s text:c="3"/>try {<text:line-break/> <text:s text:c="5"/>const res = await axios.post('/api/domain', {<text:line-break/> <text:s text:c="7"/>email,<text:line-break/> <text:s text:c="7"/>projectName,<text:line-break/> <text:s text:c="7"/>backend_ip: backend,<text:line-break/> <text:s text:c="7"/>domain,<text:line-break/> <text:s text:c="5"/>});<text:line-break/> <text:s text:c="5"/>setMessage(res.data.status);<text:line-break/> <text:s text:c="5"/>fetchProjects();<text:line-break/> <text:s text:c="5"/>setDomain('');<text:line-break/> <text:s text:c="3"/>} catch (e: any) {<text:line-break/> <text:s text:c="5"/>setMessage(e?.response?.data?.error || 'Error');<text:line-break/> <text:s text:c="3"/>} finally {<text:line-break/> <text:s text:c="5"/>setLoading(false);<text:line-break/> <text:s text:c="3"/>}<text:line-break/> <text:s/>};<text:line-break/><text:line-break/> <text:s/>return (<text:line-break/> <text:s text:c="3"/>&lt;main className="p-6 max-w-xl mx-auto"&gt;<text:line-break/> <text:s text:c="5"/>&lt;h1 className="text-2xl font-bold mb-4"&gt;Panel WAF&lt;/h1&gt;<text:line-break/><text:line-break/> <text:s text:c="5"/>&lt;input<text:line-break/> <text:s text:c="7"/>type="email"<text:line-break/> <text:s text:c="7"/>value={email}<text:line-break/> <text:s text:c="7"/>onChange={(e) =&gt; setEmail(e.target.value)}<text:line-break/> <text:s text:c="7"/>placeholder="Tu email"<text:line-break/> <text:s text:c="7"/>className="border px-2 py-1 w-full mb-3"<text:line-break/> <text:s text:c="5"/>/&gt;<text:line-break/><text:line-break/> <text:s text:c="5"/>&lt;button<text:line-break/> <text:s text:c="7"/>onClick={fetchProjects}<text:line-break/> <text:s text:c="7"/>className="bg-blue-600 text-white px-4 py-2 mb-4 rounded"<text:line-break/> <text:s text:c="5"/>&gt;<text:line-break/> <text:s text:c="7"/>Ver Mis Proyectos<text:line-break/> <text:s text:c="5"/>&lt;/button&gt;<text:line-break/><text:line-break/> <text:s text:c="5"/>&lt;div className="border p-4 mb-6 rounded bg-gray-50"&gt;<text:line-break/> <text:s text:c="7"/>&lt;h2 className="font-semibold mb-2"&gt;Crear Proyecto y Dominio&lt;/h2&gt;<text:line-break/> <text:s text:c="7"/>&lt;input<text:line-break/> <text:s text:c="9"/>value={projectName}<text:line-break/> <text:s text:c="9"/>onChange={(e) =&gt; setProjectName(e.target.value)}<text:line-break/> <text:s text:c="9"/>placeholder="Nombre del proyecto"<text:line-break/> <text:s text:c="9"/>className="border px-2 py-1 w-full mb-2"<text:line-break/><text:soft-page-break/> <text:s text:c="7"/>/&gt;<text:line-break/> <text:s text:c="7"/>&lt;input<text:line-break/> <text:s text:c="9"/>value={backend}<text:line-break/> <text:s text:c="9"/>onChange={(e) =&gt; setBackend(e.target.value)}<text:line-break/> <text:s text:c="9"/>placeholder="IP del servidor backend"<text:line-break/> <text:s text:c="9"/>className="border px-2 py-1 w-full mb-2"<text:line-break/> <text:s text:c="7"/>/&gt;<text:line-break/> <text:s text:c="7"/>&lt;input<text:line-break/> <text:s text:c="9"/>value={domain}<text:line-break/> <text:s text:c="9"/>onChange={(e) =&gt; setDomain(e.target.value)}<text:line-break/> <text:s text:c="9"/>placeholder="ej: waf.midominio.com"<text:line-break/> <text:s text:c="9"/>className="border px-2 py-1 w-full mb-2"<text:line-break/> <text:s text:c="7"/>/&gt;<text:line-break/> <text:s text:c="7"/>&lt;button<text:line-break/> <text:s text:c="9"/>onClick={createDomain}<text:line-break/> <text:s text:c="9"/>disabled={loading}<text:line-break/> <text:s text:c="9"/>className="bg-green-600 text-white px-4 py-2 rounded"<text:line-break/> <text:s text:c="7"/>&gt;<text:line-break/> <text:s text:c="9"/>{loading ? 'Creando...' : 'Crear Dominio'}<text:line-break/> <text:s text:c="7"/>&lt;/button&gt;<text:line-break/> <text:s text:c="7"/>{message &amp;&amp; &lt;p className="mt-2 text-sm text-gray-700"&gt;{message}&lt;/p&gt;}<text:line-break/> <text:s text:c="5"/>&lt;/div&gt;<text:line-break/><text:line-break/> <text:s text:c="5"/>&lt;div className="border p-4 rounded bg-yellow-50"&gt;<text:line-break/> <text:s text:c="7"/>&lt;h2 className="font-semibold mb-2"&gt;Instrucciones de DNS&lt;/h2&gt;<text:line-break/> <text:s text:c="7"/>&lt;p className="text-sm text-gray-700 mb-2"&gt;<text:line-break/> <text:s text:c="9"/>Para activar el WAF en tu dominio, por favor añade este registro en el panel DNS de tu proveedor:<text:line-break/> <text:s text:c="7"/>&lt;/p&gt;<text:line-break/> <text:s text:c="7"/>&lt;code className="block bg-white p-2 text-sm font-mono border rounded mb-2"&gt;<text:line-break/> <text:s text:c="9"/>www.tudominio.com. IN CNAME waf123.tu-waf.com.<text:line-break/> <text:s text:c="7"/>&lt;/code&gt;<text:line-break/> <text:s text:c="7"/>&lt;p className="text-xs text-gray-500"&gt;<text:line-break/> <text:s text:c="9"/>Si tienes dudas, contacta soporte o consulta la guía paso a paso.<text:line-break/> <text:s text:c="7"/>&lt;/p&gt;<text:line-break/> <text:s text:c="5"/>&lt;/div&gt;<text:line-break/><text:line-break/> <text:s text:c="5"/>&lt;h2 className="font-semibold mt-8 mb-2"&gt;Dominios Asociados&lt;/h2&gt;<text:line-break/> <text:s text:c="5"/>&lt;ul className="space-y-2"&gt;<text:line-break/> <text:s text:c="7"/>{projects.map((p) =&gt; (<text:line-break/> <text:s text:c="9"/>&lt;li key={p.id} className="border p-3 rounded bg-white"&gt;<text:line-break/> <text:s text:c="11"/>&lt;strong&gt;{p.domain}&lt;/strong&gt;<text:line-break/> <text:s text:c="11"/>&lt;p className="text-sm text-gray-500"&gt;Backend: {p.backend_ip}&lt;/p&gt;<text:line-break/> <text:s text:c="11"/>&lt;p className="text-sm text-gray-400"&gt;Proyecto: {p.project}&lt;/p&gt;<text:line-break/> <text:s text:c="9"/>&lt;/li&gt;<text:line-break/> <text:s text:c="7"/>))}<text:line-break/> <text:s text:c="5"/>&lt;/ul&gt;<text:line-break/> <text:s text:c="3"/>&lt;/main&gt;<text:line-break/> <text:s/>);<text:line-break/>}<text:line-break/></text:p>
      <text:p text:style-name="Text_20_body"><text:soft-page-break/>✅ El panel en Next.js ahora muestra una <text:span text:style-name="Strong_20_Emphasis">instrucción clara para que el cliente configure su DNS</text:span> usando un <text:span text:style-name="Source_20_Text">CNAME</text:span>, al estilo de Mailchimp:</text:p>
      <text:p text:style-name="P11"><text:span text:style-name="Source_20_Text">www.tudominio.com. IN CNAME waf123.tu-waf.com.</text:span></text:p>
      <text:p text:style-name="Text_20_body">Esto permite:</text:p>
      <text:list text:style-name="L23">
        <text:list-item>
          <text:p text:style-name="P24">Delegar tráfico a tu WAF sin perder control del dominio principal</text:p>
        </text:list-item>
        <text:list-item>
          <text:p text:style-name="P24">Automatizar el backend desde tu microservicio</text:p>
        </text:list-item>
        <text:list-item>
          <text:p text:style-name="P24">Escalar sin necesidad de tocar los NS del dominio</text:p>
        </text:list-item>
      </text:list>
      <text:p text:style-name="Text_20_body">¿Quieres que generemos también una tabla de estado DNS por dominio (ej. si ya resolvió, TTL, errores)?</text:p>
      <text:p text:style-name="Text_20_body">Buena pregunta. Sí, al usar <text:span text:style-name="Strong_20_Emphasis">delegación por CNAME</text:span>, hay pequeños ajustes necesarios:</text:p>
      <text:p text:style-name="Horizontal_20_Line"/>
      <text:h text:style-name="Heading_20_2" text:outline-level="2">✅ Cambios necesarios para que tu WAF funcione con CNAME delegation</text:h>
      <text:h text:style-name="Heading_20_3" text:outline-level="3">1. <text:span text:style-name="Strong_20_Emphasis">BIND9 → no necesita configuración adicional</text:span></text:h>
      <text:p text:style-name="Text_20_body">No es necesario que tu BIND9 sirva zonas DNS personalizadas para los dominios de cliente (<text:span text:style-name="Source_20_Text">midominio.com</text:span>) porque:</text:p>
      <text:list text:style-name="L24">
        <text:list-item>
          <text:p text:style-name="P25">El cliente <text:span text:style-name="Strong_20_Emphasis">sigue controlando su DNS</text:span> en su proveedor (GoDaddy, Cloudflare…)</text:p>
        </text:list-item>
        <text:list-item>
          <text:p text:style-name="P25">Tú <text:span text:style-name="Strong_20_Emphasis">no resuelves su zona</text:span>, simplemente atiendes peticiones HTTP dirigidas a tus subdominios como <text:span text:style-name="Source_20_Text">waf123.tu-waf.com</text:span></text:p>
        </text:list-item>
      </text:list>
      <text:p text:style-name="Text_20_body">🟢 <text:span text:style-name="Strong_20_Emphasis">Conclusión</text:span>: puedes incluso deshabilitar temporalmente BIND9 si solo usas CNAME.</text:p>
      <text:p text:style-name="Horizontal_20_Line"/>
      <text:h text:style-name="Heading_20_3" text:outline-level="3">2. ✅ <text:span text:style-name="Strong_20_Emphasis">NGINX → sí necesita ajustes</text:span></text:h>
      <text:p text:style-name="Text_20_body">Necesitas configurar NGINX para:</text:p>
      <text:list text:style-name="L25">
        <text:list-item>
          <text:p text:style-name="P26">Escuchar peticiones HTTP/S a subdominios tipo <text:span text:style-name="Source_20_Text">waf123.tu-waf.com</text:span></text:p>
        </text:list-item>
        <text:list-item>
          <text:p text:style-name="P26">Leer el <text:span text:style-name="Source_20_Text">Host: www.midominio.com</text:span> que mantiene el navegador</text:p>
        </text:list-item>
        <text:list-item>
          <text:p text:style-name="P26">Usar esa cabecera para identificar al cliente y redirigir al backend correcto</text:p>
        </text:list-item>
      </text:list>
      <text:h text:style-name="Heading_20_4" text:outline-level="4">🎯 Ejemplo de NGINX por defecto para todos los WAF:</text:h>
      <text:p text:style-name="Preformatted_20_Text"><text:span text:style-name="Source_20_Text">server {</text:span></text:p>
      <text:p text:style-name="Preformatted_20_Text"><text:span text:style-name="Source_20_Text"><text:s text:c="2"/>listen 80;</text:span></text:p>
      <text:p text:style-name="Preformatted_20_Text"><text:span text:style-name="Source_20_Text"><text:s text:c="2"/>server_name ~^(?&lt;wafsub&gt;[^.]+)\\.tu-waf\\.com$;</text:span></text:p>
      <text:p text:style-name="Preformatted_20_Text"/>
      <text:p text:style-name="Preformatted_20_Text"><text:span text:style-name="Source_20_Text"><text:s text:c="2"/>location / {</text:span></text:p>
      <text:p text:style-name="Preformatted_20_Text"><text:span text:style-name="Source_20_Text"><text:s text:c="4"/>proxy_set_header Host $http_host; # mantiene Host: www.midominio.com</text:span></text:p>
      <text:p text:style-name="Preformatted_20_Text"><text:span text:style-name="Source_20_Text"><text:s text:c="4"/>proxy_pass http://127.0.0.1:8080; # o redirige dinámicamente desde base de datos</text:span></text:p>
      <text:p text:style-name="Preformatted_20_Text"/>
      <text:p text:style-name="Preformatted_20_Text"><text:soft-page-break/><text:span text:style-name="Source_20_Text"><text:s text:c="4"/># Puedes aquí meter lógica vía Lua o un subservicio que resuelva destino por Host</text:span></text:p>
      <text:p text:style-name="Preformatted_20_Text"><text:span text:style-name="Source_20_Text"><text:s text:c="2"/>}</text:span></text:p>
      <text:p text:style-name="P11"><text:span text:style-name="Source_20_Text">}</text:span></text:p>
      <text:p text:style-name="Quotations">🔁 También puedes usar un microservicio en Node o Python como reverse proxy inteligente con más lógica de inspección y detección de bots, si prefieres no hacerlo todo en NGINX.</text:p>
      <text:p text:style-name="Horizontal_20_Line"/>
      <text:h text:style-name="Heading_20_2" text:outline-level="2">✅ Qué debe hacer tu sistema automáticamente</text:h>
      <text:list text:style-name="L26">
        <text:list-item>
          <text:p text:style-name="P27">Cuando un cliente registra <text:span text:style-name="Source_20_Text">www.midominio.com</text:span>:</text:p>
          <text:list>
            <text:list-item>
              <text:p text:style-name="P27">Generar un subdominio CNAME: <text:span text:style-name="Source_20_Text">waf123.tu-waf.com</text:span></text:p>
            </text:list-item>
            <text:list-item>
              <text:p text:style-name="P27">Guardar ese subdominio en base de datos</text:p>
            </text:list-item>
            <text:list-item>
              <text:p text:style-name="P27">Configurar NGINX (o recargarlo) para atender ese subdominio</text:p>
            </text:list-item>
          </text:list>
        </text:list-item>
        <text:list-item>
          <text:p text:style-name="P27">Tu panel le muestra al cliente:</text:p>
          <text:p text:style-name="P28"><text:span text:style-name="Source_20_Text">CNAME www.midominio.com → waf123.tu-waf.com</text:span></text:p>
        </text:list-item>
        <text:list-item>
          <text:p text:style-name="P27">NGINX recibe <text:span text:style-name="Source_20_Text">Host: www.midominio.com</text:span> y decide a qué backend enviar el tráfico.</text:p>
        </text:list-item>
      </text:list>
      <text:p text:style-name="Horizontal_20_Line"/>
      <text:p text:style-name="Text_20_body">¿Quieres que te prepare un microservicio en Node.js o Lua con NGINX para enrutar por <text:span text:style-name="Source_20_Text">Host</text:span> dinámico desde SQLite?</text:p>
      <text:p text:style-name="Text_20_body">Buena pregunta, y muy importante para tus clientes.</text:p>
      <text:p text:style-name="Horizontal_20_Line"/>
      <text:h text:style-name="Heading_20_2" text:outline-level="2">¿Afecta el uso del CNAME para el WAF al SEO o SEM del cliente?</text:h>
      <text:h text:style-name="Heading_20_3" text:outline-level="3">✅ En general, <text:span text:style-name="Strong_20_Emphasis">NO debería afectar negativamente</text:span> al SEO ni SEM, siempre que:</text:h>
      <text:list text:style-name="L27">
        <text:list-item>
          <text:p text:style-name="P29"><text:span text:style-name="Strong_20_Emphasis">El dominio principal se mantenga igual</text:span></text:p>
          <text:list>
            <text:list-item>
              <text:p text:style-name="P29">El cliente sigue usando <text:span text:style-name="Source_20_Text">www.midominio.com</text:span> para su web.</text:p>
            </text:list-item>
            <text:list-item>
              <text:p text:style-name="P29">Solo está apuntando ese subdominio (ej. <text:span text:style-name="Source_20_Text">www.midominio.com</text:span>) via CNAME a tu WAF, que funciona como proxy transparente.</text:p>
            </text:list-item>
          </text:list>
        </text:list-item>
        <text:list-item>
          <text:p text:style-name="P29"><text:span text:style-name="Strong_20_Emphasis">El WAF preserve las cabeceras HTTP originales</text:span></text:p>
          <text:list>
            <text:list-item>
              <text:p text:style-name="P29">Importante: el WAF debe reenviar las cabeceras <text:span text:style-name="Source_20_Text">Host</text:span>, <text:span text:style-name="Source_20_Text">User-Agent</text:span>, etc., para que el backend vea la petición tal cual.</text:p>
            </text:list-item>
            <text:list-item>
              <text:p text:style-name="P29">También debe manejar correctamente los códigos HTTP (200, 301, 302) y los redireccionamientos.</text:p>
            </text:list-item>
          </text:list>
        </text:list-item>
        <text:list-item>
          <text:p text:style-name="P29"><text:soft-page-break/><text:span text:style-name="Strong_20_Emphasis">El WAF no introduce latencias o bloqueos injustificados</text:span></text:p>
          <text:list>
            <text:list-item>
              <text:p text:style-name="P29">Si bloquea bots legítimos o ralentiza el sitio, sí puede afectar SEO o SEM (porque Google puede interpretar mal la respuesta).</text:p>
            </text:list-item>
          </text:list>
        </text:list-item>
        <text:list-item>
          <text:p text:style-name="P29"><text:span text:style-name="Strong_20_Emphasis">SSL/TLS esté configurado correctamente</text:span></text:p>
          <text:list>
            <text:list-item>
              <text:p text:style-name="P29">Es fundamental que el certificado cubra <text:span text:style-name="Source_20_Text">www.midominio.com</text:span> para no dar errores de seguridad que afecten experiencia y SEO.</text:p>
            </text:list-item>
          </text:list>
        </text:list-item>
      </text:list>
      <text:p text:style-name="Horizontal_20_Line"/>
      <text:h text:style-name="Heading_20_3" text:outline-level="3">Posibles efectos a tener en cuenta:</text:h>
      <text:list text:style-name="L28">
        <text:list-item>
          <text:p text:style-name="P30"><text:span text:style-name="Strong_20_Emphasis">Google puede tardar un poco en reindexar</text:span> el dominio si hay cambios en la infraestructura, pero no suele ser problema.</text:p>
        </text:list-item>
        <text:list-item>
          <text:p text:style-name="P30">SEM (Google Ads, etc.) depende más de la velocidad y disponibilidad, que tu WAF debe preservar.</text:p>
        </text:list-item>
        <text:list-item>
          <text:p text:style-name="P30">No usar redirecciones 301 o 302 innecesarias que cambien URL o provoquen cadenas largas.</text:p>
        </text:list-item>
      </text:list>
      <text:p text:style-name="Horizontal_20_Line"/>
      <text:h text:style-name="Heading_20_3" text:outline-level="3">Resumen para tus clientes (qué decirles en el panel):</text:h>
      <text:p text:style-name="Quotations">“Para usar nuestro WAF solo necesitas crear un CNAME apuntando tu subdominio a nuestro servicio.<text:line-break/>Esto no afecta tu SEO ni SEM si mantienes la configuración habitual y tu sitio responde rápido.<text:line-break/>Nuestro sistema reenvía la información original para que Google y otros motores vean tu sitio igual que siempre.”</text:p>
      <text:p text:style-name="Horizontal_20_Line"/>
      <text:p text:style-name="Text_20_body">¿Quieres que te prepare un texto tipo FAQ o política para integrar en el panel y tranquilizar a los usuarios?</text:p>
      <text:p text:style-name="Text_20_body">Claro, vamos a generar una configuración de NGINX y su API (o código backend que genere configuraciones) que cumpla con esos 4 puntos clave para que el WAF funcione como proxy transparente sin afectar SEO/SEM:</text:p>
      <text:p text:style-name="Horizontal_20_Line"/>
      <text:h text:style-name="Heading_20_2" text:outline-level="2">1. Configuración NGINX para proxy transparente</text:h>
      <text:p text:style-name="Preformatted_20_Text"><text:span text:style-name="Source_20_Text"># nginx.conf o un include específico para WAF</text:span></text:p>
      <text:p text:style-name="Preformatted_20_Text"/>
      <text:p text:style-name="Preformatted_20_Text"><text:span text:style-name="Source_20_Text">server {</text:span></text:p>
      <text:p text:style-name="Preformatted_20_Text"><text:span text:style-name="Source_20_Text"><text:s text:c="4"/>listen 80;</text:span></text:p>
      <text:p text:style-name="Preformatted_20_Text"><text:span text:style-name="Source_20_Text"><text:s text:c="4"/>listen 443 ssl;</text:span></text:p>
      <text:p text:style-name="Preformatted_20_Text"/>
      <text:p text:style-name="Preformatted_20_Text"><text:span text:style-name="Source_20_Text"><text:s text:c="4"/># Este bloque escucha todos los subdominios bajo *.tu-waf.com</text:span></text:p>
      <text:p text:style-name="Preformatted_20_Text"><text:span text:style-name="Source_20_Text"><text:s text:c="4"/>server_name ~^(?&lt;wafsub&gt;[^.]+)\.tu-waf\.com$;</text:span></text:p>
      <text:p text:style-name="Preformatted_20_Text"/>
      <text:p text:style-name="Preformatted_20_Text"><text:span text:style-name="Source_20_Text"><text:s text:c="4"/># SSL (debes configurar certificados validos para *.tu-waf.com)</text:span></text:p>
      <text:p text:style-name="Preformatted_20_Text"><text:soft-page-break/><text:span text:style-name="Source_20_Text"><text:s text:c="4"/>ssl_certificate <text:s text:c="4"/>/etc/ssl/certs/tu-waf.crt;</text:span></text:p>
      <text:p text:style-name="Preformatted_20_Text"><text:span text:style-name="Source_20_Text"><text:s text:c="4"/>ssl_certificate_key /etc/ssl/private/tu-waf.key;</text:span></text:p>
      <text:p text:style-name="Preformatted_20_Text"/>
      <text:p text:style-name="Preformatted_20_Text"><text:span text:style-name="Source_20_Text"><text:s text:c="4"/>location / {</text:span></text:p>
      <text:p text:style-name="Preformatted_20_Text"><text:span text:style-name="Source_20_Text"><text:s text:c="8"/># Mantener cabecera Host original del cliente para backend</text:span></text:p>
      <text:p text:style-name="Preformatted_20_Text"><text:span text:style-name="Source_20_Text"><text:s text:c="8"/>proxy_set_header Host $http_host;</text:span></text:p>
      <text:p text:style-name="Preformatted_20_Text"/>
      <text:p text:style-name="Preformatted_20_Text"><text:span text:style-name="Source_20_Text"><text:s text:c="8"/># Mantener IP original para logs y backend</text:span></text:p>
      <text:p text:style-name="Preformatted_20_Text"><text:span text:style-name="Source_20_Text"><text:s text:c="8"/>proxy_set_header X-Real-IP $remote_addr;</text:span></text:p>
      <text:p text:style-name="Preformatted_20_Text"><text:span text:style-name="Source_20_Text"><text:s text:c="8"/>proxy_set_header X-Forwarded-For $proxy_add_x_forwarded_for;</text:span></text:p>
      <text:p text:style-name="Preformatted_20_Text"><text:span text:style-name="Source_20_Text"><text:s text:c="8"/>proxy_set_header X-Forwarded-Proto $scheme;</text:span></text:p>
      <text:p text:style-name="Preformatted_20_Text"/>
      <text:p text:style-name="Preformatted_20_Text"><text:span text:style-name="Source_20_Text"><text:s text:c="8"/># Reenvío de cookies, etc.</text:span></text:p>
      <text:p text:style-name="Preformatted_20_Text"><text:span text:style-name="Source_20_Text"><text:s text:c="8"/>proxy_pass http://backend_upstream;</text:span></text:p>
      <text:p text:style-name="Preformatted_20_Text"/>
      <text:p text:style-name="Preformatted_20_Text"><text:span text:style-name="Source_20_Text"><text:s text:c="8"/># Timeout para evitar latencias largas</text:span></text:p>
      <text:p text:style-name="Preformatted_20_Text"><text:span text:style-name="Source_20_Text"><text:s text:c="8"/>proxy_connect_timeout 5s;</text:span></text:p>
      <text:p text:style-name="Preformatted_20_Text"><text:span text:style-name="Source_20_Text"><text:s text:c="8"/>proxy_send_timeout 10s;</text:span></text:p>
      <text:p text:style-name="Preformatted_20_Text"><text:span text:style-name="Source_20_Text"><text:s text:c="8"/>proxy_read_timeout 30s;</text:span></text:p>
      <text:p text:style-name="Preformatted_20_Text"/>
      <text:p text:style-name="Preformatted_20_Text"><text:span text:style-name="Source_20_Text"><text:s text:c="8"/># Manejar websockets si los hubiera (opcional)</text:span></text:p>
      <text:p text:style-name="Preformatted_20_Text"><text:span text:style-name="Source_20_Text"><text:s text:c="8"/>proxy_http_version 1.1;</text:span></text:p>
      <text:p text:style-name="Preformatted_20_Text"><text:span text:style-name="Source_20_Text"><text:s text:c="8"/>proxy_set_header Upgrade $http_upgrade;</text:span></text:p>
      <text:p text:style-name="Preformatted_20_Text"><text:span text:style-name="Source_20_Text"><text:s text:c="8"/>proxy_set_header Connection "upgrade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Upstream dinámico generado desde API o microservicio</text:span></text:p>
      <text:p text:style-name="Preformatted_20_Text"><text:span text:style-name="Source_20_Text">upstream backend_upstream {</text:span></text:p>
      <text:p text:style-name="Preformatted_20_Text"><text:span text:style-name="Source_20_Text"><text:s text:c="4"/># Aquí se configura dinámicamente la IP según el subdominio y base de datos</text:span></text:p>
      <text:p text:style-name="P11"><text:span text:style-name="Source_20_Text">}</text:span></text:p>
      <text:p text:style-name="Horizontal_20_Line"/>
      <text:h text:style-name="Heading_20_2" text:outline-level="2">2. API / microservicio ejemplo en Node.js para generar configuración dinámica y enrutar</text:h>
      <text:p text:style-name="Preformatted_20_Text"><text:span text:style-name="Source_20_Text">// pseudo código Node.js con Express para proxy dinámico</text:span></text:p>
      <text:p text:style-name="Preformatted_20_Text"/>
      <text:p text:style-name="Preformatted_20_Text"><text:span text:style-name="Source_20_Text">const express = require('express');</text:span></text:p>
      <text:p text:style-name="Preformatted_20_Text"><text:span text:style-name="Source_20_Text">const httpProxy = require('http-proxy');</text:span></text:p>
      <text:p text:style-name="Preformatted_20_Text"><text:span text:style-name="Source_20_Text">const sqlite3 = require('sqlite3').verbose();</text:span></text:p>
      <text:p text:style-name="Preformatted_20_Text"/>
      <text:p text:style-name="Preformatted_20_Text"><text:span text:style-name="Source_20_Text">const app = express();</text:span></text:p>
      <text:p text:style-name="Preformatted_20_Text"><text:span text:style-name="Source_20_Text">const proxy = httpProxy.createProxyServer({});</text:span></text:p>
      <text:p text:style-name="Preformatted_20_Text"><text:span text:style-name="Source_20_Text">const db = new sqlite3.Database('./waf.db');</text:span></text:p>
      <text:p text:style-name="Preformatted_20_Text"/>
      <text:p text:style-name="Preformatted_20_Text"><text:span text:style-name="Source_20_Text">app.use((req, res) =&gt; {</text:span></text:p>
      <text:p text:style-name="Preformatted_20_Text"><text:span text:style-name="Source_20_Text"><text:s text:c="2"/>const host = req.headers.host; // ej: www.midominio.com</text:span></text:p>
      <text:p text:style-name="Preformatted_20_Text"><text:span text:style-name="Source_20_Text"><text:s text:c="2"/>db.get('SELECT backend_ip FROM projects JOIN domains ON projects.id = domains.project_id WHERE domains.domain = ?', [host], (err, row) =&gt; {</text:span></text:p>
      <text:p text:style-name="Preformatted_20_Text"><text:span text:style-name="Source_20_Text"><text:s text:c="4"/>if (err || !row) {</text:span></text:p>
      <text:p text:style-name="Preformatted_20_Text"><text:span text:style-name="Source_20_Text"><text:s text:c="6"/>res.status(404).send('Dominio no configurado');</text:span></text:p>
      <text:p text:style-name="Preformatted_20_Text"><text:span text:style-name="Source_20_Text"><text:s text:c="6"/>return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// Proxy transparente manteniendo cabeceras</text:span></text:p>
      <text:p text:style-name="Preformatted_20_Text"><text:span text:style-name="Source_20_Text"><text:s text:c="4"/>proxy.web(req, res, { target: `http://${row.backend_ip}` }, (e) =&gt; {</text:span></text:p>
      <text:p text:style-name="Preformatted_20_Text"><text:span text:style-name="Source_20_Text"><text:s text:c="6"/>res.status(502).send('Error al conectar con backend');</text:span></text:p>
      <text:p text:style-name="Preformatted_20_Text"><text:span text:style-name="Source_20_Text"><text:s text:c="4"/>});</text:span></text:p>
      <text:p text:style-name="Preformatted_20_Text"><text:span text:style-name="Source_20_Text"><text:s text:c="2"/>});</text:span></text:p>
      <text:p text:style-name="Preformatted_20_Text"><text:span text:style-name="Source_20_Text">});</text:span></text:p>
      <text:p text:style-name="Preformatted_20_Text"/>
      <text:p text:style-name="P11"><text:soft-page-break/><text:span text:style-name="Source_20_Text">app.listen(8080, () =&gt; console.log('WAF proxy iniciado en puerto 8080'));</text:span></text:p>
      <text:p text:style-name="Horizontal_20_Line"/>
      <text:h text:style-name="Heading_20_2" text:outline-level="2">3. Cómo combinarlo con NGINX</text:h>
      <text:list text:style-name="L29">
        <text:list-item>
          <text:p text:style-name="P31">NGINX actúa solo como <text:span text:style-name="Strong_20_Emphasis">TLS terminator y balanceador</text:span></text:p>
        </text:list-item>
        <text:list-item>
          <text:p text:style-name="P31">La lógica para enrutar a backend IP según <text:span text:style-name="Source_20_Text">Host</text:span> está en el microservicio Node.js</text:p>
        </text:list-item>
        <text:list-item>
          <text:p text:style-name="P31">Así puedes cambiar backend IP sin recargar NGINX, sólo con DB y microservicio</text:p>
        </text:list-item>
      </text:list>
      <text:p text:style-name="Horizontal_20_Line"/>
      <text:h text:style-name="Heading_20_2" text:outline-level="2">4. Recomendaciones para SEO/SEM</text:h>
      <text:list text:style-name="L30">
        <text:list-item>
          <text:p text:style-name="P32">SSL válido para <text:span text:style-name="Source_20_Text">*.tu-waf.com</text:span> y si quieres también para los dominios clientes (Let’s Encrypt ACME puede ayudar)</text:p>
        </text:list-item>
        <text:list-item>
          <text:p text:style-name="P32">Proxy transparente que mantiene <text:span text:style-name="Source_20_Text">Host</text:span> y otras cabeceras</text:p>
        </text:list-item>
        <text:list-item>
          <text:p text:style-name="P32">Evitar redirecciones innecesarias en backend y WAF</text:p>
        </text:list-item>
        <text:list-item>
          <text:p text:style-name="P32">Monitorear latencia y bloqueos de bots legítimos</text:p>
        </text:list-item>
      </text:list>
      <text:p text:style-name="Horizontal_20_Line"/>
      <text:p text:style-name="Text_20_body">¿Quieres que te prepare el script que actualice la configuración NGINX automáticamente con las IPs o la integración con SQLite?</text:p>
      <text:p text:style-name="Text_20_body">Perfecto, te armo ambos:</text:p>
      <text:list text:style-name="L31">
        <text:list-item>
          <text:p text:style-name="P33"><text:span text:style-name="Strong_20_Emphasis">Script Node.js para actualizar configuración NGINX dinámicamente</text:span> (por proyectos/IPs desde SQLite)</text:p>
        </text:list-item>
        <text:list-item>
          <text:p text:style-name="P33"><text:span text:style-name="Strong_20_Emphasis">Microservicio proxy con routing dinámico usando SQLite</text:span></text:p>
        </text:list-item>
      </text:list>
      <text:p text:style-name="Horizontal_20_Line"/>
      <text:h text:style-name="Heading_20_1" text:outline-level="1">1. Script para generar archivo <text:span text:style-name="Source_20_Text">upstream.conf</text:span> de NGINX desde SQLite</text:h>
      <text:p text:style-name="Preformatted_20_Text"><text:span text:style-name="Source_20_Text">// scripts/generate-nginx-upstreams.js</text:span></text:p>
      <text:p text:style-name="Preformatted_20_Text"><text:span text:style-name="Source_20_Text">const fs = require('fs');</text:span></text:p>
      <text:p text:style-name="Preformatted_20_Text"><text:span text:style-name="Source_20_Text">const sqlite3 = require('sqlite3').verbose();</text:span></text:p>
      <text:p text:style-name="Preformatted_20_Text"/>
      <text:p text:style-name="Preformatted_20_Text"><text:span text:style-name="Source_20_Text">const DB_PATH = './waf.db';</text:span></text:p>
      <text:p text:style-name="Preformatted_20_Text"><text:span text:style-name="Source_20_Text">const OUTPUT_PATH = './nginx/conf.d/upstream.conf';</text:span></text:p>
      <text:p text:style-name="Preformatted_20_Text"/>
      <text:p text:style-name="Preformatted_20_Text"><text:span text:style-name="Source_20_Text">const db = new sqlite3.Database(DB_PATH);</text:span></text:p>
      <text:p text:style-name="Preformatted_20_Text"/>
      <text:p text:style-name="Preformatted_20_Text"><text:span text:style-name="Source_20_Text">db.all(`</text:span></text:p>
      <text:p text:style-name="Preformatted_20_Text"><text:span text:style-name="Source_20_Text"><text:s text:c="2"/>SELECT projects.id, projects.backend_ip</text:span></text:p>
      <text:p text:style-name="Preformatted_20_Text"><text:span text:style-name="Source_20_Text"><text:s text:c="2"/>FROM projects</text:span></text:p>
      <text:p text:style-name="Preformatted_20_Text"><text:span text:style-name="Source_20_Text"><text:s text:c="2"/>WHERE projects.backend_ip IS NOT NULL</text:span></text:p>
      <text:p text:style-name="Preformatted_20_Text"><text:span text:style-name="Source_20_Text">`, (err, rows) =&gt; {</text:span></text:p>
      <text:p text:style-name="Preformatted_20_Text"><text:soft-page-break/><text:span text:style-name="Source_20_Text"><text:s text:c="2"/>if (err) {</text:span></text:p>
      <text:p text:style-name="Preformatted_20_Text"><text:span text:style-name="Source_20_Text"><text:s text:c="4"/>console.error('Error leyendo DB:', err);</text:span></text:p>
      <text:p text:style-name="Preformatted_20_Text"><text:span text:style-name="Source_20_Text"><text:s text:c="4"/>process.exit(1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let conf = 'upstream backend_upstream {\n';</text:span></text:p>
      <text:p text:style-name="Preformatted_20_Text"><text:span text:style-name="Source_20_Text"><text:s text:c="2"/>rows.forEach(row =&gt; {</text:span></text:p>
      <text:p text:style-name="Preformatted_20_Text"><text:span text:style-name="Source_20_Text"><text:s text:c="4"/>conf += ` <text:s text:c="3"/>server ${row.backend_ip}:80; # project id: ${row.id}\n`;</text:span></text:p>
      <text:p text:style-name="Preformatted_20_Text"><text:span text:style-name="Source_20_Text"><text:s text:c="2"/>});</text:span></text:p>
      <text:p text:style-name="Preformatted_20_Text"><text:span text:style-name="Source_20_Text"><text:s text:c="2"/>conf += '}\n';</text:span></text:p>
      <text:p text:style-name="Preformatted_20_Text"/>
      <text:p text:style-name="Preformatted_20_Text"><text:span text:style-name="Source_20_Text"><text:s text:c="2"/>fs.writeFileSync(OUTPUT_PATH, conf);</text:span></text:p>
      <text:p text:style-name="Preformatted_20_Text"><text:span text:style-name="Source_20_Text"><text:s text:c="2"/>console.log('Archivo NGINX upstream generado en', OUTPUT_PATH);</text:span></text:p>
      <text:p text:style-name="Preformatted_20_Text"><text:span text:style-name="Source_20_Text"><text:s text:c="2"/>db.close();</text:span></text:p>
      <text:p text:style-name="P11"><text:span text:style-name="Source_20_Text">});</text:span></text:p>
      <text:list text:style-name="L32">
        <text:list-item>
          <text:p text:style-name="P34">Ejecútalo tras cada cambio para actualizar IPs en NGINX</text:p>
        </text:list-item>
        <text:list-item>
          <text:p text:style-name="P34">Luego recarga NGINX con: <text:span text:style-name="Source_20_Text">nginx -s reload</text:span></text:p>
        </text:list-item>
      </text:list>
      <text:p text:style-name="Horizontal_20_Line"/>
      <text:h text:style-name="Heading_20_1" text:outline-level="1">2. Microservicio proxy dinámico con SQLite y <text:span text:style-name="Source_20_Text">http-proxy</text:span></text:h>
      <text:p text:style-name="Preformatted_20_Text"><text:span text:style-name="Source_20_Text">// proxy-server.js</text:span></text:p>
      <text:p text:style-name="Preformatted_20_Text"><text:span text:style-name="Source_20_Text">const express = require('express');</text:span></text:p>
      <text:p text:style-name="Preformatted_20_Text"><text:span text:style-name="Source_20_Text">const httpProxy = require('http-proxy');</text:span></text:p>
      <text:p text:style-name="Preformatted_20_Text"><text:span text:style-name="Source_20_Text">const sqlite3 = require('sqlite3').verbose();</text:span></text:p>
      <text:p text:style-name="Preformatted_20_Text"/>
      <text:p text:style-name="Preformatted_20_Text"><text:span text:style-name="Source_20_Text">const app = express();</text:span></text:p>
      <text:p text:style-name="Preformatted_20_Text"><text:span text:style-name="Source_20_Text">const proxy = httpProxy.createProxyServer({});</text:span></text:p>
      <text:p text:style-name="Preformatted_20_Text"><text:span text:style-name="Source_20_Text">const db = new sqlite3.Database('./waf.db');</text:span></text:p>
      <text:p text:style-name="Preformatted_20_Text"/>
      <text:p text:style-name="Preformatted_20_Text"><text:span text:style-name="Source_20_Text">app.use((req, res) =&gt; {</text:span></text:p>
      <text:p text:style-name="Preformatted_20_Text"><text:span text:style-name="Source_20_Text"><text:s text:c="2"/>const host = req.headers.host; // ej: www.midominio.com</text:span></text:p>
      <text:p text:style-name="Preformatted_20_Text"/>
      <text:p text:style-name="Preformatted_20_Text"><text:span text:style-name="Source_20_Text"><text:s text:c="2"/>const sql = `</text:span></text:p>
      <text:p text:style-name="Preformatted_20_Text"><text:span text:style-name="Source_20_Text"><text:s text:c="4"/>SELECT projects.backend_ip</text:span></text:p>
      <text:p text:style-name="Preformatted_20_Text"><text:span text:style-name="Source_20_Text"><text:s text:c="4"/>FROM projects</text:span></text:p>
      <text:p text:style-name="Preformatted_20_Text"><text:span text:style-name="Source_20_Text"><text:s text:c="4"/>JOIN project_domains ON projects.id = project_domains.project_id</text:span></text:p>
      <text:p text:style-name="Preformatted_20_Text"><text:span text:style-name="Source_20_Text"><text:s text:c="4"/>WHERE project_domains.domain = ?</text:span></text:p>
      <text:p text:style-name="Preformatted_20_Text"><text:span text:style-name="Source_20_Text"><text:s text:c="4"/>LIMIT 1</text:span></text:p>
      <text:p text:style-name="Preformatted_20_Text"><text:span text:style-name="Source_20_Text"><text:s text:c="2"/>`;</text:span></text:p>
      <text:p text:style-name="Preformatted_20_Text"/>
      <text:p text:style-name="Preformatted_20_Text"><text:span text:style-name="Source_20_Text"><text:s text:c="2"/>db.get(sql, [host], (err, row) =&gt; {</text:span></text:p>
      <text:p text:style-name="Preformatted_20_Text"><text:span text:style-name="Source_20_Text"><text:s text:c="4"/>if (err) {</text:span></text:p>
      <text:p text:style-name="Preformatted_20_Text"><text:span text:style-name="Source_20_Text"><text:s text:c="6"/>console.error(err);</text:span></text:p>
      <text:p text:style-name="Preformatted_20_Text"><text:span text:style-name="Source_20_Text"><text:s text:c="6"/>res.status(500).send('Error interno');</text:span></text:p>
      <text:p text:style-name="Preformatted_20_Text"><text:span text:style-name="Source_20_Text"><text:s text:c="6"/>return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if (!row) {</text:span></text:p>
      <text:p text:style-name="Preformatted_20_Text"><text:span text:style-name="Source_20_Text"><text:s text:c="6"/>res.status(404).send('Dominio no configurado en WAF');</text:span></text:p>
      <text:p text:style-name="Preformatted_20_Text"><text:span text:style-name="Source_20_Text"><text:s text:c="6"/>return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Proxy transparente con cabeceras originales</text:span></text:p>
      <text:p text:style-name="Preformatted_20_Text"><text:span text:style-name="Source_20_Text"><text:s text:c="4"/>proxy.web(req, res, {</text:span></text:p>
      <text:p text:style-name="Preformatted_20_Text"><text:span text:style-name="Source_20_Text"><text:s text:c="6"/>target: `http://${row.backend_ip}`,</text:span></text:p>
      <text:p text:style-name="Preformatted_20_Text"><text:span text:style-name="Source_20_Text"><text:s text:c="6"/>changeOrigin: false,</text:span></text:p>
      <text:p text:style-name="Preformatted_20_Text"><text:soft-page-break/><text:span text:style-name="Source_20_Text"><text:s text:c="6"/>headers: {</text:span></text:p>
      <text:p text:style-name="Preformatted_20_Text"><text:span text:style-name="Source_20_Text"><text:s text:c="8"/>host: host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 (e) =&gt; {</text:span></text:p>
      <text:p text:style-name="Preformatted_20_Text"><text:span text:style-name="Source_20_Text"><text:s text:c="6"/>console.error('Proxy error:', e);</text:span></text:p>
      <text:p text:style-name="Preformatted_20_Text"><text:span text:style-name="Source_20_Text"><text:s text:c="6"/>res.status(502).send('Error conectando backend');</text:span></text:p>
      <text:p text:style-name="Preformatted_20_Text"><text:span text:style-name="Source_20_Text"><text:s text:c="4"/>});</text:span></text:p>
      <text:p text:style-name="Preformatted_20_Text"><text:span text:style-name="Source_20_Text"><text:s text:c="2"/>});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const PORT = 8080;</text:span></text:p>
      <text:p text:style-name="Preformatted_20_Text"><text:span text:style-name="Source_20_Text">app.listen(PORT, () =&gt; {</text:span></text:p>
      <text:p text:style-name="Preformatted_20_Text"><text:span text:style-name="Source_20_Text"><text:s text:c="2"/>console.log(`Proxy dinámico WAF escuchando en puerto ${PORT}`);</text:span></text:p>
      <text:p text:style-name="P11"><text:span text:style-name="Source_20_Text">});</text:span></text:p>
      <text:p text:style-name="Horizontal_20_Line"/>
      <text:h text:style-name="Heading_20_1" text:outline-level="1">3. Configuración NGINX final recomendada</text:h>
      <text:p text:style-name="Preformatted_20_Text"><text:span text:style-name="Source_20_Text">server {</text:span></text:p>
      <text:p text:style-name="Preformatted_20_Text"><text:span text:style-name="Source_20_Text"><text:s text:c="2"/>listen 80;</text:span></text:p>
      <text:p text:style-name="Preformatted_20_Text"><text:span text:style-name="Source_20_Text"><text:s text:c="2"/>listen 443 ssl;</text:span></text:p>
      <text:p text:style-name="Preformatted_20_Text"/>
      <text:p text:style-name="Preformatted_20_Text"><text:span text:style-name="Source_20_Text"><text:s text:c="2"/>server_name ~^(?&lt;wafsub&gt;[^.]+)\.tu-waf\.com$;</text:span></text:p>
      <text:p text:style-name="Preformatted_20_Text"/>
      <text:p text:style-name="Preformatted_20_Text"><text:span text:style-name="Source_20_Text"><text:s text:c="2"/>ssl_certificate /etc/ssl/certs/tu-waf.crt;</text:span></text:p>
      <text:p text:style-name="Preformatted_20_Text"><text:span text:style-name="Source_20_Text"><text:s text:c="2"/>ssl_certificate_key /etc/ssl/private/tu-waf.key;</text:span></text:p>
      <text:p text:style-name="Preformatted_20_Text"/>
      <text:p text:style-name="Preformatted_20_Text"><text:span text:style-name="Source_20_Text"><text:s text:c="2"/>location / {</text:span></text:p>
      <text:p text:style-name="Preformatted_20_Text"><text:span text:style-name="Source_20_Text"><text:s text:c="4"/>proxy_pass http://127.0.0.1:8080;</text:span></text:p>
      <text:p text:style-name="Preformatted_20_Text"/>
      <text:p text:style-name="Preformatted_20_Text"><text:span text:style-name="Source_20_Text"><text:s text:c="4"/>proxy_set_header Host $http_host;</text:span></text:p>
      <text:p text:style-name="Preformatted_20_Text"><text:span text:style-name="Source_20_Text"><text:s text:c="4"/>proxy_set_header X-Real-IP $remote_addr;</text:span></text:p>
      <text:p text:style-name="Preformatted_20_Text"><text:span text:style-name="Source_20_Text"><text:s text:c="4"/>proxy_set_header X-Forwarded-For $proxy_add_x_forwarded_for;</text:span></text:p>
      <text:p text:style-name="Preformatted_20_Text"><text:span text:style-name="Source_20_Text"><text:s text:c="4"/>proxy_set_header X-Forwarded-Proto $scheme;</text:span></text:p>
      <text:p text:style-name="Preformatted_20_Text"/>
      <text:p text:style-name="Preformatted_20_Text"><text:span text:style-name="Source_20_Text"><text:s text:c="4"/>proxy_connect_timeout 5s;</text:span></text:p>
      <text:p text:style-name="Preformatted_20_Text"><text:span text:style-name="Source_20_Text"><text:s text:c="4"/>proxy_send_timeout 10s;</text:span></text:p>
      <text:p text:style-name="Preformatted_20_Text"><text:span text:style-name="Source_20_Text"><text:s text:c="4"/>proxy_read_timeout 30s;</text:span></text:p>
      <text:p text:style-name="Preformatted_20_Text"/>
      <text:p text:style-name="Preformatted_20_Text"><text:span text:style-name="Source_20_Text"><text:s text:c="4"/>proxy_http_version 1.1;</text:span></text:p>
      <text:p text:style-name="Preformatted_20_Text"><text:span text:style-name="Source_20_Text"><text:s text:c="4"/>proxy_set_header Upgrade $http_upgrade;</text:span></text:p>
      <text:p text:style-name="Preformatted_20_Text"><text:span text:style-name="Source_20_Text"><text:s text:c="4"/>proxy_set_header Connection "upgrade";</text:span></text:p>
      <text:p text:style-name="Preformatted_20_Text"><text:span text:style-name="Source_20_Text"><text:s text:c="2"/>}</text:span></text:p>
      <text:p text:style-name="P11"><text:span text:style-name="Source_20_Text">}</text:span></text:p>
      <text:p text:style-name="Horizontal_20_Line"/>
      <text:h text:style-name="Heading_20_1" text:outline-level="1">4. Flujo completo</text:h>
      <text:list text:style-name="L33">
        <text:list-item>
          <text:p text:style-name="P35">El cliente configura un CNAME apuntando a <text:span text:style-name="Source_20_Text">waf123.tu-waf.com</text:span></text:p>
        </text:list-item>
        <text:list-item>
          <text:p text:style-name="P35">NGINX recibe tráfico para <text:span text:style-name="Source_20_Text">waf123.tu-waf.com</text:span> y lo pasa al microservicio en Node.js</text:p>
        </text:list-item>
        <text:list-item>
          <text:p text:style-name="P35">Microservicio consulta SQLite para saber la IP backend según el <text:span text:style-name="Source_20_Text">Host</text:span> real (ej. <text:span text:style-name="Source_20_Text">www.midominio.com</text:span>)</text:p>
        </text:list-item>
        <text:list-item>
          <text:p text:style-name="P35">Proxy transparente con headers para que SEO/SEM no se vean afectados</text:p>
        </text:list-item>
        <text:list-item>
          <text:p text:style-name="P35"><text:soft-page-break/>Cuando cambias IPs, ejecutas el script para regenerar <text:span text:style-name="Source_20_Text">upstream.conf</text:span> y recargas NGINX</text:p>
        </text:list-item>
      </text:list>
      <text:p text:style-name="Horizontal_20_Line"/>
      <text:p text:style-name="Text_20_body">Si quieres, te ayudo también con scripts para gestionar la DB o integración con tu panel Next.js para todo este flujo. ¿Te interesa?</text:p>
      <text:p text:style-name="Standard"/>
      <text:p text:style-name="Text_20_body">¡Perfecto! Te armo una integración sencilla y funcional para tu panel Next.js que:</text:p>
      <text:list text:style-name="L34">
        <text:list-item>
          <text:p text:style-name="P36">Permite crear proyectos con varios dominios y backend IPs</text:p>
        </text:list-item>
        <text:list-item>
          <text:p text:style-name="P36">Muestra la lista de proyectos y dominios</text:p>
        </text:list-item>
        <text:list-item>
          <text:p text:style-name="P36">Llama a la API para insertar en SQLite</text:p>
        </text:list-item>
        <text:list-item>
          <text:p text:style-name="P36">Tiene endpoint API que gestiona SQLite</text:p>
        </text:list-item>
        <text:list-item>
          <text:p text:style-name="P36">Ejecuta el script para regenerar la config NGINX automáticamente (simulado aquí)</text:p>
        </text:list-item>
        <text:list-item>
          <text:p text:style-name="P36">Integra un proxy dinámico (te dejo ejemplo por separado, ideal correrlo como microservicio aparte)</text:p>
        </text:list-item>
      </text:list>
      <text:p text:style-name="Horizontal_20_Line"/>
      <text:h text:style-name="Heading_20_1" text:outline-level="1">Estructura de archivos</text:h>
      <text:p text:style-name="Preformatted_20_Text"><text:span text:style-name="Source_20_Text">/pages</text:span></text:p>
      <text:p text:style-name="Preformatted_20_Text"><text:span text:style-name="Source_20_Text"><text:s text:c="2"/>/api</text:span></text:p>
      <text:p text:style-name="Preformatted_20_Text"><text:span text:style-name="Source_20_Text"><text:s text:c="4"/>domains.js <text:s text:c="7"/># API para crear dominios/proyectos y listar</text:span></text:p>
      <text:p text:style-name="Preformatted_20_Text"><text:span text:style-name="Source_20_Text"><text:s text:c="2"/>index.js <text:s text:c="11"/># Panel frontend React</text:span></text:p>
      <text:p text:style-name="Preformatted_20_Text"><text:span text:style-name="Source_20_Text">/scripts</text:span></text:p>
      <text:p text:style-name="Preformatted_20_Text"><text:span text:style-name="Source_20_Text"><text:s text:c="2"/>generate-nginx-upstreams.js <text:s/># Script para actualizar config NGINX</text:span></text:p>
      <text:p text:style-name="Preformatted_20_Text"><text:span text:style-name="Source_20_Text">proxy-server.js <text:s text:c="7"/># Proxy dinámico Node.js (microservicio aparte)</text:span></text:p>
      <text:p text:style-name="P11"><text:span text:style-name="Source_20_Text">waf.db <text:s text:c="16"/># SQLite DB</text:span></text:p>
      <text:p text:style-name="Horizontal_20_Line"/>
      <text:h text:style-name="Heading_20_1" text:outline-level="1">1. API <text:span text:style-name="Source_20_Text">/pages/api/domains.js</text:span></text:h>
      <text:p text:style-name="Preformatted_20_Text"><text:span text:style-name="Source_20_Text">import sqlite3 from 'sqlite3';</text:span></text:p>
      <text:p text:style-name="Preformatted_20_Text"><text:span text:style-name="Source_20_Text">import { open } from 'sqlite';</text:span></text:p>
      <text:p text:style-name="Preformatted_20_Text"><text:span text:style-name="Source_20_Text">import { exec } from 'child_process';</text:span></text:p>
      <text:p text:style-name="Preformatted_20_Text"/>
      <text:p text:style-name="Preformatted_20_Text"><text:span text:style-name="Source_20_Text">// Abre DB SQLite (async)</text:span></text:p>
      <text:p text:style-name="Preformatted_20_Text"><text:span text:style-name="Source_20_Text">async function openDb() {</text:span></text:p>
      <text:p text:style-name="Preformatted_20_Text"><text:span text:style-name="Source_20_Text"><text:s text:c="2"/>return open({</text:span></text:p>
      <text:p text:style-name="Preformatted_20_Text"><text:span text:style-name="Source_20_Text"><text:s text:c="4"/>filename: './waf.db',</text:span></text:p>
      <text:p text:style-name="Preformatted_20_Text"><text:span text:style-name="Source_20_Text"><text:s text:c="4"/>driver: sqlite3.Database</text:span></text:p>
      <text:p text:style-name="Preformatted_20_Text"><text:span text:style-name="Source_20_Text"><text:s text:c="2"/>}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Crea tablas si no existen</text:span></text:p>
      <text:p text:style-name="Preformatted_20_Text"><text:span text:style-name="Source_20_Text">async function createTables(db) {</text:span></text:p>
      <text:p text:style-name="Preformatted_20_Text"><text:span text:style-name="Source_20_Text"><text:s text:c="2"/>await db.exec(`</text:span></text:p>
      <text:p text:style-name="Preformatted_20_Text"><text:span text:style-name="Source_20_Text"><text:s text:c="4"/>CREATE TABLE IF NOT EXISTS users (</text:span></text:p>
      <text:p text:style-name="Preformatted_20_Text"><text:span text:style-name="Source_20_Text"><text:s text:c="6"/>id INTEGER PRIMARY KEY AUTOINCREMENT,</text:span></text:p>
      <text:p text:style-name="Preformatted_20_Text"><text:span text:style-name="Source_20_Text"><text:s text:c="6"/>email TEXT UNIQUE NOT NULL</text:span></text:p>
      <text:p text:style-name="Preformatted_20_Text"><text:soft-page-break/><text:span text:style-name="Source_20_Text"><text:s text:c="4"/>);</text:span></text:p>
      <text:p text:style-name="Preformatted_20_Text"><text:span text:style-name="Source_20_Text"><text:s text:c="4"/>CREATE TABLE IF NOT EXISTS projects (</text:span></text:p>
      <text:p text:style-name="Preformatted_20_Text"><text:span text:style-name="Source_20_Text"><text:s text:c="6"/>id INTEGER PRIMARY KEY AUTOINCREMENT,</text:span></text:p>
      <text:p text:style-name="Preformatted_20_Text"><text:span text:style-name="Source_20_Text"><text:s text:c="6"/>user_id INTEGER,</text:span></text:p>
      <text:p text:style-name="Preformatted_20_Text"><text:span text:style-name="Source_20_Text"><text:s text:c="6"/>name TEXT NOT NULL,</text:span></text:p>
      <text:p text:style-name="Preformatted_20_Text"><text:span text:style-name="Source_20_Text"><text:s text:c="6"/>backend_ip TEXT NOT NULL,</text:span></text:p>
      <text:p text:style-name="Preformatted_20_Text"><text:span text:style-name="Source_20_Text"><text:s text:c="6"/>FOREIGN KEY(user_id) REFERENCES users(id)</text:span></text:p>
      <text:p text:style-name="Preformatted_20_Text"><text:span text:style-name="Source_20_Text"><text:s text:c="4"/>);</text:span></text:p>
      <text:p text:style-name="Preformatted_20_Text"><text:span text:style-name="Source_20_Text"><text:s text:c="4"/>CREATE TABLE IF NOT EXISTS project_domains (</text:span></text:p>
      <text:p text:style-name="Preformatted_20_Text"><text:span text:style-name="Source_20_Text"><text:s text:c="6"/>id INTEGER PRIMARY KEY AUTOINCREMENT,</text:span></text:p>
      <text:p text:style-name="Preformatted_20_Text"><text:span text:style-name="Source_20_Text"><text:s text:c="6"/>project_id INTEGER,</text:span></text:p>
      <text:p text:style-name="Preformatted_20_Text"><text:span text:style-name="Source_20_Text"><text:s text:c="6"/>domain TEXT UNIQUE NOT NULL,</text:span></text:p>
      <text:p text:style-name="Preformatted_20_Text"><text:span text:style-name="Source_20_Text"><text:s text:c="6"/>FOREIGN KEY(project_id) REFERENCES projects(id)</text:span></text:p>
      <text:p text:style-name="Preformatted_20_Text"><text:span text:style-name="Source_20_Text"><text:s text:c="4"/>);</text:span></text:p>
      <text:p text:style-name="Preformatted_20_Text"><text:span text:style-name="Source_20_Text"><text:s text:c="2"/>`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export default async function handler(req, res) {</text:span></text:p>
      <text:p text:style-name="Preformatted_20_Text"><text:span text:style-name="Source_20_Text"><text:s text:c="2"/>const db = await openDb();</text:span></text:p>
      <text:p text:style-name="Preformatted_20_Text"><text:span text:style-name="Source_20_Text"><text:s text:c="2"/>await createTables(db);</text:span></text:p>
      <text:p text:style-name="Preformatted_20_Text"/>
      <text:p text:style-name="Preformatted_20_Text"><text:span text:style-name="Source_20_Text"><text:s text:c="2"/>if (req.method === 'GET') {</text:span></text:p>
      <text:p text:style-name="Preformatted_20_Text"><text:span text:style-name="Source_20_Text"><text:s text:c="4"/>// Listar proyectos y dominios por email (query param)</text:span></text:p>
      <text:p text:style-name="Preformatted_20_Text"><text:span text:style-name="Source_20_Text"><text:s text:c="4"/>const { email } = req.query;</text:span></text:p>
      <text:p text:style-name="Preformatted_20_Text"><text:span text:style-name="Source_20_Text"><text:s text:c="4"/>if (!email) return res.status(400).json({ error: 'Email requerido' });</text:span></text:p>
      <text:p text:style-name="Preformatted_20_Text"/>
      <text:p text:style-name="Preformatted_20_Text"><text:span text:style-name="Source_20_Text"><text:s text:c="4"/>const user = await db.get('SELECT id FROM users WHERE email = ?', email);</text:span></text:p>
      <text:p text:style-name="Preformatted_20_Text"><text:span text:style-name="Source_20_Text"><text:s text:c="4"/>if (!user) return res.json([]);</text:span></text:p>
      <text:p text:style-name="Preformatted_20_Text"/>
      <text:p text:style-name="Preformatted_20_Text"><text:span text:style-name="Source_20_Text"><text:s text:c="4"/>const projects = await db.all(`</text:span></text:p>
      <text:p text:style-name="Preformatted_20_Text"><text:span text:style-name="Source_20_Text"><text:s text:c="6"/>SELECT p.id as project_id, p.name, p.backend_ip, d.domain</text:span></text:p>
      <text:p text:style-name="Preformatted_20_Text"><text:span text:style-name="Source_20_Text"><text:s text:c="6"/>FROM projects p</text:span></text:p>
      <text:p text:style-name="Preformatted_20_Text"><text:span text:style-name="Source_20_Text"><text:s text:c="6"/>LEFT JOIN project_domains d ON d.project_id = p.id</text:span></text:p>
      <text:p text:style-name="Preformatted_20_Text"><text:span text:style-name="Source_20_Text"><text:s text:c="6"/>WHERE p.user_id = ?</text:span></text:p>
      <text:p text:style-name="Preformatted_20_Text"><text:span text:style-name="Source_20_Text"><text:s text:c="4"/>`, user.id);</text:span></text:p>
      <text:p text:style-name="Preformatted_20_Text"/>
      <text:p text:style-name="Preformatted_20_Text"><text:span text:style-name="Source_20_Text"><text:s text:c="4"/>// Agrupar por proyecto</text:span></text:p>
      <text:p text:style-name="Preformatted_20_Text"><text:span text:style-name="Source_20_Text"><text:s text:c="4"/>const grouped = {};</text:span></text:p>
      <text:p text:style-name="Preformatted_20_Text"><text:span text:style-name="Source_20_Text"><text:s text:c="4"/>projects.forEach(p =&gt; {</text:span></text:p>
      <text:p text:style-name="Preformatted_20_Text"><text:span text:style-name="Source_20_Text"><text:s text:c="6"/>if (!grouped[p.project_id]) grouped[p.project_id] = {</text:span></text:p>
      <text:p text:style-name="Preformatted_20_Text"><text:span text:style-name="Source_20_Text"><text:s text:c="8"/>id: p.project_id,</text:span></text:p>
      <text:p text:style-name="Preformatted_20_Text"><text:span text:style-name="Source_20_Text"><text:s text:c="8"/>name: p.name,</text:span></text:p>
      <text:p text:style-name="Preformatted_20_Text"><text:span text:style-name="Source_20_Text"><text:s text:c="8"/>backend_ip: p.backend_ip,</text:span></text:p>
      <text:p text:style-name="Preformatted_20_Text"><text:span text:style-name="Source_20_Text"><text:s text:c="8"/>domains: []</text:span></text:p>
      <text:p text:style-name="Preformatted_20_Text"><text:span text:style-name="Source_20_Text"><text:s text:c="6"/>};</text:span></text:p>
      <text:p text:style-name="Preformatted_20_Text"><text:span text:style-name="Source_20_Text"><text:s text:c="6"/>if (p.domain) grouped[p.project_id].domains.push(p.domain);</text:span></text:p>
      <text:p text:style-name="Preformatted_20_Text"><text:span text:style-name="Source_20_Text"><text:s text:c="4"/>});</text:span></text:p>
      <text:p text:style-name="Preformatted_20_Text"/>
      <text:p text:style-name="Preformatted_20_Text"><text:span text:style-name="Source_20_Text"><text:s text:c="4"/>res.json(Object.values(grouped)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else if (req.method === 'POST') {</text:span></text:p>
      <text:p text:style-name="Preformatted_20_Text"><text:span text:style-name="Source_20_Text"><text:s text:c="4"/>// Crear proyecto, dominio, usuario si no existen</text:span></text:p>
      <text:p text:style-name="Preformatted_20_Text"><text:span text:style-name="Source_20_Text"><text:s text:c="4"/>const { email, projectName, backend_ip, domain } = req.body;</text:span></text:p>
      <text:p text:style-name="Preformatted_20_Text"><text:span text:style-name="Source_20_Text"><text:s text:c="4"/>if (!email || !projectName || !backend_ip || !domain)</text:span></text:p>
      <text:p text:style-name="Preformatted_20_Text"><text:span text:style-name="Source_20_Text"><text:s text:c="6"/>return res.status(400).json({ error: 'Faltan campos' });</text:span></text:p>
      <text:p text:style-name="Preformatted_20_Text"/>
      <text:p text:style-name="Preformatted_20_Text"><text:span text:style-name="Source_20_Text"><text:s text:c="4"/>// Inicia transacción</text:span></text:p>
      <text:p text:style-name="Preformatted_20_Text"><text:span text:style-name="Source_20_Text"><text:s text:c="4"/>try {</text:span></text:p>
      <text:p text:style-name="Preformatted_20_Text"><text:span text:style-name="Source_20_Text"><text:s text:c="6"/>await db.run('BEGIN TRANSACTION');</text:span></text:p>
      <text:p text:style-name="Preformatted_20_Text"/>
      <text:p text:style-name="Preformatted_20_Text"><text:span text:style-name="Source_20_Text"><text:s text:c="6"/>let user = await db.get('SELECT id FROM users WHERE email = ?', email);</text:span></text:p>
      <text:p text:style-name="Preformatted_20_Text"><text:span text:style-name="Source_20_Text"><text:s text:c="6"/>if (!user) {</text:span></text:p>
      <text:p text:style-name="Preformatted_20_Text"><text:soft-page-break/><text:span text:style-name="Source_20_Text"><text:s text:c="8"/>const result = await db.run('INSERT INTO users (email) VALUES (?)', email);</text:span></text:p>
      <text:p text:style-name="Preformatted_20_Text"><text:span text:style-name="Source_20_Text"><text:s text:c="8"/>user = { id: result.lastID };</text:span></text:p>
      <text:p text:style-name="Preformatted_20_Text"><text:span text:style-name="Source_20_Text"><text:s text:c="6"/>}</text:span></text:p>
      <text:p text:style-name="Preformatted_20_Text"/>
      <text:p text:style-name="Preformatted_20_Text"><text:span text:style-name="Source_20_Text"><text:s text:c="6"/>let project = await db.get(</text:span></text:p>
      <text:p text:style-name="Preformatted_20_Text"><text:span text:style-name="Source_20_Text"><text:s text:c="8"/>'SELECT id FROM projects WHERE user_id = ? AND name = ?', user.id, projectName</text:span></text:p>
      <text:p text:style-name="Preformatted_20_Text"><text:span text:style-name="Source_20_Text"><text:s text:c="6"/>);</text:span></text:p>
      <text:p text:style-name="Preformatted_20_Text"><text:span text:style-name="Source_20_Text"><text:s text:c="6"/>if (!project) {</text:span></text:p>
      <text:p text:style-name="Preformatted_20_Text"><text:span text:style-name="Source_20_Text"><text:s text:c="8"/>const result = await db.run(</text:span></text:p>
      <text:p text:style-name="Preformatted_20_Text"><text:span text:style-name="Source_20_Text"><text:s text:c="10"/>'INSERT INTO projects (user_id, name, backend_ip) VALUES (?, ?, ?)',</text:span></text:p>
      <text:p text:style-name="Preformatted_20_Text"><text:span text:style-name="Source_20_Text"><text:s text:c="10"/>user.id, projectName, backend_ip</text:span></text:p>
      <text:p text:style-name="Preformatted_20_Text"><text:span text:style-name="Source_20_Text"><text:s text:c="8"/>);</text:span></text:p>
      <text:p text:style-name="Preformatted_20_Text"><text:span text:style-name="Source_20_Text"><text:s text:c="8"/>project = { id: result.lastID };</text:span></text:p>
      <text:p text:style-name="Preformatted_20_Text"><text:span text:style-name="Source_20_Text"><text:s text:c="6"/>} else {</text:span></text:p>
      <text:p text:style-name="Preformatted_20_Text"><text:span text:style-name="Source_20_Text"><text:s text:c="8"/>// Actualizar IP backend si cambia</text:span></text:p>
      <text:p text:style-name="Preformatted_20_Text"><text:span text:style-name="Source_20_Text"><text:s text:c="8"/>await db.run('UPDATE projects SET backend_ip = ? WHERE id = ?', backend_ip, project.id);</text:span></text:p>
      <text:p text:style-name="Preformatted_20_Text"><text:span text:style-name="Source_20_Text"><text:s text:c="6"/>}</text:span></text:p>
      <text:p text:style-name="Preformatted_20_Text"/>
      <text:p text:style-name="Preformatted_20_Text"><text:span text:style-name="Source_20_Text"><text:s text:c="6"/>// Insertar dominio único</text:span></text:p>
      <text:p text:style-name="Preformatted_20_Text"><text:span text:style-name="Source_20_Text"><text:s text:c="6"/>const exists = await db.get('SELECT id FROM project_domains WHERE domain = ?', domain);</text:span></text:p>
      <text:p text:style-name="Preformatted_20_Text"><text:span text:style-name="Source_20_Text"><text:s text:c="6"/>if (exists) throw new Error('Dominio ya registrado');</text:span></text:p>
      <text:p text:style-name="Preformatted_20_Text"/>
      <text:p text:style-name="Preformatted_20_Text"><text:span text:style-name="Source_20_Text"><text:s text:c="6"/>await db.run('INSERT INTO project_domains (project_id, domain) VALUES (?, ?)', project.id, domain);</text:span></text:p>
      <text:p text:style-name="Preformatted_20_Text"/>
      <text:p text:style-name="Preformatted_20_Text"><text:span text:style-name="Source_20_Text"><text:s text:c="6"/>await db.run('COMMIT');</text:span></text:p>
      <text:p text:style-name="Preformatted_20_Text"/>
      <text:p text:style-name="Preformatted_20_Text"><text:span text:style-name="Source_20_Text"><text:s text:c="6"/>// Ejecutar script para regenerar config NGINX</text:span></text:p>
      <text:p text:style-name="Preformatted_20_Text"><text:span text:style-name="Source_20_Text"><text:s text:c="6"/>exec('node ./scripts/generate-nginx-upstreams.js', (error, stdout, stderr) =&gt; {</text:span></text:p>
      <text:p text:style-name="Preformatted_20_Text"><text:span text:style-name="Source_20_Text"><text:s text:c="8"/>if (error) {</text:span></text:p>
      <text:p text:style-name="Preformatted_20_Text"><text:span text:style-name="Source_20_Text"><text:s text:c="10"/>console.error('Error generando config NGINX:', error);</text:span></text:p>
      <text:p text:style-name="Preformatted_20_Text"><text:span text:style-name="Source_20_Text"><text:s text:c="10"/>return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console.log(stdout);</text:span></text:p>
      <text:p text:style-name="Preformatted_20_Text"><text:span text:style-name="Source_20_Text"><text:s text:c="6"/>});</text:span></text:p>
      <text:p text:style-name="Preformatted_20_Text"/>
      <text:p text:style-name="Preformatted_20_Text"><text:span text:style-name="Source_20_Text"><text:s text:c="6"/>res.json({ status: 'Dominio y proyecto creados correctamente' });</text:span></text:p>
      <text:p text:style-name="Preformatted_20_Text"><text:span text:style-name="Source_20_Text"><text:s text:c="4"/>} catch (e) {</text:span></text:p>
      <text:p text:style-name="Preformatted_20_Text"><text:span text:style-name="Source_20_Text"><text:s text:c="6"/>await db.run('ROLLBACK');</text:span></text:p>
      <text:p text:style-name="Preformatted_20_Text"><text:span text:style-name="Source_20_Text"><text:s text:c="6"/>res.status(400).json({ error: e.message })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else {</text:span></text:p>
      <text:p text:style-name="Preformatted_20_Text"><text:span text:style-name="Source_20_Text"><text:s text:c="4"/>res.setHeader('Allow', ['GET', 'POST']);</text:span></text:p>
      <text:p text:style-name="Preformatted_20_Text"><text:span text:style-name="Source_20_Text"><text:s text:c="4"/>res.status(405).end(`Método ${req.method} no permitido`);</text:span></text:p>
      <text:p text:style-name="Preformatted_20_Text"><text:span text:style-name="Source_20_Text"><text:s text:c="2"/>}</text:span></text:p>
      <text:p text:style-name="P11"><text:span text:style-name="Source_20_Text">}</text:span></text:p>
      <text:p text:style-name="Horizontal_20_Line"/>
      <text:h text:style-name="Heading_20_1" text:outline-level="1">2. Script <text:span text:style-name="Source_20_Text">scripts/generate-nginx-upstreams.js</text:span></text:h>
      <text:p text:style-name="Preformatted_20_Text"><text:span text:style-name="Source_20_Text">const fs = require('fs');</text:span></text:p>
      <text:p text:style-name="Preformatted_20_Text"><text:soft-page-break/><text:span text:style-name="Source_20_Text">const sqlite3 = require('sqlite3').verbose();</text:span></text:p>
      <text:p text:style-name="Preformatted_20_Text"/>
      <text:p text:style-name="Preformatted_20_Text"><text:span text:style-name="Source_20_Text">const DB_PATH = './waf.db';</text:span></text:p>
      <text:p text:style-name="Preformatted_20_Text"><text:span text:style-name="Source_20_Text">const OUTPUT_PATH = './nginx/conf.d/upstream.conf';</text:span></text:p>
      <text:p text:style-name="Preformatted_20_Text"/>
      <text:p text:style-name="Preformatted_20_Text"><text:span text:style-name="Source_20_Text">const db = new sqlite3.Database(DB_PATH);</text:span></text:p>
      <text:p text:style-name="Preformatted_20_Text"/>
      <text:p text:style-name="Preformatted_20_Text"><text:span text:style-name="Source_20_Text">db.all(`</text:span></text:p>
      <text:p text:style-name="Preformatted_20_Text"><text:span text:style-name="Source_20_Text"><text:s text:c="2"/>SELECT DISTINCT backend_ip</text:span></text:p>
      <text:p text:style-name="Preformatted_20_Text"><text:span text:style-name="Source_20_Text"><text:s text:c="2"/>FROM projects</text:span></text:p>
      <text:p text:style-name="Preformatted_20_Text"><text:span text:style-name="Source_20_Text"><text:s text:c="2"/>WHERE backend_ip IS NOT NULL</text:span></text:p>
      <text:p text:style-name="Preformatted_20_Text"><text:span text:style-name="Source_20_Text">`, (err, rows) =&gt; {</text:span></text:p>
      <text:p text:style-name="Preformatted_20_Text"><text:span text:style-name="Source_20_Text"><text:s text:c="2"/>if (err) {</text:span></text:p>
      <text:p text:style-name="Preformatted_20_Text"><text:span text:style-name="Source_20_Text"><text:s text:c="4"/>console.error('Error leyendo DB:', err);</text:span></text:p>
      <text:p text:style-name="Preformatted_20_Text"><text:span text:style-name="Source_20_Text"><text:s text:c="4"/>process.exit(1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let conf = 'upstream backend_upstream {\n';</text:span></text:p>
      <text:p text:style-name="Preformatted_20_Text"><text:span text:style-name="Source_20_Text"><text:s text:c="2"/>rows.forEach(row =&gt; {</text:span></text:p>
      <text:p text:style-name="Preformatted_20_Text"><text:span text:style-name="Source_20_Text"><text:s text:c="4"/>conf += ` <text:s text:c="3"/>server ${row.backend_ip}:80;\n`;</text:span></text:p>
      <text:p text:style-name="Preformatted_20_Text"><text:span text:style-name="Source_20_Text"><text:s text:c="2"/>});</text:span></text:p>
      <text:p text:style-name="Preformatted_20_Text"><text:span text:style-name="Source_20_Text"><text:s text:c="2"/>conf += '}\n';</text:span></text:p>
      <text:p text:style-name="Preformatted_20_Text"/>
      <text:p text:style-name="Preformatted_20_Text"><text:span text:style-name="Source_20_Text"><text:s text:c="2"/>fs.writeFileSync(OUTPUT_PATH, conf);</text:span></text:p>
      <text:p text:style-name="Preformatted_20_Text"><text:span text:style-name="Source_20_Text"><text:s text:c="2"/>console.log('Archivo NGINX upstream generado en', OUTPUT_PATH);</text:span></text:p>
      <text:p text:style-name="Preformatted_20_Text"><text:span text:style-name="Source_20_Text"><text:s text:c="2"/>db.close();</text:span></text:p>
      <text:p text:style-name="P11"><text:span text:style-name="Source_20_Text">});</text:span></text:p>
      <text:p text:style-name="Horizontal_20_Line"/>
      <text:h text:style-name="Heading_20_1" text:outline-level="1">3. Proxy dinámico (se recomienda correr aparte)</text:h>
      <text:p text:style-name="Preformatted_20_Text"><text:span text:style-name="Source_20_Text">// proxy-server.js (idéntico al anterior)</text:span></text:p>
      <text:p text:style-name="Preformatted_20_Text"><text:span text:style-name="Source_20_Text">const express = require('express');</text:span></text:p>
      <text:p text:style-name="Preformatted_20_Text"><text:span text:style-name="Source_20_Text">const httpProxy = require('http-proxy');</text:span></text:p>
      <text:p text:style-name="Preformatted_20_Text"><text:span text:style-name="Source_20_Text">const sqlite3 = require('sqlite3').verbose();</text:span></text:p>
      <text:p text:style-name="Preformatted_20_Text"/>
      <text:p text:style-name="Preformatted_20_Text"><text:span text:style-name="Source_20_Text">const app = express();</text:span></text:p>
      <text:p text:style-name="Preformatted_20_Text"><text:span text:style-name="Source_20_Text">const proxy = httpProxy.createProxyServer({});</text:span></text:p>
      <text:p text:style-name="Preformatted_20_Text"><text:span text:style-name="Source_20_Text">const db = new sqlite3.Database('./waf.db');</text:span></text:p>
      <text:p text:style-name="Preformatted_20_Text"/>
      <text:p text:style-name="Preformatted_20_Text"><text:span text:style-name="Source_20_Text">app.use((req, res) =&gt; {</text:span></text:p>
      <text:p text:style-name="Preformatted_20_Text"><text:span text:style-name="Source_20_Text"><text:s text:c="2"/>const host = req.headers.host;</text:span></text:p>
      <text:p text:style-name="Preformatted_20_Text"/>
      <text:p text:style-name="Preformatted_20_Text"><text:span text:style-name="Source_20_Text"><text:s text:c="2"/>const sql = `</text:span></text:p>
      <text:p text:style-name="Preformatted_20_Text"><text:span text:style-name="Source_20_Text"><text:s text:c="4"/>SELECT p.backend_ip</text:span></text:p>
      <text:p text:style-name="Preformatted_20_Text"><text:span text:style-name="Source_20_Text"><text:s text:c="4"/>FROM projects p</text:span></text:p>
      <text:p text:style-name="Preformatted_20_Text"><text:span text:style-name="Source_20_Text"><text:s text:c="4"/>JOIN project_domains d ON d.project_id = p.id</text:span></text:p>
      <text:p text:style-name="Preformatted_20_Text"><text:span text:style-name="Source_20_Text"><text:s text:c="4"/>WHERE d.domain = ?</text:span></text:p>
      <text:p text:style-name="Preformatted_20_Text"><text:span text:style-name="Source_20_Text"><text:s text:c="4"/>LIMIT 1</text:span></text:p>
      <text:p text:style-name="Preformatted_20_Text"><text:span text:style-name="Source_20_Text"><text:s text:c="2"/>`;</text:span></text:p>
      <text:p text:style-name="Preformatted_20_Text"/>
      <text:p text:style-name="Preformatted_20_Text"><text:span text:style-name="Source_20_Text"><text:s text:c="2"/>db.get(sql, [host], (err, row) =&gt; {</text:span></text:p>
      <text:p text:style-name="Preformatted_20_Text"><text:span text:style-name="Source_20_Text"><text:s text:c="4"/>if (err || !row) {</text:span></text:p>
      <text:p text:style-name="Preformatted_20_Text"><text:span text:style-name="Source_20_Text"><text:s text:c="6"/>res.status(404).send('Dominio no configurado en WAF');</text:span></text:p>
      <text:p text:style-name="Preformatted_20_Text"><text:span text:style-name="Source_20_Text"><text:s text:c="6"/>return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proxy.web(req, res, {</text:span></text:p>
      <text:p text:style-name="Preformatted_20_Text"><text:span text:style-name="Source_20_Text"><text:s text:c="6"/>target: `http://${row.backend_ip}`,</text:span></text:p>
      <text:p text:style-name="Preformatted_20_Text"><text:soft-page-break/><text:span text:style-name="Source_20_Text"><text:s text:c="6"/>changeOrigin: false,</text:span></text:p>
      <text:p text:style-name="Preformatted_20_Text"><text:span text:style-name="Source_20_Text"><text:s text:c="6"/>headers: { host }</text:span></text:p>
      <text:p text:style-name="Preformatted_20_Text"><text:span text:style-name="Source_20_Text"><text:s text:c="4"/>}, (e) =&gt; {</text:span></text:p>
      <text:p text:style-name="Preformatted_20_Text"><text:span text:style-name="Source_20_Text"><text:s text:c="6"/>res.status(502).send('Error conectando backend');</text:span></text:p>
      <text:p text:style-name="Preformatted_20_Text"><text:span text:style-name="Source_20_Text"><text:s text:c="4"/>});</text:span></text:p>
      <text:p text:style-name="Preformatted_20_Text"><text:span text:style-name="Source_20_Text"><text:s text:c="2"/>});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app.listen(8080, () =&gt; {</text:span></text:p>
      <text:p text:style-name="Preformatted_20_Text"><text:span text:style-name="Source_20_Text"><text:s text:c="2"/>console.log('Proxy dinámico WAF escuchando en puerto 8080');</text:span></text:p>
      <text:p text:style-name="P11"><text:span text:style-name="Source_20_Text">});</text:span></text:p>
      <text:p text:style-name="Horizontal_20_Line"/>
      <text:h text:style-name="Heading_20_1" text:outline-level="1">4. Panel Next.js frontend <text:span text:style-name="Source_20_Text">/pages/index.js</text:span> (simplificado)</text:h>
      <text:p text:style-name="Preformatted_20_Text"><text:span text:style-name="Source_20_Text">import { useState } from 'react';</text:span></text:p>
      <text:p text:style-name="Preformatted_20_Text"><text:span text:style-name="Source_20_Text">import axios from 'axios';</text:span></text:p>
      <text:p text:style-name="Preformatted_20_Text"/>
      <text:p text:style-name="Preformatted_20_Text"><text:span text:style-name="Source_20_Text">export default function Home() {</text:span></text:p>
      <text:p text:style-name="Preformatted_20_Text"><text:span text:style-name="Source_20_Text"><text:s text:c="2"/>const [email, setEmail] = useState('');</text:span></text:p>
      <text:p text:style-name="Preformatted_20_Text"><text:span text:style-name="Source_20_Text"><text:s text:c="2"/>const [projectName, setProjectName] = useState('');</text:span></text:p>
      <text:p text:style-name="Preformatted_20_Text"><text:span text:style-name="Source_20_Text"><text:s text:c="2"/>const [backendIp, setBackendIp] = useState('');</text:span></text:p>
      <text:p text:style-name="Preformatted_20_Text"><text:span text:style-name="Source_20_Text"><text:s text:c="2"/>const [domain, setDomain] = useState('');</text:span></text:p>
      <text:p text:style-name="Preformatted_20_Text"><text:span text:style-name="Source_20_Text"><text:s text:c="2"/>const [projects, setProjects] = useState([]);</text:span></text:p>
      <text:p text:style-name="Preformatted_20_Text"><text:span text:style-name="Source_20_Text"><text:s text:c="2"/>const [msg, setMsg] = useState('');</text:span></text:p>
      <text:p text:style-name="Preformatted_20_Text"/>
      <text:p text:style-name="Preformatted_20_Text"><text:span text:style-name="Source_20_Text"><text:s text:c="2"/>const fetchProjects = async () =&gt; {</text:span></text:p>
      <text:p text:style-name="Preformatted_20_Text"><text:span text:style-name="Source_20_Text"><text:s text:c="4"/>if (!email) return;</text:span></text:p>
      <text:p text:style-name="Preformatted_20_Text"><text:span text:style-name="Source_20_Text"><text:s text:c="4"/>try {</text:span></text:p>
      <text:p text:style-name="Preformatted_20_Text"><text:span text:style-name="Source_20_Text"><text:s text:c="6"/>const res = await axios.get(`/api/domains?email=${email}`);</text:span></text:p>
      <text:p text:style-name="Preformatted_20_Text"><text:span text:style-name="Source_20_Text"><text:s text:c="6"/>setProjects(res.data);</text:span></text:p>
      <text:p text:style-name="Preformatted_20_Text"><text:span text:style-name="Source_20_Text"><text:s text:c="4"/>} catch {</text:span></text:p>
      <text:p text:style-name="Preformatted_20_Text"><text:span text:style-name="Source_20_Text"><text:s text:c="6"/>setMsg('Error cargando proyectos')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;</text:span></text:p>
      <text:p text:style-name="Preformatted_20_Text"/>
      <text:p text:style-name="Preformatted_20_Text"><text:span text:style-name="Source_20_Text"><text:s text:c="2"/>const createDomain = async () =&gt; {</text:span></text:p>
      <text:p text:style-name="Preformatted_20_Text"><text:span text:style-name="Source_20_Text"><text:s text:c="4"/>setMsg('');</text:span></text:p>
      <text:p text:style-name="Preformatted_20_Text"><text:span text:style-name="Source_20_Text"><text:s text:c="4"/>if (!email || !projectName || !backendIp || !domain) {</text:span></text:p>
      <text:p text:style-name="Preformatted_20_Text"><text:span text:style-name="Source_20_Text"><text:s text:c="6"/>setMsg('Completa todos los campos');</text:span></text:p>
      <text:p text:style-name="Preformatted_20_Text"><text:span text:style-name="Source_20_Text"><text:s text:c="6"/>return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try {</text:span></text:p>
      <text:p text:style-name="Preformatted_20_Text"><text:span text:style-name="Source_20_Text"><text:s text:c="6"/>const res = await axios.post('/api/domains', {</text:span></text:p>
      <text:p text:style-name="Preformatted_20_Text"><text:span text:style-name="Source_20_Text"><text:s text:c="8"/>email,</text:span></text:p>
      <text:p text:style-name="Preformatted_20_Text"><text:span text:style-name="Source_20_Text"><text:s text:c="8"/>projectName,</text:span></text:p>
      <text:p text:style-name="Preformatted_20_Text"><text:span text:style-name="Source_20_Text"><text:s text:c="8"/>backend_ip: backendIp,</text:span></text:p>
      <text:p text:style-name="Preformatted_20_Text"><text:span text:style-name="Source_20_Text"><text:s text:c="8"/>domain,</text:span></text:p>
      <text:p text:style-name="Preformatted_20_Text"><text:span text:style-name="Source_20_Text"><text:s text:c="6"/>});</text:span></text:p>
      <text:p text:style-name="Preformatted_20_Text"><text:span text:style-name="Source_20_Text"><text:s text:c="6"/>setMsg(res.data.status);</text:span></text:p>
      <text:p text:style-name="Preformatted_20_Text"><text:span text:style-name="Source_20_Text"><text:s text:c="6"/>fetchProjects();</text:span></text:p>
      <text:p text:style-name="Preformatted_20_Text"><text:span text:style-name="Source_20_Text"><text:s text:c="4"/>} catch (e) {</text:span></text:p>
      <text:p text:style-name="Preformatted_20_Text"><text:span text:style-name="Source_20_Text"><text:s text:c="6"/>setMsg(e.response?.data?.error || 'Error creando dominio')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;</text:span></text:p>
      <text:p text:style-name="Preformatted_20_Text"/>
      <text:p text:style-name="Preformatted_20_Text"><text:span text:style-name="Source_20_Text"><text:s text:c="2"/>return (</text:span></text:p>
      <text:p text:style-name="Preformatted_20_Text"><text:span text:style-name="Source_20_Text"><text:s text:c="4"/>&lt;main className="p-6 max-w-xl mx-auto"&gt;</text:span></text:p>
      <text:p text:style-name="Preformatted_20_Text"><text:soft-page-break/><text:span text:style-name="Source_20_Text"><text:s text:c="6"/>&lt;h1 className="text-2xl font-bold mb-4"&gt;Panel WAF&lt;/h1&gt;</text:span></text:p>
      <text:p text:style-name="Preformatted_20_Text"/>
      <text:p text:style-name="Preformatted_20_Text"><text:span text:style-name="Source_20_Text"><text:s text:c="6"/>&lt;input</text:span></text:p>
      <text:p text:style-name="Preformatted_20_Text"><text:span text:style-name="Source_20_Text"><text:s text:c="8"/>type="email"</text:span></text:p>
      <text:p text:style-name="Preformatted_20_Text"><text:span text:style-name="Source_20_Text"><text:s text:c="8"/>placeholder="Tu email"</text:span></text:p>
      <text:p text:style-name="Preformatted_20_Text"><text:span text:style-name="Source_20_Text"><text:s text:c="8"/>value={email}</text:span></text:p>
      <text:p text:style-name="Preformatted_20_Text"><text:span text:style-name="Source_20_Text"><text:s text:c="8"/>onChange={e =&gt; setEmail(e.target.value)}</text:span></text:p>
      <text:p text:style-name="Preformatted_20_Text"><text:span text:style-name="Source_20_Text"><text:s text:c="8"/>className="border px-2 py-1 w-full mb-2"</text:span></text:p>
      <text:p text:style-name="Preformatted_20_Text"><text:span text:style-name="Source_20_Text"><text:s text:c="6"/>/&gt;</text:span></text:p>
      <text:p text:style-name="Preformatted_20_Text"><text:span text:style-name="Source_20_Text"><text:s text:c="6"/>&lt;button onClick={fetchProjects} className="mb-4 bg-blue-600 text-white px-4 py-2 rounded"&gt;</text:span></text:p>
      <text:p text:style-name="Preformatted_20_Text"><text:span text:style-name="Source_20_Text"><text:s text:c="8"/>Ver Proyectos</text:span></text:p>
      <text:p text:style-name="Preformatted_20_Text"><text:span text:style-name="Source_20_Text"><text:s text:c="6"/>&lt;/button&gt;</text:span></text:p>
      <text:p text:style-name="Preformatted_20_Text"/>
      <text:p text:style-name="Preformatted_20_Text"><text:span text:style-name="Source_20_Text"><text:s text:c="6"/>&lt;div className="mb-6 border p-4 rounded bg-gray-50"&gt;</text:span></text:p>
      <text:p text:style-name="Preformatted_20_Text"><text:span text:style-name="Source_20_Text"><text:s text:c="8"/>&lt;h2 className="mb-2 font-semibold"&gt;Crear Proyecto y Dominio&lt;/h2&gt;</text:span></text:p>
      <text:p text:style-name="Preformatted_20_Text"><text:span text:style-name="Source_20_Text"><text:s text:c="8"/>&lt;input</text:span></text:p>
      <text:p text:style-name="Preformatted_20_Text"><text:span text:style-name="Source_20_Text"><text:s text:c="10"/>placeholder="Nombre del proyecto"</text:span></text:p>
      <text:p text:style-name="Preformatted_20_Text"><text:span text:style-name="Source_20_Text"><text:s text:c="10"/>value={projectName}</text:span></text:p>
      <text:p text:style-name="Preformatted_20_Text"><text:span text:style-name="Source_20_Text"><text:s text:c="10"/>onChange={e =&gt; setProjectName(e.target.value)}</text:span></text:p>
      <text:p text:style-name="Preformatted_20_Text"><text:span text:style-name="Source_20_Text"><text:s text:c="10"/>className="border px-2 py-1 w-full mb-2"</text:span></text:p>
      <text:p text:style-name="Preformatted_20_Text"><text:span text:style-name="Source_20_Text"><text:s text:c="8"/>/&gt;</text:span></text:p>
      <text:p text:style-name="Preformatted_20_Text"><text:span text:style-name="Source_20_Text"><text:s text:c="8"/>&lt;input</text:span></text:p>
      <text:p text:style-name="Preformatted_20_Text"><text:span text:style-name="Source_20_Text"><text:s text:c="10"/>placeholder="IP del backend"</text:span></text:p>
      <text:p text:style-name="Preformatted_20_Text"><text:span text:style-name="Source_20_Text"><text:s text:c="10"/>value={backendIp}</text:span></text:p>
      <text:p text:style-name="Preformatted_20_Text"><text:span text:style-name="Source_20_Text"><text:s text:c="10"/>onChange={e =&gt; setBackendIp(e.target.value)}</text:span></text:p>
      <text:p text:style-name="Preformatted_20_Text"><text:span text:style-name="Source_20_Text"><text:s text:c="10"/>className="border px-2 py-1 w-full mb-2"</text:span></text:p>
      <text:p text:style-name="Preformatted_20_Text"><text:span text:style-name="Source_20_Text"><text:s text:c="8"/>/&gt;</text:span></text:p>
      <text:p text:style-name="Preformatted_20_Text"><text:span text:style-name="Source_20_Text"><text:s text:c="8"/>&lt;input</text:span></text:p>
      <text:p text:style-name="Preformatted_20_Text"><text:span text:style-name="Source_20_Text"><text:s text:c="10"/>placeholder="Dominio (ej: www.midominio.com)"</text:span></text:p>
      <text:p text:style-name="Preformatted_20_Text"><text:span text:style-name="Source_20_Text"><text:s text:c="10"/>value={domain}</text:span></text:p>
      <text:p text:style-name="Preformatted_20_Text"><text:span text:style-name="Source_20_Text"><text:s text:c="10"/>onChange={e =&gt; setDomain(e.target.value)}</text:span></text:p>
      <text:p text:style-name="Preformatted_20_Text"><text:span text:style-name="Source_20_Text"><text:s text:c="10"/>className="border px-2 py-1 w-full mb-2"</text:span></text:p>
      <text:p text:style-name="Preformatted_20_Text"><text:span text:style-name="Source_20_Text"><text:s text:c="8"/>/&gt;</text:span></text:p>
      <text:p text:style-name="Preformatted_20_Text"><text:span text:style-name="Source_20_Text"><text:s text:c="8"/>&lt;button onClick={createDomain} className="bg-green-600 text-white px-4 py-2 rounded"&gt;</text:span></text:p>
      <text:p text:style-name="Preformatted_20_Text"><text:span text:style-name="Source_20_Text"><text:s text:c="10"/>Crear Dominio</text:span></text:p>
      <text:p text:style-name="Preformatted_20_Text"><text:span text:style-name="Source_20_Text"><text:s text:c="8"/>&lt;/button&gt;</text:span></text:p>
      <text:p text:style-name="Preformatted_20_Text"><text:span text:style-name="Source_20_Text"><text:s text:c="8"/>{msg &amp;&amp; &lt;p className="mt-2 text-sm"&gt;{msg}&lt;/p&gt;}</text:span></text:p>
      <text:p text:style-name="Preformatted_20_Text"><text:span text:style-name="Source_20_Text"><text:s text:c="6"/>&lt;/div&gt;</text:span></text:p>
      <text:p text:style-name="Preformatted_20_Text"/>
      <text:p text:style-name="Preformatted_20_Text"><text:span text:style-name="Source_20_Text"><text:s text:c="6"/>&lt;div&gt;</text:span></text:p>
      <text:p text:style-name="Preformatted_20_Text"><text:span text:style-name="Source_20_Text"><text:s text:c="8"/>&lt;h2 className="font-semibold mb-2"&gt;Proyectos y dominios&lt;/h2&gt;</text:span></text:p>
      <text:p text:style-name="Preformatted_20_Text"><text:span text:style-name="Source_20_Text"><text:s text:c="8"/>{projects.length === 0 &amp;&amp; &lt;p&gt;No hay proyectos&lt;/p&gt;}</text:span></text:p>
      <text:p text:style-name="Preformatted_20_Text"><text:span text:style-name="Source_20_Text"><text:s text:c="8"/>&lt;ul&gt;</text:span></text:p>
      <text:p text:style-name="Preformatted_20_Text"><text:span text:style-name="Source_20_Text"><text:s text:c="10"/>{projects.map(p =&gt; (</text:span></text:p>
      <text:p text:style-name="P11"><text:span text:style-name="Source_20_Text"><text:s text:c="12"/>&lt;li key={p.id</text:span></text:p>
      <text:p text:style-name="Text_20_body">Perfecto. Vamos a separar la arquitectura en 3 contenedores <text:span text:style-name="Strong_20_Emphasis">Docker</text:span> y actualizar el panel en <text:span text:style-name="Strong_20_Emphasis">Next.js</text:span> para controlar el arranque y parada de los servicios del WAF por cliente:</text:p>
      <text:p text:style-name="Horizontal_20_Line"/>
      <text:h text:style-name="Heading_20_2" text:outline-level="2">🧱 Arquitectura de Contenedores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Servicio</text:p>
            </table:table-cell>
            <table:table-cell table:style-name="Tabla1.A1" office:value-type="string">
              <text:p text:style-name="Table_20_Heading">Docker Container</text:p>
            </table:table-cell>
            <table:table-cell table:style-name="Tabla1.A1" office:value-type="string">
              <text:p text:style-name="Table_20_Heading">Función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Panel WAF</text:span></text:p>
          </table:table-cell>
          <table:table-cell table:style-name="Tabla1.A1" office:value-type="string">
            <text:p text:style-name="Table_20_Contents"><text:span text:style-name="Source_20_Text">nextjs-panel</text:span></text:p>
          </table:table-cell>
          <table:table-cell table:style-name="Tabla1.A1" office:value-type="string">
            <text:p text:style-name="Table_20_Contents">Interfaz para crear proyectos/dominios, lanzar/parar proxy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Proxy Dinámico</text:span></text:p>
          </table:table-cell>
          <table:table-cell table:style-name="Tabla1.A1" office:value-type="string">
            <text:p text:style-name="Table_20_Contents"><text:span text:style-name="Source_20_Text">waf-proxy-{project_id}</text:span></text:p>
          </table:table-cell>
          <table:table-cell table:style-name="Tabla1.A1" office:value-type="string">
            <text:p text:style-name="Table_20_Contents">Servidor Express/NGINX con proxy <text:soft-page-break/>personalizado a backend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SQLite + NGINX config script</text:span></text:p>
          </table:table-cell>
          <table:table-cell table:style-name="Tabla1.A1" office:value-type="string">
            <text:p text:style-name="Table_20_Contents">Compartido entre contenedores o montado como volumen</text:p>
          </table:table-cell>
          <table:table-cell table:style-name="Tabla1.A1" office:value-type="string">
            <text:p text:style-name="P37"/>
          </table:table-cell>
        </table:table-row>
      </table:table>
      <text:p text:style-name="Horizontal_20_Line"/>
      <text:h text:style-name="Heading_20_2" text:outline-level="2">1. 🐳 Dockerfile del panel (<text:span text:style-name="Source_20_Text">nextjs-panel</text:span>)</text:h>
      <text:p text:style-name="Preformatted_20_Text"><text:span text:style-name="Source_20_Text"># ./panel/Dockerfile</text:span></text:p>
      <text:p text:style-name="Preformatted_20_Text"><text:span text:style-name="Source_20_Text">FROM node:20-alpine</text:span></text:p>
      <text:p text:style-name="Preformatted_20_Text"/>
      <text:p text:style-name="Preformatted_20_Text"><text:span text:style-name="Source_20_Text">WORKDIR /app</text:span></text:p>
      <text:p text:style-name="Preformatted_20_Text"/>
      <text:p text:style-name="Preformatted_20_Text"><text:span text:style-name="Source_20_Text">COPY package*.json ./</text:span></text:p>
      <text:p text:style-name="Preformatted_20_Text"><text:span text:style-name="Source_20_Text">RUN npm install</text:span></text:p>
      <text:p text:style-name="Preformatted_20_Text"/>
      <text:p text:style-name="Preformatted_20_Text"><text:span text:style-name="Source_20_Text">COPY . .</text:span></text:p>
      <text:p text:style-name="Preformatted_20_Text"/>
      <text:p text:style-name="Preformatted_20_Text"><text:span text:style-name="Source_20_Text">RUN npm run build</text:span></text:p>
      <text:p text:style-name="Preformatted_20_Text"/>
      <text:p text:style-name="Preformatted_20_Text"><text:span text:style-name="Source_20_Text">EXPOSE 3000</text:span></text:p>
      <text:p text:style-name="P11"><text:span text:style-name="Source_20_Text">CMD ["npm", "start"]</text:span></text:p>
      <text:h text:style-name="Heading_20_3" text:outline-level="3"><text:span text:style-name="Source_20_Text">docker-compose.yml</text:span> base:</text:h>
      <text:p text:style-name="Preformatted_20_Text"><text:span text:style-name="Source_20_Text">version: '3.8'</text:span></text:p>
      <text:p text:style-name="Preformatted_20_Text"/>
      <text:p text:style-name="Preformatted_20_Text"><text:span text:style-name="Source_20_Text">services:</text:span></text:p>
      <text:p text:style-name="Preformatted_20_Text"><text:span text:style-name="Source_20_Text"><text:s text:c="2"/>panel:</text:span></text:p>
      <text:p text:style-name="Preformatted_20_Text"><text:span text:style-name="Source_20_Text"><text:s text:c="4"/>build: ./panel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3000:3000"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./shared:/app/shared</text:span></text:p>
      <text:p text:style-name="Preformatted_20_Text"><text:span text:style-name="Source_20_Text"><text:s text:c="4"/>environment:</text:span></text:p>
      <text:p text:style-name="P11"><text:span text:style-name="Source_20_Text"><text:s text:c="6"/>DB_PATH: "/app/shared/waf.db"</text:span></text:p>
      <text:p text:style-name="Horizontal_20_Line"/>
      <text:h text:style-name="Heading_20_2" text:outline-level="2">2. 🐳 Dockerfile del proxy (<text:span text:style-name="Source_20_Text">waf-proxy</text:span>)</text:h>
      <text:p text:style-name="Preformatted_20_Text"><text:span text:style-name="Source_20_Text"># ./proxy/Dockerfile</text:span></text:p>
      <text:p text:style-name="Preformatted_20_Text"><text:span text:style-name="Source_20_Text">FROM node:20-alpine</text:span></text:p>
      <text:p text:style-name="Preformatted_20_Text"/>
      <text:p text:style-name="Preformatted_20_Text"><text:span text:style-name="Source_20_Text">WORKDIR /app</text:span></text:p>
      <text:p text:style-name="Preformatted_20_Text"/>
      <text:p text:style-name="Preformatted_20_Text"><text:span text:style-name="Source_20_Text">COPY proxy-server.js ./</text:span></text:p>
      <text:p text:style-name="Preformatted_20_Text"><text:span text:style-name="Source_20_Text">COPY waf.db ./waf.db</text:span></text:p>
      <text:p text:style-name="Preformatted_20_Text"/>
      <text:p text:style-name="Preformatted_20_Text"><text:span text:style-name="Source_20_Text">RUN npm install express http-proxy sqlite3</text:span></text:p>
      <text:p text:style-name="Preformatted_20_Text"/>
      <text:p text:style-name="Preformatted_20_Text"><text:span text:style-name="Source_20_Text">EXPOSE 8080</text:span></text:p>
      <text:p text:style-name="P11"><text:span text:style-name="Source_20_Text">CMD ["node", "proxy-server.js"]</text:span></text:p>
      <text:p text:style-name="Text_20_body">Este contenedor escucha en <text:span text:style-name="Source_20_Text">8080</text:span> y redirige al backend correcto según <text:span text:style-name="Source_20_Text">Host</text:span>.</text:p>
      <text:p text:style-name="Horizontal_20_Line"/>
      <text:h text:style-name="Heading_20_2" text:outline-level="2"><text:soft-page-break/>3. 🧠 Panel Next.js con Botones: Arrancar y Parar Proxy</text:h>
      <text:h text:style-name="Heading_20_3" text:outline-level="3">3.1. Backend API <text:span text:style-name="Source_20_Text">/api/control-proxy.js</text:span></text:h>
      <text:p text:style-name="Preformatted_20_Text"><text:span text:style-name="Source_20_Text">import { exec } from 'child_process';</text:span></text:p>
      <text:p text:style-name="Preformatted_20_Text"/>
      <text:p text:style-name="Preformatted_20_Text"><text:span text:style-name="Source_20_Text">export default async function handler(req, res) {</text:span></text:p>
      <text:p text:style-name="Preformatted_20_Text"><text:span text:style-name="Source_20_Text"><text:s text:c="2"/>const { method } = req;</text:span></text:p>
      <text:p text:style-name="Preformatted_20_Text"/>
      <text:p text:style-name="Preformatted_20_Text"><text:span text:style-name="Source_20_Text"><text:s text:c="2"/>if (method !== 'POST') return res.status(405).end('Método no permitido');</text:span></text:p>
      <text:p text:style-name="Preformatted_20_Text"/>
      <text:p text:style-name="Preformatted_20_Text"><text:span text:style-name="Source_20_Text"><text:s text:c="2"/>const { action, projectId } = req.body;</text:span></text:p>
      <text:p text:style-name="Preformatted_20_Text"><text:span text:style-name="Source_20_Text"><text:s text:c="2"/>if (!projectId || !['start', 'stop'].includes(action))</text:span></text:p>
      <text:p text:style-name="Preformatted_20_Text"><text:span text:style-name="Source_20_Text"><text:s text:c="4"/>return res.status(400).json({ error: 'Parámetros inválidos' });</text:span></text:p>
      <text:p text:style-name="Preformatted_20_Text"/>
      <text:p text:style-name="Preformatted_20_Text"><text:span text:style-name="Source_20_Text"><text:s text:c="2"/>const containerName = `waf-proxy-${projectId}`;</text:span></text:p>
      <text:p text:style-name="Preformatted_20_Text"><text:span text:style-name="Source_20_Text"><text:s text:c="2"/>const proxyPath = `/full/path/to/proxy`; // Ruta al Dockerfile del proxy</text:span></text:p>
      <text:p text:style-name="Preformatted_20_Text"/>
      <text:p text:style-name="Preformatted_20_Text"><text:span text:style-name="Source_20_Text"><text:s text:c="2"/>let command = '';</text:span></text:p>
      <text:p text:style-name="Preformatted_20_Text"/>
      <text:p text:style-name="Preformatted_20_Text"><text:span text:style-name="Source_20_Text"><text:s text:c="2"/>if (action === 'start') {</text:span></text:p>
      <text:p text:style-name="Preformatted_20_Text"><text:span text:style-name="Source_20_Text"><text:s text:c="4"/>command = `docker build -t ${containerName} ${proxyPath} &amp;&amp; ` +</text:span></text:p>
      <text:p text:style-name="Preformatted_20_Text"><text:span text:style-name="Source_20_Text"><text:s text:c="14"/>`docker run -d --name ${containerName} -p 808${projectId}:8080 ${containerName}`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if (action === 'stop') {</text:span></text:p>
      <text:p text:style-name="Preformatted_20_Text"><text:span text:style-name="Source_20_Text"><text:s text:c="4"/>command = `docker stop ${containerName} &amp;&amp; docker rm ${containerName}`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exec(command, (err, stdout, stderr) =&gt; {</text:span></text:p>
      <text:p text:style-name="Preformatted_20_Text"><text:span text:style-name="Source_20_Text"><text:s text:c="4"/>if (err) {</text:span></text:p>
      <text:p text:style-name="Preformatted_20_Text"><text:span text:style-name="Source_20_Text"><text:s text:c="6"/>console.error(stderr);</text:span></text:p>
      <text:p text:style-name="Preformatted_20_Text"><text:span text:style-name="Source_20_Text"><text:s text:c="6"/>return res.status(500).json({ error: 'Error ejecutando Docker' }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s.json({ status: `Proxy ${action} ejecutado` });</text:span></text:p>
      <text:p text:style-name="Preformatted_20_Text"><text:span text:style-name="Source_20_Text"><text:s text:c="2"/>});</text:span></text:p>
      <text:p text:style-name="P11"><text:span text:style-name="Source_20_Text">}</text:span></text:p>
      <text:p text:style-name="Horizontal_20_Line"/>
      <text:h text:style-name="Heading_20_3" text:outline-level="3">3.2. Frontend en <text:span text:style-name="Source_20_Text">/pages/index.js</text:span> – Botones por Proyecto</text:h>
      <text:p text:style-name="Preformatted_20_Text"><text:span text:style-name="Source_20_Text">{projects.map(p =&gt; (</text:span></text:p>
      <text:p text:style-name="Preformatted_20_Text"><text:span text:style-name="Source_20_Text"><text:s text:c="2"/>&lt;div key={p.id} className="border p-4 my-2"&gt;</text:span></text:p>
      <text:p text:style-name="Preformatted_20_Text"><text:span text:style-name="Source_20_Text"><text:s text:c="4"/>&lt;h3 className="font-bold"&gt;{p.name}&lt;/h3&gt;</text:span></text:p>
      <text:p text:style-name="Preformatted_20_Text"><text:span text:style-name="Source_20_Text"><text:s text:c="4"/>&lt;p&gt;Backend IP: {p.backend_ip}&lt;/p&gt;</text:span></text:p>
      <text:p text:style-name="Preformatted_20_Text"><text:span text:style-name="Source_20_Text"><text:s text:c="4"/>&lt;p&gt;Dominios: {p.domains.join(', ')}&lt;/p&gt;</text:span></text:p>
      <text:p text:style-name="Preformatted_20_Text"><text:span text:style-name="Source_20_Text"><text:s text:c="4"/>&lt;button</text:span></text:p>
      <text:p text:style-name="Preformatted_20_Text"><text:span text:style-name="Source_20_Text"><text:s text:c="6"/>onClick={() =&gt; handleProxyAction(p.id, 'start')}</text:span></text:p>
      <text:p text:style-name="Preformatted_20_Text"><text:span text:style-name="Source_20_Text"><text:s text:c="6"/>className="bg-green-500 text-white px-2 py-1 mr-2"</text:span></text:p>
      <text:p text:style-name="Preformatted_20_Text"><text:span text:style-name="Source_20_Text"><text:s text:c="4"/>&gt;</text:span></text:p>
      <text:p text:style-name="Preformatted_20_Text"><text:span text:style-name="Source_20_Text"><text:s text:c="6"/>Iniciar Proxy</text:span></text:p>
      <text:p text:style-name="Preformatted_20_Text"><text:span text:style-name="Source_20_Text"><text:s text:c="4"/>&lt;/button&gt;</text:span></text:p>
      <text:p text:style-name="Preformatted_20_Text"><text:span text:style-name="Source_20_Text"><text:s text:c="4"/>&lt;button</text:span></text:p>
      <text:p text:style-name="Preformatted_20_Text"><text:span text:style-name="Source_20_Text"><text:s text:c="6"/>onClick={() =&gt; handleProxyAction(p.id, 'stop')}</text:span></text:p>
      <text:p text:style-name="Preformatted_20_Text"><text:span text:style-name="Source_20_Text"><text:s text:c="6"/>className="bg-red-500 text-white px-2 py-1"</text:span></text:p>
      <text:p text:style-name="Preformatted_20_Text"><text:span text:style-name="Source_20_Text"><text:s text:c="4"/>&gt;</text:span></text:p>
      <text:p text:style-name="Preformatted_20_Text"><text:span text:style-name="Source_20_Text"><text:s text:c="6"/>Parar Proxy</text:span></text:p>
      <text:p text:style-name="Preformatted_20_Text"><text:span text:style-name="Source_20_Text"><text:s text:c="4"/>&lt;/button&gt;</text:span></text:p>
      <text:p text:style-name="Preformatted_20_Text"><text:span text:style-name="Source_20_Text"><text:s text:c="2"/>&lt;/div&gt;</text:span></text:p>
      <text:p text:style-name="Preformatted_20_Text"><text:span text:style-name="Source_20_Text">))}</text:span></text:p>
      <text:p text:style-name="Preformatted_20_Text"><text:soft-page-break/></text:p>
      <text:p text:style-name="Preformatted_20_Text"><text:span text:style-name="Source_20_Text">// Acción de control</text:span></text:p>
      <text:p text:style-name="Preformatted_20_Text"><text:span text:style-name="Source_20_Text">const handleProxyAction = async (projectId, action) =&gt; {</text:span></text:p>
      <text:p text:style-name="Preformatted_20_Text"><text:span text:style-name="Source_20_Text"><text:s text:c="2"/>try {</text:span></text:p>
      <text:p text:style-name="Preformatted_20_Text"><text:span text:style-name="Source_20_Text"><text:s text:c="4"/>const res = await axios.post('/api/control-proxy', { projectId, action });</text:span></text:p>
      <text:p text:style-name="Preformatted_20_Text"><text:span text:style-name="Source_20_Text"><text:s text:c="4"/>alert(res.data.status);</text:span></text:p>
      <text:p text:style-name="Preformatted_20_Text"><text:span text:style-name="Source_20_Text"><text:s text:c="2"/>} catch (e) {</text:span></text:p>
      <text:p text:style-name="Preformatted_20_Text"><text:span text:style-name="Source_20_Text"><text:s text:c="4"/>alert(e.response?.data?.error || 'Error');</text:span></text:p>
      <text:p text:style-name="Preformatted_20_Text"><text:span text:style-name="Source_20_Text"><text:s text:c="2"/>}</text:span></text:p>
      <text:p text:style-name="P11"><text:span text:style-name="Source_20_Text">};</text:span></text:p>
      <text:p text:style-name="Horizontal_20_Line"/>
      <text:h text:style-name="Heading_20_2" text:outline-level="2">4. 📁 Estructura Final del Proyecto</text:h>
      <text:p text:style-name="Preformatted_20_Text"><text:span text:style-name="Source_20_Text">/panel</text:span></text:p>
      <text:p text:style-name="Preformatted_20_Text"><text:span text:style-name="Source_20_Text"><text:s text:c="2"/>/pages</text:span></text:p>
      <text:p text:style-name="Preformatted_20_Text"><text:span text:style-name="Source_20_Text"><text:s text:c="4"/>index.js</text:span></text:p>
      <text:p text:style-name="Preformatted_20_Text"><text:span text:style-name="Source_20_Text"><text:s text:c="4"/>/api</text:span></text:p>
      <text:p text:style-name="Preformatted_20_Text"><text:span text:style-name="Source_20_Text"><text:s text:c="6"/>domains.js</text:span></text:p>
      <text:p text:style-name="Preformatted_20_Text"><text:span text:style-name="Source_20_Text"><text:s text:c="6"/>control-proxy.js</text:span></text:p>
      <text:p text:style-name="Preformatted_20_Text"><text:span text:style-name="Source_20_Text"><text:s text:c="2"/>Dockerfile</text:span></text:p>
      <text:p text:style-name="Preformatted_20_Text"><text:span text:style-name="Source_20_Text">/proxy</text:span></text:p>
      <text:p text:style-name="Preformatted_20_Text"><text:span text:style-name="Source_20_Text"><text:s text:c="2"/>proxy-server.js</text:span></text:p>
      <text:p text:style-name="Preformatted_20_Text"><text:span text:style-name="Source_20_Text"><text:s text:c="2"/>Dockerfile</text:span></text:p>
      <text:p text:style-name="Preformatted_20_Text"><text:span text:style-name="Source_20_Text">/scripts</text:span></text:p>
      <text:p text:style-name="Preformatted_20_Text"><text:span text:style-name="Source_20_Text"><text:s text:c="2"/>generate-nginx-upstreams.js</text:span></text:p>
      <text:p text:style-name="Preformatted_20_Text"><text:span text:style-name="Source_20_Text">/shared</text:span></text:p>
      <text:p text:style-name="Preformatted_20_Text"><text:span text:style-name="Source_20_Text"><text:s text:c="2"/>waf.db</text:span></text:p>
      <text:p text:style-name="P11"><text:span text:style-name="Source_20_Text">docker-compose.yml</text:span></text:p>
      <text:p text:style-name="Horizontal_20_Line"/>
      <text:h text:style-name="Heading_20_2" text:outline-level="2">5. 🌐 ¿Dónde se configura el DNS del cliente?</text:h>
      <text:p text:style-name="Text_20_body">El cliente debe apuntar su <text:span text:style-name="Strong_20_Emphasis">subdominio</text:span> a tu proxy, por ejemplo:</text:p>
      <text:p text:style-name="P11"><text:span text:style-name="Source_20_Text">CNAME www.sudominio.com → waf-proxy.tu-dominio.com</text:span></text:p>
      <text:p text:style-name="Text_20_body">Tu servidor recibirá ese <text:span text:style-name="Source_20_Text">Host</text:span> y redirigirá al backend original.</text:p>
      <text:p text:style-name="Horizontal_20_Line"/>
      <text:h text:style-name="Heading_20_2" text:outline-level="2">¿Quieres que te genere un proyecto zip con esto montado?</text:h>
      <text:p text:style-name="Text_20_body">Puedo prepararlo como starter kit listo para <text:span text:style-name="Source_20_Text">docker-compose up</text:span>. ¿Lo quieres empaquetado?</text:p>
      <text:p text:style-name="Text_20_body">Buena pregunta. La lógica que analiza bots y tráfico malicioso (la <text:span text:style-name="Strong_20_Emphasis">función principal del WAF</text:span>) puede implementarse dentro de <text:span text:style-name="Strong_20_Emphasis">cada contenedor proxy dockerizado</text:span>, o como <text:span text:style-name="Strong_20_Emphasis">un middleware compartido</text:span> que los proxys usan. Aquí te explico ambas opciones y cuál es mejor para tu MVP:</text:p>
      <text:p text:style-name="Horizontal_20_Line"/>
      <text:h text:style-name="Heading_20_2" text:outline-level="2">✅ Recomendación (ideal para MVP)</text:h>
      <text:p text:style-name="Text_20_body"><text:span text:style-name="Strong_20_Emphasis">Incluye la lógica WAF dentro del contenedor proxy (</text:span><text:span text:style-name="Strong_20_Emphasis"><text:span text:style-name="Source_20_Text">waf-proxy-{project_id}</text:span></text:span><text:span text:style-name="Strong_20_Emphasis">)</text:span><text:line-break/>Así, cada cliente tiene su propio entorno aislado y puedes analizar su tráfico sin interferir con otros.</text:p>
      <text:p text:style-name="Horizontal_20_Line"><text:soft-page-break/></text:p>
      <text:h text:style-name="Heading_20_2" text:outline-level="2">📦 Ubicación de la lógica WAF</text:h>
      <text:h text:style-name="Heading_20_3" text:outline-level="3">➤ Dentro del <text:span text:style-name="Source_20_Text">proxy-server.js</text:span>:</text:h>
      <text:p text:style-name="Text_20_body">En este archivo, antes de hacer el proxy hacia el backend del cliente, puedes analizar:</text:p>
      <text:list text:style-name="L35">
        <text:list-item>
          <text:p text:style-name="P38">Cabeceras (User-Agent, Referer)</text:p>
        </text:list-item>
        <text:list-item>
          <text:p text:style-name="P38">IP del cliente (GeoIP, listas negras)</text:p>
        </text:list-item>
        <text:list-item>
          <text:p text:style-name="P38">Frecuencia de peticiones (ratelimit per IP)</text:p>
        </text:list-item>
        <text:list-item>
          <text:p text:style-name="P38">Huellas de bots (header, TTL, JS fingerprinting...)</text:p>
        </text:list-item>
      </text:list>
      <text:h text:style-name="Heading_20_3" text:outline-level="3">🧠 Ejemplo simplificado de lógica WAF:</text:h>
      <text:p text:style-name="Preformatted_20_Text"><text:span text:style-name="Source_20_Text">app.use((req, res, next) =&gt; {</text:span></text:p>
      <text:p text:style-name="Preformatted_20_Text"><text:span text:style-name="Source_20_Text"><text:s text:c="2"/>const ua = req.headers['user-agent'] || '';</text:span></text:p>
      <text:p text:style-name="Preformatted_20_Text"><text:span text:style-name="Source_20_Text"><text:s text:c="2"/>const ip = req.headers['x-forwarded-for'] || req.socket.remoteAddress;</text:span></text:p>
      <text:p text:style-name="Preformatted_20_Text"/>
      <text:p text:style-name="Preformatted_20_Text"><text:span text:style-name="Source_20_Text"><text:s text:c="2"/>// 🧪 Ejemplo: bloquear bots comunes</text:span></text:p>
      <text:p text:style-name="Preformatted_20_Text"><text:span text:style-name="Source_20_Text"><text:s text:c="2"/>const botPatterns = [/bot/i, /crawler/i, /spider/i];</text:span></text:p>
      <text:p text:style-name="Preformatted_20_Text"><text:span text:style-name="Source_20_Text"><text:s text:c="2"/>if (botPatterns.some(rx =&gt; rx.test(ua))) {</text:span></text:p>
      <text:p text:style-name="Preformatted_20_Text"><text:span text:style-name="Source_20_Text"><text:s text:c="4"/>return res.status(403).send('Bloqueado por WAF'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// 🛑 Limitar tráfico</text:span></text:p>
      <text:p text:style-name="Preformatted_20_Text"><text:span text:style-name="Source_20_Text"><text:s text:c="2"/>rateLimiter.consume(ip).catch(() =&gt; {</text:span></text:p>
      <text:p text:style-name="Preformatted_20_Text"><text:span text:style-name="Source_20_Text"><text:s text:c="4"/>return res.status(429).send('Too Many Requests');</text:span></text:p>
      <text:p text:style-name="Preformatted_20_Text"><text:span text:style-name="Source_20_Text"><text:s text:c="2"/>});</text:span></text:p>
      <text:p text:style-name="Preformatted_20_Text"/>
      <text:p text:style-name="Preformatted_20_Text"><text:span text:style-name="Source_20_Text"><text:s text:c="2"/>next();</text:span></text:p>
      <text:p text:style-name="P11"><text:span text:style-name="Source_20_Text">});</text:span></text:p>
      <text:p text:style-name="Text_20_body">Puedes extender esto con módulos como:</text:p>
      <text:list text:style-name="L36">
        <text:list-item>
          <text:p text:style-name="P39"><text:span text:style-name="Source_20_Text">express-rate-limit</text:span> → límites por IP</text:p>
        </text:list-item>
        <text:list-item>
          <text:p text:style-name="P39"><text:span text:style-name="Source_20_Text">geoip-lite</text:span> → restringir países</text:p>
        </text:list-item>
        <text:list-item>
          <text:p text:style-name="P39"><text:span text:style-name="Source_20_Text">bot-detector</text:span>, <text:span text:style-name="Source_20_Text">useragent</text:span> → detectar clientes sospechosos</text:p>
        </text:list-item>
      </text:list>
      <text:p text:style-name="Horizontal_20_Line"/>
      <text:h text:style-name="Heading_20_2" text:outline-level="2">🧩 Alternativa: Middleware Compartido (menos recomendable en MVP)</text:h>
      <text:p text:style-name="Text_20_body">Si no quieres replicar la lógica en todos los contenedores, puedes:</text:p>
      <text:list text:style-name="L37">
        <text:list-item>
          <text:p text:style-name="P40">Crear un microservicio WAF en Node.js</text:p>
        </text:list-item>
        <text:list-item>
          <text:p text:style-name="P40">Cada proxy le hace una petición (<text:span text:style-name="Source_20_Text">/validate-request</text:span>) y espera respuesta</text:p>
        </text:list-item>
      </text:list>
      <text:p text:style-name="Text_20_body"><text:span text:style-name="Strong_20_Emphasis">Desventajas</text:span>:</text:p>
      <text:list text:style-name="L38">
        <text:list-item>
          <text:p text:style-name="P41">Más latencia (roundtrip adicional)</text:p>
        </text:list-item>
        <text:list-item>
          <text:p text:style-name="P41"><text:soft-page-break/>Más complejo de escalar</text:p>
        </text:list-item>
        <text:list-item>
          <text:p text:style-name="P41">Un fallo afecta a todos</text:p>
        </text:list-item>
      </text:list>
      <text:p text:style-name="Horizontal_20_Line"/>
      <text:h text:style-name="Heading_20_2" text:outline-level="2">🧬 Bonus: Logging centralizado</text:h>
      <text:p text:style-name="Text_20_body">Cada proxy puede registrar:</text:p>
      <text:list text:style-name="L39">
        <text:list-item>
          <text:p text:style-name="P42">IPs bloqueadas</text:p>
        </text:list-item>
        <text:list-item>
          <text:p text:style-name="P42">URL accedidas</text:p>
        </text:list-item>
        <text:list-item>
          <text:p text:style-name="P42">User-agents</text:p>
        </text:list-item>
      </text:list>
      <text:p text:style-name="Text_20_body">Y enviar estos logs a:</text:p>
      <text:list text:style-name="L40">
        <text:list-item>
          <text:p text:style-name="P43">SQLite local (por contenedor)</text:p>
        </text:list-item>
        <text:list-item>
          <text:p text:style-name="P43">Un microservicio de analítica centralizado</text:p>
        </text:list-item>
        <text:list-item>
          <text:p text:style-name="P43">Prometheus o un stack ELK (más avanzado)</text:p>
        </text:list-item>
      </text:list>
      <text:p text:style-name="Horizontal_20_Line"/>
      <text:h text:style-name="Heading_20_2" text:outline-level="2">📌 Resumen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>
            <table:table-cell table:style-name="Tabla2.A1" office:value-type="string">
              <text:p text:style-name="Table_20_Heading">Estrategia</text:p>
            </table:table-cell>
            <table:table-cell table:style-name="Tabla2.A1" office:value-type="string">
              <text:p text:style-name="Table_20_Heading">Dónde vive la lógica WAF</text:p>
            </table:table-cell>
            <table:table-cell table:style-name="Tabla2.A1" office:value-type="string">
              <text:p text:style-name="Table_20_Heading">Ventajas</text:p>
            </table:table-cell>
            <table:table-cell table:style-name="Tabla2.A1" office:value-type="string">
              <text:p text:style-name="Table_20_Heading">Ideal para</text:p>
            </table:table-cell>
          </table:table-row>
        </table:table-header-rows>
        <table:table-row>
          <table:table-cell table:style-name="Tabla2.A1" office:value-type="string">
            <text:p text:style-name="Table_20_Contents">Dentro del proxy dockerizado</text:p>
          </table:table-cell>
          <table:table-cell table:style-name="Tabla2.A1" office:value-type="string">
            <text:p text:style-name="Table_20_Contents">En cada contenedor Node.js</text:p>
          </table:table-cell>
          <table:table-cell table:style-name="Tabla2.A1" office:value-type="string">
            <text:p text:style-name="Table_20_Contents">Aislado, simple, rápido</text:p>
          </table:table-cell>
          <table:table-cell table:style-name="Tabla2.A1" office:value-type="string">
            <text:p text:style-name="Table_20_Contents">MVP y escalado horizontal</text:p>
          </table:table-cell>
        </table:table-row>
        <table:table-row>
          <table:table-cell table:style-name="Tabla2.A1" office:value-type="string">
            <text:p text:style-name="Table_20_Contents">Middleware externo (WAF API)</text:p>
          </table:table-cell>
          <table:table-cell table:style-name="Tabla2.A1" office:value-type="string">
            <text:p text:style-name="Table_20_Contents">Servicio aparte</text:p>
          </table:table-cell>
          <table:table-cell table:style-name="Tabla2.A1" office:value-type="string">
            <text:p text:style-name="Table_20_Contents">Centralizado, reusable</text:p>
          </table:table-cell>
          <table:table-cell table:style-name="Tabla2.A1" office:value-type="string">
            <text:p text:style-name="Table_20_Contents">Grandes despliegues</text:p>
          </table:table-cell>
        </table:table-row>
      </table:table>
      <text:p text:style-name="Horizontal_20_Line"/>
      <text:p text:style-name="Text_20_body">¿Quieres que te genere una plantilla de esa lógica WAF en <text:span text:style-name="Source_20_Text">proxy-server.js</text:span> para empezar con reglas básicas?</text:p>
      <text:p text:style-name="Standard"/>
      <text:p text:style-name="Text_20_body">¡Perfecto! Ampliar la lógica de detección de bots sospechosos por el <text:span text:style-name="Source_20_Text">User-Agent</text:span> es una medida esencial en cualquier WAF. Aquí te muestro cómo hacerlo paso a paso, incluyendo:</text:p>
      <text:list text:style-name="L41">
        <text:list-item>
          <text:p text:style-name="P44">🔍 <text:span text:style-name="Strong_20_Emphasis">Lista de bots comunes y sospechosos</text:span></text:p>
        </text:list-item>
        <text:list-item>
          <text:p text:style-name="P44">⚙️ <text:span text:style-name="Strong_20_Emphasis">Lógica en el proxy WAF (por ejemplo en Node.js con Express o NGINX)</text:span></text:p>
        </text:list-item>
        <text:list-item>
          <text:p text:style-name="P44">📊 <text:span text:style-name="Strong_20_Emphasis">Opcional: registrar y mostrar en el panel Next.js</text:span></text:p>
        </text:list-item>
      </text:list>
      <text:p text:style-name="Horizontal_20_Line"/>
      <text:h text:style-name="Heading_20_2" text:outline-level="2">🧠 1. Lista de <text:span text:style-name="Source_20_Text">User-Agent</text:span> sospechosos</text:h>
      <text:p text:style-name="Text_20_body">Aquí tienes una lista básica de patrones típicos de bots (puedes extenderla con listas tipo <text:a xlink:type="simple" xlink:href="https://bot-trap.com/" text:style-name="Internet_20_link" text:visited-style-name="Visited_20_Internet_20_Link">bot-trap.com</text:a> o <text:a xlink:type="simple" xlink:href="https://user-agents.net/" text:style-name="Internet_20_link" text:visited-style-name="Visited_20_Internet_20_Link">user-agents.net</text:a>):</text:p>
      <text:p text:style-name="Preformatted_20_Text"><text:span text:style-name="Source_20_Text">const blockedUserAgents = [</text:span></text:p>
      <text:p text:style-name="Preformatted_20_Text"><text:soft-page-break/><text:span text:style-name="Source_20_Text"><text:s text:c="2"/>/python-requests/i,</text:span></text:p>
      <text:p text:style-name="Preformatted_20_Text"><text:span text:style-name="Source_20_Text"><text:s text:c="2"/>/curl/i,</text:span></text:p>
      <text:p text:style-name="Preformatted_20_Text"><text:span text:style-name="Source_20_Text"><text:s text:c="2"/>/wget/i,</text:span></text:p>
      <text:p text:style-name="Preformatted_20_Text"><text:span text:style-name="Source_20_Text"><text:s text:c="2"/>/libwww/i,</text:span></text:p>
      <text:p text:style-name="Preformatted_20_Text"><text:span text:style-name="Source_20_Text"><text:s text:c="2"/>/httpclient/i,</text:span></text:p>
      <text:p text:style-name="Preformatted_20_Text"><text:span text:style-name="Source_20_Text"><text:s text:c="2"/>/scrapy/i,</text:span></text:p>
      <text:p text:style-name="Preformatted_20_Text"><text:span text:style-name="Source_20_Text"><text:s text:c="2"/>/nikto/i,</text:span></text:p>
      <text:p text:style-name="Preformatted_20_Text"><text:span text:style-name="Source_20_Text"><text:s text:c="2"/>/fuzzer/i,</text:span></text:p>
      <text:p text:style-name="Preformatted_20_Text"><text:span text:style-name="Source_20_Text"><text:s text:c="2"/>/nmap/i,</text:span></text:p>
      <text:p text:style-name="Preformatted_20_Text"><text:span text:style-name="Source_20_Text"><text:s text:c="2"/>/java/i,</text:span></text:p>
      <text:p text:style-name="Preformatted_20_Text"><text:span text:style-name="Source_20_Text"><text:s text:c="2"/>/masscan/i,</text:span></text:p>
      <text:p text:style-name="Preformatted_20_Text"><text:span text:style-name="Source_20_Text"><text:s text:c="2"/>/sqlmap/i,</text:span></text:p>
      <text:p text:style-name="Preformatted_20_Text"><text:span text:style-name="Source_20_Text"><text:s text:c="2"/>/apachebench/i,</text:span></text:p>
      <text:p text:style-name="Preformatted_20_Text"><text:span text:style-name="Source_20_Text"><text:s text:c="2"/>/zgrab/i</text:span></text:p>
      <text:p text:style-name="P11"><text:span text:style-name="Source_20_Text">];</text:span></text:p>
      <text:p text:style-name="Horizontal_20_Line"/>
      <text:h text:style-name="Heading_20_2" text:outline-level="2">⚙️ 2. Lógica en el WAF (por ejemplo en Node.js/Express)</text:h>
      <text:h text:style-name="Heading_20_3" text:outline-level="3"><text:span text:style-name="Source_20_Text">proxy-server.js</text:span></text:h>
      <text:p text:style-name="Preformatted_20_Text"><text:span text:style-name="Source_20_Text">const express = require('express');</text:span></text:p>
      <text:p text:style-name="Preformatted_20_Text"><text:span text:style-name="Source_20_Text">const { createProxyMiddleware } = require('http-proxy-middleware');</text:span></text:p>
      <text:p text:style-name="Preformatted_20_Text"/>
      <text:p text:style-name="Preformatted_20_Text"><text:span text:style-name="Source_20_Text">const app = express();</text:span></text:p>
      <text:p text:style-name="Preformatted_20_Text"><text:span text:style-name="Source_20_Text">const PORT = process.env.PORT || 8080;</text:span></text:p>
      <text:p text:style-name="Preformatted_20_Text"><text:span text:style-name="Source_20_Text">const TARGET = process.env.BACKEND_URL || 'http://localhost:3000';</text:span></text:p>
      <text:p text:style-name="Preformatted_20_Text"/>
      <text:p text:style-name="Preformatted_20_Text"><text:span text:style-name="Source_20_Text">const blockedUserAgents = [</text:span></text:p>
      <text:p text:style-name="Preformatted_20_Text"><text:span text:style-name="Source_20_Text"><text:s text:c="2"/>/python-requests/i,</text:span></text:p>
      <text:p text:style-name="Preformatted_20_Text"><text:span text:style-name="Source_20_Text"><text:s text:c="2"/>/curl/i,</text:span></text:p>
      <text:p text:style-name="Preformatted_20_Text"><text:span text:style-name="Source_20_Text"><text:s text:c="2"/>/wget/i,</text:span></text:p>
      <text:p text:style-name="Preformatted_20_Text"><text:span text:style-name="Source_20_Text"><text:s text:c="2"/>/libwww/i,</text:span></text:p>
      <text:p text:style-name="Preformatted_20_Text"><text:span text:style-name="Source_20_Text"><text:s text:c="2"/>/httpclient/i,</text:span></text:p>
      <text:p text:style-name="Preformatted_20_Text"><text:span text:style-name="Source_20_Text"><text:s text:c="2"/>/scrapy/i,</text:span></text:p>
      <text:p text:style-name="Preformatted_20_Text"><text:span text:style-name="Source_20_Text"><text:s text:c="2"/>/nikto/i,</text:span></text:p>
      <text:p text:style-name="Preformatted_20_Text"><text:span text:style-name="Source_20_Text"><text:s text:c="2"/>/fuzzer/i,</text:span></text:p>
      <text:p text:style-name="Preformatted_20_Text"><text:span text:style-name="Source_20_Text"><text:s text:c="2"/>/nmap/i,</text:span></text:p>
      <text:p text:style-name="Preformatted_20_Text"><text:span text:style-name="Source_20_Text"><text:s text:c="2"/>/java/i,</text:span></text:p>
      <text:p text:style-name="Preformatted_20_Text"><text:span text:style-name="Source_20_Text"><text:s text:c="2"/>/masscan/i,</text:span></text:p>
      <text:p text:style-name="Preformatted_20_Text"><text:span text:style-name="Source_20_Text"><text:s text:c="2"/>/sqlmap/i,</text:span></text:p>
      <text:p text:style-name="Preformatted_20_Text"><text:span text:style-name="Source_20_Text"><text:s text:c="2"/>/apachebench/i,</text:span></text:p>
      <text:p text:style-name="Preformatted_20_Text"><text:span text:style-name="Source_20_Text"><text:s text:c="2"/>/zgrab/i</text:span></text:p>
      <text:p text:style-name="Preformatted_20_Text"><text:span text:style-name="Source_20_Text">];</text:span></text:p>
      <text:p text:style-name="Preformatted_20_Text"/>
      <text:p text:style-name="Preformatted_20_Text"><text:span text:style-name="Source_20_Text">app.use((req, res, next) =&gt; {</text:span></text:p>
      <text:p text:style-name="Preformatted_20_Text"><text:span text:style-name="Source_20_Text"><text:s text:c="2"/>const ua = req.headers['user-agent'] || '';</text:span></text:p>
      <text:p text:style-name="Preformatted_20_Text"><text:span text:style-name="Source_20_Text"><text:s text:c="2"/>const isBlocked = blockedUserAgents.some(pattern =&gt; pattern.test(ua));</text:span></text:p>
      <text:p text:style-name="Preformatted_20_Text"/>
      <text:p text:style-name="Preformatted_20_Text"><text:span text:style-name="Source_20_Text"><text:s text:c="2"/>if (isBlocked) {</text:span></text:p>
      <text:p text:style-name="Preformatted_20_Text"><text:span text:style-name="Source_20_Text"><text:s text:c="4"/>console.log(`[BLOCKED] UA=${ua} IP=${req.ip}`);</text:span></text:p>
      <text:p text:style-name="Preformatted_20_Text"><text:span text:style-name="Source_20_Text"><text:s text:c="4"/>return res.status(403).send('Forbidden: Suspicious User-Agent'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next();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app.use('/', createProxyMiddleware({ target: TARGET, changeOrigin: true }));</text:span></text:p>
      <text:p text:style-name="Preformatted_20_Text"/>
      <text:p text:style-name="Preformatted_20_Text"><text:span text:style-name="Source_20_Text">app.listen(PORT, () =&gt; {</text:span></text:p>
      <text:p text:style-name="Preformatted_20_Text"><text:span text:style-name="Source_20_Text"><text:s text:c="2"/>console.log(`WAF proxy running on port ${PORT}`);</text:span></text:p>
      <text:p text:style-name="P11"><text:soft-page-break/><text:span text:style-name="Source_20_Text">});</text:span></text:p>
      <text:p text:style-name="Horizontal_20_Line"/>
      <text:h text:style-name="Heading_20_2" text:outline-level="2">📊 3. (Opcional) Registrar eventos bloqueados</text:h>
      <text:p text:style-name="Text_20_body">Podrías registrar los bloqueos en una base de datos local (SQLite):</text:p>
      <text:p text:style-name="Preformatted_20_Text"><text:span text:style-name="Source_20_Text">const sqlite3 = require('sqlite3').verbose();</text:span></text:p>
      <text:p text:style-name="Preformatted_20_Text"><text:span text:style-name="Source_20_Text">const db = new sqlite3.Database('./logs.sqlite');</text:span></text:p>
      <text:p text:style-name="Preformatted_20_Text"/>
      <text:p text:style-name="Preformatted_20_Text"><text:span text:style-name="Source_20_Text">db.run(`</text:span></text:p>
      <text:p text:style-name="Preformatted_20_Text"><text:span text:style-name="Source_20_Text"><text:s text:c="2"/>CREATE TABLE IF NOT EXISTS waf_logs (</text:span></text:p>
      <text:p text:style-name="Preformatted_20_Text"><text:span text:style-name="Source_20_Text"><text:s text:c="4"/>id INTEGER PRIMARY KEY AUTOINCREMENT,</text:span></text:p>
      <text:p text:style-name="Preformatted_20_Text"><text:span text:style-name="Source_20_Text"><text:s text:c="4"/>ip TEXT,</text:span></text:p>
      <text:p text:style-name="Preformatted_20_Text"><text:span text:style-name="Source_20_Text"><text:s text:c="4"/>user_agent TEXT,</text:span></text:p>
      <text:p text:style-name="Preformatted_20_Text"><text:span text:style-name="Source_20_Text"><text:s text:c="4"/>blocked BOOLEAN,</text:span></text:p>
      <text:p text:style-name="Preformatted_20_Text"><text:span text:style-name="Source_20_Text"><text:s text:c="4"/>timestamp DATETIME DEFAULT CURRENT_TIMESTAMP</text:span></text:p>
      <text:p text:style-name="Preformatted_20_Text"><text:span text:style-name="Source_20_Text"><text:s text:c="2"/>);</text:span></text:p>
      <text:p text:style-name="Preformatted_20_Text"><text:span text:style-name="Source_20_Text">`);</text:span></text:p>
      <text:p text:style-name="Preformatted_20_Text"/>
      <text:p text:style-name="Preformatted_20_Text"><text:span text:style-name="Source_20_Text">if (isBlocked) {</text:span></text:p>
      <text:p text:style-name="Preformatted_20_Text"><text:span text:style-name="Source_20_Text"><text:s text:c="2"/>db.run(</text:span></text:p>
      <text:p text:style-name="Preformatted_20_Text"><text:span text:style-name="Source_20_Text"><text:s text:c="4"/>'INSERT INTO waf_logs (ip, user_agent, blocked) VALUES (?, ?, 1)',</text:span></text:p>
      <text:p text:style-name="Preformatted_20_Text"><text:span text:style-name="Source_20_Text"><text:s text:c="4"/>[req.ip, ua]</text:span></text:p>
      <text:p text:style-name="Preformatted_20_Text"><text:span text:style-name="Source_20_Text"><text:s text:c="2"/>);</text:span></text:p>
      <text:p text:style-name="P11"><text:span text:style-name="Source_20_Text">}</text:span></text:p>
      <text:p text:style-name="Text_20_body">Esto te permitirá mostrar estadísticas en el panel Next.js (bloqueos por IP, por tipo de bot, etc).</text:p>
      <text:p text:style-name="Horizontal_20_Line"/>
      <text:h text:style-name="Heading_20_2" text:outline-level="2">🚀 ¿Qué sigue?</text:h>
      <text:p text:style-name="Text_20_body">¿Quieres que:</text:p>
      <text:list text:style-name="L42">
        <text:list-item>
          <text:p text:style-name="P45">🔁 Implementemos esta lógica en el contenedor Docker WAF?</text:p>
        </text:list-item>
        <text:list-item>
          <text:p text:style-name="P45">📡 Mostremos estos bloqueos en tiempo real en el panel de cliente (Next.js)?</text:p>
        </text:list-item>
        <text:list-item>
          <text:p text:style-name="P45">🧠 Apliquemos aprendizaje adaptativo (por score de actividad sospechosa)?</text:p>
        </text:list-item>
      </text:list>
      <text:p text:style-name="Text_20_body">Solo dime por dónde quieres continuar.</text:p>
      <text:p text:style-name="Standard"/>
      <text:p text:style-name="Text_20_body">Perfecto. Vamos a implementar la lógica WAF con:</text:p>
      <text:list text:style-name="L43">
        <text:list-item>
          <text:p text:style-name="P46">✅ <text:span text:style-name="Strong_20_Emphasis">Bloqueo por </text:span><text:span text:style-name="Strong_20_Emphasis"><text:span text:style-name="Source_20_Text">User-Agent</text:span></text:span></text:p>
        </text:list-item>
        <text:list-item>
          <text:p text:style-name="P46">✅ <text:span text:style-name="Strong_20_Emphasis">Registro de intentos sospechosos</text:span></text:p>
        </text:list-item>
        <text:list-item>
          <text:p text:style-name="P46">✅ <text:span text:style-name="Strong_20_Emphasis">Contenedor Docker listo para producción</text:span></text:p>
        </text:list-item>
        <text:list-item>
          <text:p text:style-name="P46">✅ <text:span text:style-name="Strong_20_Emphasis">Desafío CAPTCHA o JavaScript Challenge para bots sospechosos</text:span></text:p>
        </text:list-item>
      </text:list>
      <text:p text:style-name="Horizontal_20_Line"/>
      <text:h text:style-name="Heading_20_2" text:outline-level="2"><text:soft-page-break/>🔧 1. Lógica WAF con JS Challenge o CAPTCHA (Node.js + Express)</text:h>
      <text:p text:style-name="Preformatted_20_Text"><text:span text:style-name="Source_20_Text">📁 waf-proxy/</text:span></text:p>
      <text:p text:style-name="Preformatted_20_Text"><text:span text:style-name="Source_20_Text">├─ proxy-server.js</text:span></text:p>
      <text:p text:style-name="Preformatted_20_Text"><text:span text:style-name="Source_20_Text">├─ Dockerfile</text:span></text:p>
      <text:p text:style-name="Preformatted_20_Text"><text:span text:style-name="Source_20_Text">├─ waf.db</text:span></text:p>
      <text:p text:style-name="P11"><text:span text:style-name="Source_20_Text">├─ challenge.html</text:span></text:p>
      <text:p text:style-name="Horizontal_20_Line"/>
      <text:h text:style-name="Heading_20_3" text:outline-level="3">📄 <text:span text:style-name="Source_20_Text">proxy-server.js</text:span></text:h>
      <text:p text:style-name="Preformatted_20_Text"><text:span text:style-name="Source_20_Text">const express = require('express');</text:span></text:p>
      <text:p text:style-name="Preformatted_20_Text"><text:span text:style-name="Source_20_Text">const { createProxyMiddleware } = require('http-proxy-middleware');</text:span></text:p>
      <text:p text:style-name="Preformatted_20_Text"><text:span text:style-name="Source_20_Text">const sqlite3 = require('sqlite3').verbose();</text:span></text:p>
      <text:p text:style-name="Preformatted_20_Text"><text:span text:style-name="Source_20_Text">const path = require('path');</text:span></text:p>
      <text:p text:style-name="Preformatted_20_Text"/>
      <text:p text:style-name="Preformatted_20_Text"><text:span text:style-name="Source_20_Text">const app = express();</text:span></text:p>
      <text:p text:style-name="Preformatted_20_Text"><text:span text:style-name="Source_20_Text">const PORT = process.env.PORT || 8080;</text:span></text:p>
      <text:p text:style-name="Preformatted_20_Text"><text:span text:style-name="Source_20_Text">const TARGET = process.env.BACKEND_URL || 'http://localhost:3000';</text:span></text:p>
      <text:p text:style-name="Preformatted_20_Text"/>
      <text:p text:style-name="Preformatted_20_Text"><text:span text:style-name="Source_20_Text">// SQLite log database</text:span></text:p>
      <text:p text:style-name="Preformatted_20_Text"><text:span text:style-name="Source_20_Text">const db = new sqlite3.Database('./waf.db');</text:span></text:p>
      <text:p text:style-name="Preformatted_20_Text"><text:span text:style-name="Source_20_Text">db.run(`</text:span></text:p>
      <text:p text:style-name="Preformatted_20_Text"><text:span text:style-name="Source_20_Text"><text:s text:c="2"/>CREATE TABLE IF NOT EXISTS waf_logs (</text:span></text:p>
      <text:p text:style-name="Preformatted_20_Text"><text:span text:style-name="Source_20_Text"><text:s text:c="4"/>id INTEGER PRIMARY KEY AUTOINCREMENT,</text:span></text:p>
      <text:p text:style-name="Preformatted_20_Text"><text:span text:style-name="Source_20_Text"><text:s text:c="4"/>ip TEXT,</text:span></text:p>
      <text:p text:style-name="Preformatted_20_Text"><text:span text:style-name="Source_20_Text"><text:s text:c="4"/>user_agent TEXT,</text:span></text:p>
      <text:p text:style-name="Preformatted_20_Text"><text:span text:style-name="Source_20_Text"><text:s text:c="4"/>blocked BOOLEAN,</text:span></text:p>
      <text:p text:style-name="Preformatted_20_Text"><text:span text:style-name="Source_20_Text"><text:s text:c="4"/>challenge BOOLEAN,</text:span></text:p>
      <text:p text:style-name="Preformatted_20_Text"><text:span text:style-name="Source_20_Text"><text:s text:c="4"/>timestamp DATETIME DEFAULT CURRENT_TIMESTAMP</text:span></text:p>
      <text:p text:style-name="Preformatted_20_Text"><text:span text:style-name="Source_20_Text"><text:s text:c="2"/>)</text:span></text:p>
      <text:p text:style-name="Preformatted_20_Text"><text:span text:style-name="Source_20_Text">`);</text:span></text:p>
      <text:p text:style-name="Preformatted_20_Text"/>
      <text:p text:style-name="Preformatted_20_Text"><text:span text:style-name="Source_20_Text">// Suspicious User-Agent patterns</text:span></text:p>
      <text:p text:style-name="Preformatted_20_Text"><text:span text:style-name="Source_20_Text">const blockedUserAgents = [</text:span></text:p>
      <text:p text:style-name="Preformatted_20_Text"><text:span text:style-name="Source_20_Text"><text:s text:c="2"/>/python-requests/i, /curl/i, /wget/i, /libwww/i,</text:span></text:p>
      <text:p text:style-name="Preformatted_20_Text"><text:span text:style-name="Source_20_Text"><text:s text:c="2"/>/httpclient/i, /scrapy/i, /nikto/i, /fuzzer/i,</text:span></text:p>
      <text:p text:style-name="Preformatted_20_Text"><text:span text:style-name="Source_20_Text"><text:s text:c="2"/>/nmap/i, /java/i, /masscan/i, /sqlmap/i,</text:span></text:p>
      <text:p text:style-name="Preformatted_20_Text"><text:span text:style-name="Source_20_Text"><text:s text:c="2"/>/apachebench/i, /zgrab/i</text:span></text:p>
      <text:p text:style-name="Preformatted_20_Text"><text:span text:style-name="Source_20_Text">];</text:span></text:p>
      <text:p text:style-name="Preformatted_20_Text"/>
      <text:p text:style-name="Preformatted_20_Text"><text:span text:style-name="Source_20_Text">// Middleware: detect &amp; challenge bots</text:span></text:p>
      <text:p text:style-name="Preformatted_20_Text"><text:span text:style-name="Source_20_Text">app.use((req, res, next) =&gt; {</text:span></text:p>
      <text:p text:style-name="Preformatted_20_Text"><text:span text:style-name="Source_20_Text"><text:s text:c="2"/>const ua = req.headers['user-agent'] || '';</text:span></text:p>
      <text:p text:style-name="Preformatted_20_Text"><text:span text:style-name="Source_20_Text"><text:s text:c="2"/>const ip = req.headers['x-forwarded-for'] || req.socket.remoteAddress;</text:span></text:p>
      <text:p text:style-name="Preformatted_20_Text"><text:span text:style-name="Source_20_Text"><text:s text:c="2"/>const isSuspicious = blockedUserAgents.some(p =&gt; p.test(ua));</text:span></text:p>
      <text:p text:style-name="Preformatted_20_Text"/>
      <text:p text:style-name="Preformatted_20_Text"><text:span text:style-name="Source_20_Text"><text:s text:c="2"/>if (isSuspicious) {</text:span></text:p>
      <text:p text:style-name="Preformatted_20_Text"><text:span text:style-name="Source_20_Text"><text:s text:c="4"/>db.run('INSERT INTO waf_logs (ip, user_agent, blocked, challenge) VALUES (?, ?, ?, ?)',</text:span></text:p>
      <text:p text:style-name="Preformatted_20_Text"><text:span text:style-name="Source_20_Text"><text:s text:c="6"/>[ip, ua, 0, 1]);</text:span></text:p>
      <text:p text:style-name="Preformatted_20_Text"/>
      <text:p text:style-name="Preformatted_20_Text"><text:span text:style-name="Source_20_Text"><text:s text:c="4"/>return res.sendFile(path.join(__dirname, 'challenge.html')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next();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// Proxy to backend</text:span></text:p>
      <text:p text:style-name="Preformatted_20_Text"><text:span text:style-name="Source_20_Text">app.use('/', createProxyMiddleware({ target: TARGET, changeOrigin: true }));</text:span></text:p>
      <text:p text:style-name="Preformatted_20_Text"><text:soft-page-break/></text:p>
      <text:p text:style-name="Preformatted_20_Text"><text:span text:style-name="Source_20_Text">app.listen(PORT, () =&gt; {</text:span></text:p>
      <text:p text:style-name="Preformatted_20_Text"><text:span text:style-name="Source_20_Text"><text:s text:c="2"/>console.log(`WAF proxy running on port ${PORT}`);</text:span></text:p>
      <text:p text:style-name="P11"><text:span text:style-name="Source_20_Text">});</text:span></text:p>
      <text:p text:style-name="Horizontal_20_Line"/>
      <text:h text:style-name="Heading_20_3" text:outline-level="3">📄 <text:span text:style-name="Source_20_Text">challenge.html</text:span></text:h>
      <text:p text:style-name="Text_20_body">Una página simple con JavaScript para confirmar que el visitante no es un bot.</text:p>
      <text:p text:style-name="Preformatted_20_Text"><text:span text:style-name="Source_20_Text">&lt;!DOCTYPE html&gt;</text:span></text:p>
      <text:p text:style-name="Preformatted_20_Text"><text:span text:style-name="Source_20_Text">&lt;html&gt;</text:span></text:p>
      <text:p text:style-name="Preformatted_20_Text"><text:span text:style-name="Source_20_Text"><text:s text:c="2"/>&lt;head&gt;</text:span></text:p>
      <text:p text:style-name="Preformatted_20_Text"><text:span text:style-name="Source_20_Text"><text:s text:c="4"/>&lt;title&gt;Verificación WAF&lt;/title&gt;</text:span></text:p>
      <text:p text:style-name="Preformatted_20_Text"><text:span text:style-name="Source_20_Text"><text:s text:c="4"/>&lt;meta charset="UTF-8" /&gt;</text:span></text:p>
      <text:p text:style-name="Preformatted_20_Text"><text:span text:style-name="Source_20_Text"><text:s text:c="4"/>&lt;script&gt;</text:span></text:p>
      <text:p text:style-name="Preformatted_20_Text"><text:span text:style-name="Source_20_Text"><text:s text:c="6"/>setTimeout(() =&gt; {</text:span></text:p>
      <text:p text:style-name="Preformatted_20_Text"><text:span text:style-name="Source_20_Text"><text:s text:c="8"/>window.location.reload();</text:span></text:p>
      <text:p text:style-name="Preformatted_20_Text"><text:span text:style-name="Source_20_Text"><text:s text:c="6"/>}, 3000);</text:span></text:p>
      <text:p text:style-name="Preformatted_20_Text"><text:span text:style-name="Source_20_Text"><text:s text:c="4"/>&lt;/script&gt;</text:span></text:p>
      <text:p text:style-name="Preformatted_20_Text"><text:span text:style-name="Source_20_Text"><text:s text:c="4"/>&lt;noscript&gt;</text:span></text:p>
      <text:p text:style-name="Preformatted_20_Text"><text:span text:style-name="Source_20_Text"><text:s text:c="6"/>Habilita JavaScript para continuar.</text:span></text:p>
      <text:p text:style-name="Preformatted_20_Text"><text:span text:style-name="Source_20_Text"><text:s text:c="4"/>&lt;/noscript&gt;</text:span></text:p>
      <text:p text:style-name="Preformatted_20_Text"><text:span text:style-name="Source_20_Text"><text:s text:c="2"/>&lt;/head&gt;</text:span></text:p>
      <text:p text:style-name="Preformatted_20_Text"><text:span text:style-name="Source_20_Text"><text:s text:c="2"/>&lt;body&gt;</text:span></text:p>
      <text:p text:style-name="Preformatted_20_Text"><text:span text:style-name="Source_20_Text"><text:s text:c="4"/>&lt;h3&gt;Estamos verificando tu navegador...&lt;/h3&gt;</text:span></text:p>
      <text:p text:style-name="Preformatted_20_Text"><text:span text:style-name="Source_20_Text"><text:s text:c="4"/>&lt;p&gt;Redirigiendo en unos segundos.&lt;/p&gt;</text:span></text:p>
      <text:p text:style-name="Preformatted_20_Text"><text:span text:style-name="Source_20_Text"><text:s text:c="2"/>&lt;/body&gt;</text:span></text:p>
      <text:p text:style-name="P11"><text:span text:style-name="Source_20_Text">&lt;/html&gt;</text:span></text:p>
      <text:p text:style-name="Text_20_body">Puedes reemplazar este script por una integración con hCaptcha o reCAPTCHA v2 si lo prefieres.</text:p>
      <text:p text:style-name="Horizontal_20_Line"/>
      <text:h text:style-name="Heading_20_2" text:outline-level="2">🐳 2. Dockerfile para el WAF Proxy</text:h>
      <text:p text:style-name="Preformatted_20_Text"><text:span text:style-name="Source_20_Text">FROM node:20-alpine</text:span></text:p>
      <text:p text:style-name="Preformatted_20_Text"/>
      <text:p text:style-name="Preformatted_20_Text"><text:span text:style-name="Source_20_Text">WORKDIR /app</text:span></text:p>
      <text:p text:style-name="Preformatted_20_Text"/>
      <text:p text:style-name="Preformatted_20_Text"><text:span text:style-name="Source_20_Text">COPY . .</text:span></text:p>
      <text:p text:style-name="Preformatted_20_Text"/>
      <text:p text:style-name="Preformatted_20_Text"><text:span text:style-name="Source_20_Text">RUN npm install</text:span></text:p>
      <text:p text:style-name="Preformatted_20_Text"/>
      <text:p text:style-name="Preformatted_20_Text"><text:span text:style-name="Source_20_Text">EXPOSE 8080</text:span></text:p>
      <text:p text:style-name="Preformatted_20_Text"/>
      <text:p text:style-name="P11"><text:span text:style-name="Source_20_Text">CMD ["node", "proxy-server.js"]</text:span></text:p>
      <text:p text:style-name="Horizontal_20_Line"/>
      <text:h text:style-name="Heading_20_2" text:outline-level="2">🧪 3. Test Local</text:h>
      <text:p text:style-name="Preformatted_20_Text"><text:span text:style-name="Source_20_Text">docker build -t waf-proxy .</text:span></text:p>
      <text:p text:style-name="P11"><text:span text:style-name="Source_20_Text">docker run -p 8080:8080 -e BACKEND_URL=http://example.com waf-proxy</text:span></text:p>
      <text:p text:style-name="Horizontal_20_Line"/>
      <text:h text:style-name="Heading_20_2" text:outline-level="2"><text:soft-page-break/>🧠 ¿Qué sigue?</text:h>
      <text:p text:style-name="Text_20_body">¿Quieres que:</text:p>
      <text:list text:style-name="L44">
        <text:list-item>
          <text:p text:style-name="P47">🔐 Integre hCaptcha real en lugar de JS Challenge?</text:p>
        </text:list-item>
        <text:list-item>
          <text:p text:style-name="P47">📦 Prepares Helm chart o script para desplegar esto para cada cliente?</text:p>
        </text:list-item>
        <text:list-item>
          <text:p text:style-name="P47">📊 Envías logs de SQLite al panel Next.js con <text:span text:style-name="Source_20_Text">/api/logs</text:span>?</text:p>
        </text:list-item>
      </text:list>
      <text:p text:style-name="Text_20_body">Solo dime por dónde seguir.</text:p>
      <text:p text:style-name="Standard"/>
      <text:p text:style-name="Text_20_body">Perfecto. Vamos a:</text:p>
      <text:p text:style-name="Horizontal_20_Line"/>
      <text:h text:style-name="Heading_20_3" text:outline-level="3">✅ Reemplazar el <text:span text:style-name="Emphasis">JavaScript Challenge</text:span> con <text:span text:style-name="Strong_20_Emphasis">hCaptcha real</text:span></text:h>
      <text:h text:style-name="Heading_20_3" text:outline-level="3">✅ Preparar un <text:span text:style-name="Strong_20_Emphasis">Helm chart</text:span> para desplegar el WAF como servicio multicliente escalable en Kubernetes</text:h>
      <text:p text:style-name="Horizontal_20_Line"/>
      <text:h text:style-name="Heading_20_2" text:outline-level="2">🛡️ Parte 1: Integrar hCaptcha</text:h>
      <text:h text:style-name="Heading_20_3" text:outline-level="3">📄 Requisitos</text:h>
      <text:list text:style-name="L45">
        <text:list-item>
          <text:p text:style-name="P48">Crear cuenta en <text:a xlink:type="simple" xlink:href="https://dashboard.hcaptcha.com/" text:style-name="Internet_20_link" text:visited-style-name="Visited_20_Internet_20_Link">https://dashboard.hcaptcha.com</text:a></text:p>
        </text:list-item>
        <text:list-item>
          <text:p text:style-name="P48">Obtener:</text:p>
          <text:list>
            <text:list-item>
              <text:p text:style-name="P48"><text:span text:style-name="Strong_20_Emphasis">Site Key</text:span></text:p>
            </text:list-item>
            <text:list-item>
              <text:p text:style-name="P48"><text:span text:style-name="Strong_20_Emphasis">Secret Key</text:span></text:p>
            </text:list-item>
          </text:list>
        </text:list-item>
      </text:list>
      <text:p text:style-name="Horizontal_20_Line"/>
      <text:h text:style-name="Heading_20_3" text:outline-level="3">📄 challenge.html (actualizado)</text:h>
      <text:p text:style-name="Preformatted_20_Text"><text:span text:style-name="Source_20_Text">&lt;!DOCTYPE html&gt;</text:span></text:p>
      <text:p text:style-name="Preformatted_20_Text"><text:span text:style-name="Source_20_Text">&lt;html&gt;</text:span></text:p>
      <text:p text:style-name="Preformatted_20_Text"><text:span text:style-name="Source_20_Text"><text:s text:c="2"/>&lt;head&gt;</text:span></text:p>
      <text:p text:style-name="Preformatted_20_Text"><text:span text:style-name="Source_20_Text"><text:s text:c="4"/>&lt;title&gt;Verificación de tráfico&lt;/title&gt;</text:span></text:p>
      <text:p text:style-name="Preformatted_20_Text"><text:span text:style-name="Source_20_Text"><text:s text:c="4"/>&lt;meta charset="UTF-8" /&gt;</text:span></text:p>
      <text:p text:style-name="Preformatted_20_Text"><text:span text:style-name="Source_20_Text"><text:s text:c="4"/>&lt;script src="https://hcaptcha.com/1/api.js" async defer&gt;&lt;/script&gt;</text:span></text:p>
      <text:p text:style-name="Preformatted_20_Text"><text:span text:style-name="Source_20_Text"><text:s text:c="2"/>&lt;/head&gt;</text:span></text:p>
      <text:p text:style-name="Preformatted_20_Text"><text:span text:style-name="Source_20_Text"><text:s text:c="2"/>&lt;body&gt;</text:span></text:p>
      <text:p text:style-name="Preformatted_20_Text"><text:span text:style-name="Source_20_Text"><text:s text:c="4"/>&lt;h3&gt;Verificación de seguridad&lt;/h3&gt;</text:span></text:p>
      <text:p text:style-name="Preformatted_20_Text"><text:span text:style-name="Source_20_Text"><text:s text:c="4"/>&lt;form action="/validate-captcha" method="POST"&gt;</text:span></text:p>
      <text:p text:style-name="Preformatted_20_Text"><text:span text:style-name="Source_20_Text"><text:s text:c="6"/>&lt;div class="h-captcha" data-sitekey="YOUR_HCAPTCHA_SITE_KEY"&gt;&lt;/div&gt;</text:span></text:p>
      <text:p text:style-name="Preformatted_20_Text"><text:span text:style-name="Source_20_Text"><text:s text:c="6"/>&lt;br /&gt;</text:span></text:p>
      <text:p text:style-name="Preformatted_20_Text"><text:span text:style-name="Source_20_Text"><text:s text:c="6"/>&lt;button type="submit"&gt;Verificar&lt;/button&gt;</text:span></text:p>
      <text:p text:style-name="Preformatted_20_Text"><text:span text:style-name="Source_20_Text"><text:s text:c="4"/>&lt;/form&gt;</text:span></text:p>
      <text:p text:style-name="Preformatted_20_Text"><text:span text:style-name="Source_20_Text"><text:s text:c="2"/>&lt;/body&gt;</text:span></text:p>
      <text:p text:style-name="P11"><text:span text:style-name="Source_20_Text">&lt;/html&gt;</text:span></text:p>
      <text:p text:style-name="Horizontal_20_Line"/>
      <text:h text:style-name="Heading_20_3" text:outline-level="3"><text:soft-page-break/>📄 proxy-server.js (añadir soporte POST <text:span text:style-name="Source_20_Text">/validate-captcha</text:span>)</text:h>
      <text:p text:style-name="Preformatted_20_Text"><text:span text:style-name="Source_20_Text">const bodyParser = require('body-parser');</text:span></text:p>
      <text:p text:style-name="Preformatted_20_Text"><text:span text:style-name="Source_20_Text">const axios = require('axios');</text:span></text:p>
      <text:p text:style-name="Preformatted_20_Text"><text:span text:style-name="Source_20_Text">app.use(bodyParser.urlencoded({ extended: false }));</text:span></text:p>
      <text:p text:style-name="Preformatted_20_Text"/>
      <text:p text:style-name="Preformatted_20_Text"><text:span text:style-name="Source_20_Text">app.post('/validate-captcha', async (req, res) =&gt; {</text:span></text:p>
      <text:p text:style-name="Preformatted_20_Text"><text:span text:style-name="Source_20_Text"><text:s text:c="2"/>const token = req.body['h-captcha-response'];</text:span></text:p>
      <text:p text:style-name="Preformatted_20_Text"><text:span text:style-name="Source_20_Text"><text:s text:c="2"/>const ip = req.headers['x-forwarded-for'] || req.socket.remoteAddress;</text:span></text:p>
      <text:p text:style-name="Preformatted_20_Text"/>
      <text:p text:style-name="Preformatted_20_Text"><text:span text:style-name="Source_20_Text"><text:s text:c="2"/>try {</text:span></text:p>
      <text:p text:style-name="Preformatted_20_Text"><text:span text:style-name="Source_20_Text"><text:s text:c="4"/>const response = await axios.post(</text:span></text:p>
      <text:p text:style-name="Preformatted_20_Text"><text:span text:style-name="Source_20_Text"><text:s text:c="6"/>`https://hcaptcha.com/siteverify?secret=${process.env.HCAPTCHA_SECRET}&amp;response=${token}&amp;remoteip=${ip}`</text:span></text:p>
      <text:p text:style-name="Preformatted_20_Text"><text:span text:style-name="Source_20_Text"><text:s text:c="4"/>);</text:span></text:p>
      <text:p text:style-name="Preformatted_20_Text"/>
      <text:p text:style-name="Preformatted_20_Text"><text:span text:style-name="Source_20_Text"><text:s text:c="4"/>if (response.data.success) {</text:span></text:p>
      <text:p text:style-name="Preformatted_20_Text"><text:span text:style-name="Source_20_Text"><text:s text:c="6"/>console.log(`hCaptcha passed: ${ip}`);</text:span></text:p>
      <text:p text:style-name="Preformatted_20_Text"><text:span text:style-name="Source_20_Text"><text:s text:c="6"/>// Podrías guardar en memoria/cache para evitar nuevo challenge</text:span></text:p>
      <text:p text:style-name="Preformatted_20_Text"><text:span text:style-name="Source_20_Text"><text:s text:c="6"/>return res.redirect('/')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6"/>console.warn(`hCaptcha failed: ${ip}`);</text:span></text:p>
      <text:p text:style-name="Preformatted_20_Text"><text:span text:style-name="Source_20_Text"><text:s text:c="6"/>return res.status(403).send('Verificación fallida')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 catch (err) {</text:span></text:p>
      <text:p text:style-name="Preformatted_20_Text"><text:span text:style-name="Source_20_Text"><text:s text:c="4"/>console.error('Error al verificar hCaptcha:', err);</text:span></text:p>
      <text:p text:style-name="Preformatted_20_Text"><text:span text:style-name="Source_20_Text"><text:s text:c="4"/>return res.status(500).send('Error interno');</text:span></text:p>
      <text:p text:style-name="Preformatted_20_Text"><text:span text:style-name="Source_20_Text"><text:s text:c="2"/>}</text:span></text:p>
      <text:p text:style-name="P11"><text:span text:style-name="Source_20_Text">});</text:span></text:p>
      <text:p text:style-name="Quotations">💡 Requiere que declares <text:span text:style-name="Source_20_Text">HCAPTCHA_SECRET</text:span> y uses tu <text:span text:style-name="Source_20_Text">data-sitekey</text:span> en el HTML.</text:p>
      <text:p text:style-name="Horizontal_20_Line"/>
      <text:h text:style-name="Heading_20_2" text:outline-level="2">📦 Parte 2: Helm chart para múltiples contenedores WAF</text:h>
      <text:h text:style-name="Heading_20_3" text:outline-level="3">🧭 Estructura</text:h>
      <text:p text:style-name="Preformatted_20_Text"><text:span text:style-name="Source_20_Text">waf-helm/</text:span></text:p>
      <text:p text:style-name="Preformatted_20_Text"><text:span text:style-name="Source_20_Text">├─ Chart.yaml</text:span></text:p>
      <text:p text:style-name="Preformatted_20_Text"><text:span text:style-name="Source_20_Text">├─ values.yaml</text:span></text:p>
      <text:p text:style-name="Preformatted_20_Text"><text:span text:style-name="Source_20_Text">├─ templates/</text:span></text:p>
      <text:p text:style-name="Preformatted_20_Text"><text:span text:style-name="Source_20_Text">│ <text:s/>├─ deployment.yaml</text:span></text:p>
      <text:p text:style-name="Preformatted_20_Text"><text:span text:style-name="Source_20_Text">│ <text:s/>├─ service.yaml</text:span></text:p>
      <text:p text:style-name="P11"><text:span text:style-name="Source_20_Text">│ <text:s/>└─ ingress.yaml</text:span></text:p>
      <text:p text:style-name="Horizontal_20_Line"/>
      <text:h text:style-name="Heading_20_3" text:outline-level="3">📄 Chart.yaml</text:h>
      <text:p text:style-name="Preformatted_20_Text"><text:span text:style-name="Source_20_Text">apiVersion: v2</text:span></text:p>
      <text:p text:style-name="Preformatted_20_Text"><text:span text:style-name="Source_20_Text">name: waf-proxy</text:span></text:p>
      <text:p text:style-name="Preformatted_20_Text"><text:span text:style-name="Source_20_Text">description: WAF por cliente (multi-tenant)</text:span></text:p>
      <text:p text:style-name="Preformatted_20_Text"><text:span text:style-name="Source_20_Text">version: 0.1.0</text:span></text:p>
      <text:p text:style-name="P11"><text:span text:style-name="Source_20_Text">appVersion: 1.0</text:span></text:p>
      <text:p text:style-name="Horizontal_20_Line"/>
      <text:h text:style-name="Heading_20_3" text:outline-level="3"><text:soft-page-break/>📄 values.yaml</text:h>
      <text:p text:style-name="Preformatted_20_Text"><text:span text:style-name="Source_20_Text">replicaCount: 1</text:span></text:p>
      <text:p text:style-name="Preformatted_20_Text"/>
      <text:p text:style-name="Preformatted_20_Text"><text:span text:style-name="Source_20_Text">image:</text:span></text:p>
      <text:p text:style-name="Preformatted_20_Text"><text:span text:style-name="Source_20_Text"><text:s text:c="2"/>repository: tu-registro/waf-proxy</text:span></text:p>
      <text:p text:style-name="Preformatted_20_Text"><text:span text:style-name="Source_20_Text"><text:s text:c="2"/>tag: latest</text:span></text:p>
      <text:p text:style-name="Preformatted_20_Text"><text:span text:style-name="Source_20_Text"><text:s text:c="2"/>pullPolicy: IfNotPresent</text:span></text:p>
      <text:p text:style-name="Preformatted_20_Text"/>
      <text:p text:style-name="Preformatted_20_Text"><text:span text:style-name="Source_20_Text">service:</text:span></text:p>
      <text:p text:style-name="Preformatted_20_Text"><text:span text:style-name="Source_20_Text"><text:s text:c="2"/>type: ClusterIP</text:span></text:p>
      <text:p text:style-name="Preformatted_20_Text"><text:span text:style-name="Source_20_Text"><text:s text:c="2"/>port: 80</text:span></text:p>
      <text:p text:style-name="Preformatted_20_Text"/>
      <text:p text:style-name="Preformatted_20_Text"><text:span text:style-name="Source_20_Text">backendUrl: http://cliente-backend.com</text:span></text:p>
      <text:p text:style-name="Preformatted_20_Text"><text:span text:style-name="Source_20_Text">hcaptcha:</text:span></text:p>
      <text:p text:style-name="Preformatted_20_Text"><text:span text:style-name="Source_20_Text"><text:s text:c="2"/>siteKey: "TU_SITE_KEY"</text:span></text:p>
      <text:p text:style-name="Preformatted_20_Text"><text:span text:style-name="Source_20_Text"><text:s text:c="2"/>secret: "TU_SECRET_KEY"</text:span></text:p>
      <text:p text:style-name="Preformatted_20_Text"/>
      <text:p text:style-name="Preformatted_20_Text"><text:span text:style-name="Source_20_Text">resources:</text:span></text:p>
      <text:p text:style-name="Preformatted_20_Text"><text:span text:style-name="Source_20_Text"><text:s text:c="2"/>limits:</text:span></text:p>
      <text:p text:style-name="Preformatted_20_Text"><text:span text:style-name="Source_20_Text"><text:s text:c="4"/>memory: 256Mi</text:span></text:p>
      <text:p text:style-name="P11"><text:span text:style-name="Source_20_Text"><text:s text:c="4"/>cpu: 200m</text:span></text:p>
      <text:p text:style-name="Horizontal_20_Line"/>
      <text:h text:style-name="Heading_20_3" text:outline-level="3">📄 templates/deployment.yaml</text:h>
      <text:p text:style-name="Preformatted_20_Text"><text:span text:style-name="Source_20_Text">apiVersion: apps/v1</text:span></text:p>
      <text:p text:style-name="Preformatted_20_Text"><text:span text:style-name="Source_20_Text">kind: Deployment</text:span></text:p>
      <text:p text:style-name="Preformatted_20_Text"><text:span text:style-name="Source_20_Text">metadata:</text:span></text:p>
      <text:p text:style-name="Preformatted_20_Text"><text:span text:style-name="Source_20_Text"><text:s text:c="2"/>name: {{ include "waf-proxy.fullname" . }}</text:span></text:p>
      <text:p text:style-name="Preformatted_20_Text"><text:span text:style-name="Source_20_Text">spec:</text:span></text:p>
      <text:p text:style-name="Preformatted_20_Text"><text:span text:style-name="Source_20_Text"><text:s text:c="2"/>replicas: {{ .Values.replicaCount }}</text:span></text:p>
      <text:p text:style-name="Preformatted_20_Text"><text:span text:style-name="Source_20_Text"><text:s text:c="2"/>selector:</text:span></text:p>
      <text:p text:style-name="Preformatted_20_Text"><text:span text:style-name="Source_20_Text"><text:s text:c="4"/>matchLabels:</text:span></text:p>
      <text:p text:style-name="Preformatted_20_Text"><text:span text:style-name="Source_20_Text"><text:s text:c="6"/>app: {{ include "waf-proxy.name" . }}</text:span></text:p>
      <text:p text:style-name="Preformatted_20_Text"><text:span text:style-name="Source_20_Text"><text:s text:c="2"/>template:</text:span></text:p>
      <text:p text:style-name="Preformatted_20_Text"><text:span text:style-name="Source_20_Text"><text:s text:c="4"/>metadata:</text:span></text:p>
      <text:p text:style-name="Preformatted_20_Text"><text:span text:style-name="Source_20_Text"><text:s text:c="6"/>labels:</text:span></text:p>
      <text:p text:style-name="Preformatted_20_Text"><text:span text:style-name="Source_20_Text"><text:s text:c="8"/>app: {{ include "waf-proxy.name" . }}</text:span></text:p>
      <text:p text:style-name="Preformatted_20_Text"><text:span text:style-name="Source_20_Text"><text:s text:c="4"/>spec:</text:span></text:p>
      <text:p text:style-name="Preformatted_20_Text"><text:span text:style-name="Source_20_Text"><text:s text:c="6"/>containers:</text:span></text:p>
      <text:p text:style-name="Preformatted_20_Text"><text:span text:style-name="Source_20_Text"><text:s text:c="8"/>- name: waf-proxy</text:span></text:p>
      <text:p text:style-name="Preformatted_20_Text"><text:span text:style-name="Source_20_Text"><text:s text:c="10"/>image: "{{ .Values.image.repository }}:{{ .Values.image.tag }}"</text:span></text:p>
      <text:p text:style-name="Preformatted_20_Text"><text:span text:style-name="Source_20_Text"><text:s text:c="10"/>ports:</text:span></text:p>
      <text:p text:style-name="Preformatted_20_Text"><text:span text:style-name="Source_20_Text"><text:s text:c="12"/>- containerPort: 8080</text:span></text:p>
      <text:p text:style-name="Preformatted_20_Text"><text:span text:style-name="Source_20_Text"><text:s text:c="10"/>env:</text:span></text:p>
      <text:p text:style-name="Preformatted_20_Text"><text:span text:style-name="Source_20_Text"><text:s text:c="12"/>- name: BACKEND_URL</text:span></text:p>
      <text:p text:style-name="Preformatted_20_Text"><text:span text:style-name="Source_20_Text"><text:s text:c="14"/>value: "{{ .Values.backendUrl }}"</text:span></text:p>
      <text:p text:style-name="Preformatted_20_Text"><text:span text:style-name="Source_20_Text"><text:s text:c="12"/>- name: HCAPTCHA_SECRET</text:span></text:p>
      <text:p text:style-name="P11"><text:span text:style-name="Source_20_Text"><text:s text:c="14"/>value: "{{ .Values.hcaptcha.secret }}"</text:span></text:p>
      <text:p text:style-name="Horizontal_20_Line"/>
      <text:h text:style-name="Heading_20_3" text:outline-level="3">📄 templates/service.yaml</text:h>
      <text:p text:style-name="Preformatted_20_Text"><text:span text:style-name="Source_20_Text">apiVersion: v1</text:span></text:p>
      <text:p text:style-name="Preformatted_20_Text"><text:span text:style-name="Source_20_Text">kind: Service</text:span></text:p>
      <text:p text:style-name="Preformatted_20_Text"><text:span text:style-name="Source_20_Text">metadata:</text:span></text:p>
      <text:p text:style-name="Preformatted_20_Text"><text:span text:style-name="Source_20_Text"><text:s text:c="2"/>name: {{ include "waf-proxy.fullname" . }}</text:span></text:p>
      <text:p text:style-name="Preformatted_20_Text"><text:span text:style-name="Source_20_Text">spec:</text:span></text:p>
      <text:p text:style-name="Preformatted_20_Text"><text:span text:style-name="Source_20_Text"><text:s text:c="2"/>type: {{ .Values.service.type }}</text:span></text:p>
      <text:p text:style-name="Preformatted_20_Text"><text:soft-page-break/><text:span text:style-name="Source_20_Text"><text:s text:c="2"/>ports:</text:span></text:p>
      <text:p text:style-name="Preformatted_20_Text"><text:span text:style-name="Source_20_Text"><text:s text:c="4"/>- port: {{ .Values.service.port }}</text:span></text:p>
      <text:p text:style-name="Preformatted_20_Text"><text:span text:style-name="Source_20_Text"><text:s text:c="6"/>targetPort: 8080</text:span></text:p>
      <text:p text:style-name="Preformatted_20_Text"><text:span text:style-name="Source_20_Text"><text:s text:c="2"/>selector:</text:span></text:p>
      <text:p text:style-name="P11"><text:span text:style-name="Source_20_Text"><text:s text:c="4"/>app: {{ include "waf-proxy.name" . }}</text:span></text:p>
      <text:p text:style-name="Horizontal_20_Line"/>
      <text:h text:style-name="Heading_20_3" text:outline-level="3">📄 templates/ingress.yaml</text:h>
      <text:p text:style-name="Text_20_body">(Si usas Ingress NGINX o Traefik)</text:p>
      <text:p text:style-name="Preformatted_20_Text"><text:span text:style-name="Source_20_Text">apiVersion: networking.k8s.io/v1</text:span></text:p>
      <text:p text:style-name="Preformatted_20_Text"><text:span text:style-name="Source_20_Text">kind: Ingress</text:span></text:p>
      <text:p text:style-name="Preformatted_20_Text"><text:span text:style-name="Source_20_Text">metadata:</text:span></text:p>
      <text:p text:style-name="Preformatted_20_Text"><text:span text:style-name="Source_20_Text"><text:s text:c="2"/>name: {{ include "waf-proxy.fullname" . }}</text:span></text:p>
      <text:p text:style-name="Preformatted_20_Text"><text:span text:style-name="Source_20_Text"><text:s text:c="2"/>annotations:</text:span></text:p>
      <text:p text:style-name="Preformatted_20_Text"><text:span text:style-name="Source_20_Text"><text:s text:c="4"/>nginx.ingress.kubernetes.io/rewrite-target: /</text:span></text:p>
      <text:p text:style-name="Preformatted_20_Text"><text:span text:style-name="Source_20_Text">spec:</text:span></text:p>
      <text:p text:style-name="Preformatted_20_Text"><text:span text:style-name="Source_20_Text"><text:s text:c="2"/>rules:</text:span></text:p>
      <text:p text:style-name="Preformatted_20_Text"><text:span text:style-name="Source_20_Text"><text:s text:c="4"/>- host: {{ .Values.ingressHost }}</text:span></text:p>
      <text:p text:style-name="Preformatted_20_Text"><text:span text:style-name="Source_20_Text"><text:s text:c="6"/>http:</text:span></text:p>
      <text:p text:style-name="Preformatted_20_Text"><text:span text:style-name="Source_20_Text"><text:s text:c="8"/>paths:</text:span></text:p>
      <text:p text:style-name="Preformatted_20_Text"><text:span text:style-name="Source_20_Text"><text:s text:c="10"/>- path: /</text:span></text:p>
      <text:p text:style-name="Preformatted_20_Text"><text:span text:style-name="Source_20_Text"><text:s text:c="12"/>pathType: Prefix</text:span></text:p>
      <text:p text:style-name="Preformatted_20_Text"><text:span text:style-name="Source_20_Text"><text:s text:c="12"/>backend:</text:span></text:p>
      <text:p text:style-name="Preformatted_20_Text"><text:span text:style-name="Source_20_Text"><text:s text:c="14"/>service:</text:span></text:p>
      <text:p text:style-name="Preformatted_20_Text"><text:span text:style-name="Source_20_Text"><text:s text:c="16"/>name: {{ include "waf-proxy.fullname" . }}</text:span></text:p>
      <text:p text:style-name="Preformatted_20_Text"><text:span text:style-name="Source_20_Text"><text:s text:c="16"/>port:</text:span></text:p>
      <text:p text:style-name="P11"><text:span text:style-name="Source_20_Text"><text:s text:c="18"/>number: {{ .Values.service.port }}</text:span></text:p>
      <text:p text:style-name="Horizontal_20_Line"/>
      <text:h text:style-name="Heading_20_2" text:outline-level="2">🚀 Despliegue</text:h>
      <text:p text:style-name="Preformatted_20_Text"><text:span text:style-name="Source_20_Text">helm install cliente1 ./waf-helm \</text:span></text:p>
      <text:p text:style-name="Preformatted_20_Text"><text:span text:style-name="Source_20_Text"><text:s text:c="2"/>--set image.repository=tu-registro/waf-proxy \</text:span></text:p>
      <text:p text:style-name="Preformatted_20_Text"><text:span text:style-name="Source_20_Text"><text:s text:c="2"/>--set backendUrl=http://backend.cliente1.com \</text:span></text:p>
      <text:p text:style-name="Preformatted_20_Text"><text:span text:style-name="Source_20_Text"><text:s text:c="2"/>--set ingressHost=waf.cliente1.tudominio.com \</text:span></text:p>
      <text:p text:style-name="Preformatted_20_Text"><text:span text:style-name="Source_20_Text"><text:s text:c="2"/>--set hcaptcha.siteKey=... \</text:span></text:p>
      <text:p text:style-name="P11"><text:span text:style-name="Source_20_Text"><text:s text:c="2"/>--set hcaptcha.secret=...</text:span></text:p>
      <text:p text:style-name="Horizontal_20_Line"/>
      <text:h text:style-name="Heading_20_2" text:outline-level="2">✅ Resultado</text:h>
      <text:list text:style-name="L46">
        <text:list-item>
          <text:p text:style-name="P49">Cada cliente tiene su propio <text:span text:style-name="Strong_20_Emphasis">proxy dockerizado</text:span>, desplegado en K8s</text:p>
        </text:list-item>
        <text:list-item>
          <text:p text:style-name="P49">Usa <text:span text:style-name="Strong_20_Emphasis">hCaptcha</text:span> para bots sospechosos</text:p>
        </text:list-item>
        <text:list-item>
          <text:p text:style-name="P49">Listo para escalar a cientos de clientes con NGINX Ingress Controller o Traefik</text:p>
        </text:list-item>
        <text:list-item>
          <text:p text:style-name="P49">Opcional: agregar <text:span text:style-name="Source_20_Text">redis</text:span> o <text:span text:style-name="Source_20_Text">jwt</text:span> para no pedir hCaptcha cada visita</text:p>
        </text:list-item>
      </text:list>
      <text:p text:style-name="Horizontal_20_Line"/>
      <text:p text:style-name="Text_20_body">¿Quieres que:</text:p>
      <text:list text:style-name="L47">
        <text:list-item>
          <text:p text:style-name="P50">🧠 Se guarde en Redis o SQLite que un visitante ya resolvió hCaptcha?</text:p>
        </text:list-item>
        <text:list-item>
          <text:p text:style-name="P50"><text:soft-page-break/>📊 Los eventos se reporten a tu <text:span text:style-name="Strong_20_Emphasis">panel Next.js</text:span> por cliente?</text:p>
        </text:list-item>
        <text:list-item>
          <text:p text:style-name="P50">🔄 Automatizar este despliegue con un API (por ejemplo: <text:span text:style-name="Source_20_Text">/api/deploy-waf</text:span>)?</text:p>
        </text:list-item>
      </text:list>
      <text:p text:style-name="Text_20_body">Te ayudo con lo que sigue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4T12:53:35.488000000</meta:creation-date>
    <dc:date>2025-06-14T13:24:59.478000000</dc:date>
    <meta:editing-duration>PT21M11S</meta:editing-duration>
    <meta:editing-cycles>2</meta:editing-cycles>
    <meta:generator>LibreOffice/24.8.7.2$Windows_X86_64 LibreOffice_project/e07d0a63a46349d29051da79b1fde8160bab2a89</meta:generator>
    <meta:document-statistic meta:table-count="2" meta:image-count="0" meta:object-count="0" meta:page-count="48" meta:paragraph-count="1503" meta:word-count="8005" meta:character-count="65644" meta:non-whitespace-character-count="52997"/>
  </office:meta>
</office:document-meta>
</file>